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41cm" fo:margin-left="-0.06cm" fo:margin-top="0cm" fo:margin-bottom="0cm" table:align="left" style:writing-mode="lr-tb"/>
    </style:style>
    <style:style style:name="Table1.A" style:family="table-column">
      <style:table-column-properties style:column-width="17.44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0.75pt solid #000001"/>
    </style:style>
    <style:style style:name="Table2" style:family="table">
      <style:table-properties style:width="17.441cm" fo:margin-left="-0.06cm" fo:margin-top="0cm" fo:margin-bottom="0cm" table:align="left" style:writing-mode="lr-tb"/>
    </style:style>
    <style:style style:name="Table2.A" style:family="table-column">
      <style:table-column-properties style:column-width="17.44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0.75pt solid #000001"/>
    </style:style>
    <style:style style:name="Table3" style:family="table">
      <style:table-properties style:width="17.441cm" fo:margin-left="-0.06cm" fo:margin-top="0cm" fo:margin-bottom="0cm" table:align="left" style:writing-mode="lr-tb"/>
    </style:style>
    <style:style style:name="Table3.A" style:family="table-column">
      <style:table-column-properties style:column-width="17.44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0.75pt solid #000001"/>
    </style:style>
    <style:style style:name="Table4" style:family="table">
      <style:table-properties style:width="17.441cm" fo:margin-left="-0.06cm" fo:margin-top="0cm" fo:margin-bottom="0cm" table:align="left" style:writing-mode="lr-tb"/>
    </style:style>
    <style:style style:name="Table4.A" style:family="table-column">
      <style:table-column-properties style:column-width="17.44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0.75pt solid #000001"/>
    </style:style>
    <style:style style:name="Table5" style:family="table">
      <style:table-properties style:width="17.441cm" fo:margin-left="-0.06cm" fo:margin-top="0cm" fo:margin-bottom="0cm" table:align="left" style:writing-mode="lr-tb"/>
    </style:style>
    <style:style style:name="Table5.A" style:family="table-column">
      <style:table-column-properties style:column-width="17.44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0.75pt solid #000001"/>
    </style:style>
    <style:style style:name="Table6" style:family="table">
      <style:table-properties style:width="17.441cm" fo:margin-left="-0.06cm" fo:margin-top="0cm" fo:margin-bottom="0cm" table:align="left" style:writing-mode="lr-tb"/>
    </style:style>
    <style:style style:name="Table6.A" style:family="table-column">
      <style:table-column-properties style:column-width="17.44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0.75pt solid #000001"/>
    </style:style>
    <style:style style:name="Table8" style:family="table">
      <style:table-properties style:width="17.441cm" fo:margin-left="-0.06cm" fo:margin-top="0cm" fo:margin-bottom="0cm" table:align="left" style:writing-mode="lr-tb"/>
    </style:style>
    <style:style style:name="Table8.A" style:family="table-column">
      <style:table-column-properties style:column-width="17.44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0.75pt solid #000001"/>
    </style:style>
    <style:style style:name="Table7" style:family="table">
      <style:table-properties style:width="17.441cm" fo:margin-left="-0.06cm" fo:margin-top="0cm" fo:margin-bottom="0cm" table:align="left" style:writing-mode="lr-tb"/>
    </style:style>
    <style:style style:name="Table7.A" style:family="table-column">
      <style:table-column-properties style:column-width="17.44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0.75pt solid #000001"/>
    </style:style>
    <style:style style:name="Table9" style:family="table">
      <style:table-properties style:width="17.441cm" fo:margin-left="-0.06cm" fo:margin-top="0cm" fo:margin-bottom="0cm" table:align="left" style:writing-mode="lr-tb"/>
    </style:style>
    <style:style style:name="Table9.A" style:family="table-column">
      <style:table-column-properties style:column-width="17.44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0.75pt solid #000001"/>
    </style:style>
    <style:style style:name="Table10" style:family="table">
      <style:table-properties style:width="17.441cm" fo:margin-left="-0.06cm" fo:margin-top="0cm" fo:margin-bottom="0cm" table:align="left" style:writing-mode="lr-tb"/>
    </style:style>
    <style:style style:name="Table10.A" style:family="table-column">
      <style:table-column-properties style:column-width="17.44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0.75pt solid #000001"/>
    </style:style>
    <style:style style:name="Table11" style:family="table">
      <style:table-properties style:width="17.441cm" fo:margin-left="-0.06cm" fo:margin-top="0cm" fo:margin-bottom="0cm" table:align="left" style:writing-mode="lr-tb"/>
    </style:style>
    <style:style style:name="Table11.A" style:family="table-column">
      <style:table-column-properties style:column-width="17.44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0.75pt solid #000001"/>
    </style:style>
    <style:style style:name="P1" style:family="paragraph" style:parent-style-name="Standard">
      <style:paragraph-properties fo:text-align="center" style:justify-single-word="false"/>
      <style:text-properties officeooo:rsid="00037b18" officeooo:paragraph-rsid="00037b18"/>
    </style:style>
    <style:style style:name="P2" style:family="paragraph" style:parent-style-name="Standard">
      <style:paragraph-properties fo:text-align="start" style:justify-single-word="false"/>
      <style:text-properties fo:font-weight="bold" officeooo:rsid="0003871d" officeooo:paragraph-rsid="000ad7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871d" officeooo:paragraph-rsid="0029c24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871d" officeooo:paragraph-rsid="003e5f2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3871d" officeooo:paragraph-rsid="003fdcc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3871d" officeooo:paragraph-rsid="006fca8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3871d" officeooo:paragraph-rsid="00880d2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3871d" officeooo:paragraph-rsid="008fec2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871d" officeooo:paragraph-rsid="00ac6d6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3871d" officeooo:paragraph-rsid="00c2d5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3871d" officeooo:paragraph-rsid="00c37978" style:font-weight-asian="bold" style:font-weight-complex="bold"/>
    </style:style>
    <style:style style:name="P12" style:family="paragraph" style:parent-style-name="Standard">
      <style:text-properties fo:font-weight="bold" officeooo:rsid="000c1e20" officeooo:paragraph-rsid="000d8c1d" style:font-weight-asian="bold" style:font-weight-complex="bold"/>
    </style:style>
    <style:style style:name="P13" style:family="paragraph" style:parent-style-name="Standard">
      <style:paragraph-properties fo:text-align="start" style:justify-single-word="false" fo:orphans="0" fo:widows="0"/>
      <style:text-properties officeooo:rsid="0020d355" officeooo:paragraph-rsid="0005ba52"/>
    </style:style>
    <style:style style:name="P14" style:family="paragraph" style:parent-style-name="Standard">
      <style:paragraph-properties fo:text-align="start" style:justify-single-word="false" fo:orphans="0" fo:widows="0"/>
      <style:text-properties officeooo:rsid="0020d355" officeooo:paragraph-rsid="0029c240"/>
    </style:style>
    <style:style style:name="P15" style:family="paragraph" style:parent-style-name="Standard">
      <style:paragraph-properties fo:text-align="start" style:justify-single-word="false" fo:orphans="0" fo:widows="0"/>
      <style:text-properties officeooo:rsid="0020d355" officeooo:paragraph-rsid="003e5f27"/>
    </style:style>
    <style:style style:name="P16" style:family="paragraph" style:parent-style-name="Standard">
      <style:paragraph-properties fo:text-align="start" style:justify-single-word="false" fo:orphans="0" fo:widows="0"/>
      <style:text-properties officeooo:rsid="0020d355" officeooo:paragraph-rsid="003fdcce"/>
    </style:style>
    <style:style style:name="P17" style:family="paragraph" style:parent-style-name="Standard">
      <style:paragraph-properties fo:text-align="start" style:justify-single-word="false" fo:orphans="0" fo:widows="0"/>
      <style:text-properties officeooo:rsid="0020d355" officeooo:paragraph-rsid="005efec0"/>
    </style:style>
    <style:style style:name="P18" style:family="paragraph" style:parent-style-name="Standard">
      <style:paragraph-properties fo:text-align="start" style:justify-single-word="false" fo:orphans="0" fo:widows="0"/>
      <style:text-properties officeooo:rsid="0020d355" officeooo:paragraph-rsid="00603b35"/>
    </style:style>
    <style:style style:name="P19" style:family="paragraph" style:parent-style-name="Standard">
      <style:paragraph-properties fo:text-align="start" style:justify-single-word="false" fo:orphans="0" fo:widows="0"/>
      <style:text-properties officeooo:rsid="0020d355" officeooo:paragraph-rsid="0062ddc8"/>
    </style:style>
    <style:style style:name="P20" style:family="paragraph" style:parent-style-name="Standard">
      <style:paragraph-properties fo:text-align="start" style:justify-single-word="false" fo:orphans="0" fo:widows="0"/>
      <style:text-properties officeooo:rsid="0020d355" officeooo:paragraph-rsid="0064b24f"/>
    </style:style>
    <style:style style:name="P21" style:family="paragraph" style:parent-style-name="Standard">
      <style:paragraph-properties fo:text-align="start" style:justify-single-word="false" fo:orphans="0" fo:widows="0"/>
      <style:text-properties officeooo:rsid="0020d355" officeooo:paragraph-rsid="006aabb1"/>
    </style:style>
    <style:style style:name="P22" style:family="paragraph" style:parent-style-name="Standard">
      <style:paragraph-properties fo:text-align="start" style:justify-single-word="false" fo:orphans="0" fo:widows="0"/>
      <style:text-properties officeooo:rsid="0020d355" officeooo:paragraph-rsid="00707d05"/>
    </style:style>
    <style:style style:name="P23" style:family="paragraph" style:parent-style-name="Standard">
      <style:paragraph-properties fo:text-align="start" style:justify-single-word="false" fo:orphans="0" fo:widows="0"/>
      <style:text-properties officeooo:rsid="0020d355" officeooo:paragraph-rsid="007bc806"/>
    </style:style>
    <style:style style:name="P24" style:family="paragraph" style:parent-style-name="Standard">
      <style:paragraph-properties fo:text-align="start" style:justify-single-word="false" fo:orphans="0" fo:widows="0"/>
      <style:text-properties officeooo:rsid="0020d355" officeooo:paragraph-rsid="007cd4e9"/>
    </style:style>
    <style:style style:name="P25" style:family="paragraph" style:parent-style-name="Standard">
      <style:paragraph-properties fo:text-align="start" style:justify-single-word="false" fo:orphans="0" fo:widows="0"/>
      <style:text-properties officeooo:rsid="0020d355" officeooo:paragraph-rsid="0088fea3"/>
    </style:style>
    <style:style style:name="P26" style:family="paragraph" style:parent-style-name="Standard">
      <style:paragraph-properties fo:text-align="start" style:justify-single-word="false" fo:orphans="0" fo:widows="0"/>
      <style:text-properties officeooo:rsid="0020d355" officeooo:paragraph-rsid="008fec21"/>
    </style:style>
    <style:style style:name="P27" style:family="paragraph" style:parent-style-name="Standard">
      <style:paragraph-properties fo:text-align="start" style:justify-single-word="false" fo:orphans="0" fo:widows="0"/>
      <style:text-properties officeooo:rsid="0020d355" officeooo:paragraph-rsid="00ac6d62"/>
    </style:style>
    <style:style style:name="P28" style:family="paragraph" style:parent-style-name="Standard">
      <style:paragraph-properties fo:text-align="start" style:justify-single-word="false" fo:orphans="0" fo:widows="0"/>
      <style:text-properties officeooo:rsid="0020d355" officeooo:paragraph-rsid="00c52b88"/>
    </style:style>
    <style:style style:name="P29" style:family="paragraph" style:parent-style-name="Standard">
      <style:paragraph-properties fo:text-align="start" style:justify-single-word="false" fo:orphans="0" fo:widows="0"/>
      <style:text-properties officeooo:rsid="002e8ad0" officeooo:paragraph-rsid="0005ba52"/>
    </style:style>
    <style:style style:name="P30" style:family="paragraph" style:parent-style-name="Standard">
      <style:paragraph-properties fo:text-align="start" style:justify-single-word="false" fo:orphans="0" fo:widows="0"/>
      <style:text-properties officeooo:rsid="002e8ad0" officeooo:paragraph-rsid="0029c240"/>
    </style:style>
    <style:style style:name="P31" style:family="paragraph" style:parent-style-name="Standard">
      <style:paragraph-properties fo:text-align="start" style:justify-single-word="false" fo:orphans="0" fo:widows="0"/>
      <style:text-properties officeooo:rsid="002e8ad0" officeooo:paragraph-rsid="00356676"/>
    </style:style>
    <style:style style:name="P32" style:family="paragraph" style:parent-style-name="Standard">
      <style:paragraph-properties fo:text-align="start" style:justify-single-word="false" fo:orphans="0" fo:widows="0"/>
      <style:text-properties officeooo:rsid="002e8ad0" officeooo:paragraph-rsid="003e5f27"/>
    </style:style>
    <style:style style:name="P33" style:family="paragraph" style:parent-style-name="Standard">
      <style:paragraph-properties fo:text-align="start" style:justify-single-word="false" fo:orphans="0" fo:widows="0"/>
      <style:text-properties officeooo:rsid="002e8ad0" officeooo:paragraph-rsid="003fdcce"/>
    </style:style>
    <style:style style:name="P34" style:family="paragraph" style:parent-style-name="Standard">
      <style:paragraph-properties fo:text-align="start" style:justify-single-word="false" fo:orphans="0" fo:widows="0"/>
      <style:text-properties officeooo:rsid="002e8ad0" officeooo:paragraph-rsid="005e7c18"/>
    </style:style>
    <style:style style:name="P35" style:family="paragraph" style:parent-style-name="Standard">
      <style:paragraph-properties fo:text-align="start" style:justify-single-word="false" fo:orphans="0" fo:widows="0"/>
      <style:text-properties officeooo:rsid="002e8ad0" officeooo:paragraph-rsid="006c98c8"/>
    </style:style>
    <style:style style:name="P36" style:family="paragraph" style:parent-style-name="Standard">
      <style:paragraph-properties fo:text-align="start" style:justify-single-word="false" fo:orphans="0" fo:widows="0"/>
      <style:text-properties officeooo:rsid="002e8ad0" officeooo:paragraph-rsid="00707d05"/>
    </style:style>
    <style:style style:name="P37" style:family="paragraph" style:parent-style-name="Standard">
      <style:paragraph-properties fo:text-align="start" style:justify-single-word="false" fo:orphans="0" fo:widows="0"/>
      <style:text-properties officeooo:rsid="002e8ad0" officeooo:paragraph-rsid="008fec21"/>
    </style:style>
    <style:style style:name="P38" style:family="paragraph" style:parent-style-name="Standard">
      <style:paragraph-properties fo:text-align="start" style:justify-single-word="false" fo:orphans="0" fo:widows="0"/>
      <style:text-properties officeooo:rsid="002e8ad0" officeooo:paragraph-rsid="00ac6d62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0ad71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29c240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3e5f27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3fdcc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6fca8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880d21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8fec2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ac6d62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c2d51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3871d" officeooo:paragraph-rsid="00c52b88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 fo:orphans="0" fo:widows="0"/>
      <style:text-properties fo:color="#000000" fo:font-size="12pt" officeooo:rsid="0020d355" officeooo:paragraph-rsid="0005ba52" style:font-size-asian="12pt" style:font-size-complex="12pt"/>
    </style:style>
    <style:style style:name="P50" style:family="paragraph" style:parent-style-name="Standard">
      <style:paragraph-properties fo:text-align="start" style:justify-single-word="false" fo:orphans="0" fo:widows="0"/>
      <style:text-properties fo:color="#000000" fo:font-size="12pt" officeooo:rsid="002e8ad0" officeooo:paragraph-rsid="0005ba52" style:font-size-asian="12pt" style:font-size-complex="12pt"/>
    </style:style>
    <style:style style:name="P51" style:family="paragraph" style:parent-style-name="Standard">
      <style:paragraph-properties fo:text-align="start" style:justify-single-word="false" fo:orphans="0" fo:widows="0"/>
      <style:text-properties fo:color="#000000" fo:font-size="12pt" officeooo:rsid="002e8ad0" officeooo:paragraph-rsid="001c30ce" style:font-size-asian="12pt" style:font-size-complex="12pt"/>
    </style:style>
    <style:style style:name="P52" style:family="paragraph" style:parent-style-name="Standard">
      <style:paragraph-properties fo:text-align="start" style:justify-single-word="false" fo:orphans="0" fo:widows="0"/>
      <style:text-properties fo:color="#000000" fo:font-size="12pt" officeooo:rsid="0192d8bc" officeooo:paragraph-rsid="001c30ce" style:font-size-asian="12pt" style:font-size-complex="12pt"/>
    </style:style>
    <style:style style:name="P53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e8ad0" officeooo:paragraph-rsid="000586a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e8ad0" officeooo:paragraph-rsid="0005ba5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e8ad0" officeooo:paragraph-rsid="00115833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e8ad0" officeooo:paragraph-rsid="000f8679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0d355" officeooo:paragraph-rsid="00115833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0d355" officeooo:paragraph-rsid="000f867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0d355" officeooo:paragraph-rsid="00a9b2a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14a887" officeooo:paragraph-rsid="0014a887" style:font-name-asian="Times New Roman1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14a887" officeooo:paragraph-rsid="002126ff" style:font-name-asian="Times New Roman1" style:font-size-asian="12pt" style:font-weight-asian="bold" style:font-name-complex="Times New Roman1" style:font-size-complex="12pt" style:font-weight-complex="bold"/>
    </style:style>
    <style:style style:name="P6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14a887" officeooo:paragraph-rsid="0029c240" style:font-name-asian="Times New Roman1" style:font-size-asian="12pt" style:font-weight-asian="bold" style:font-name-complex="Times New Roman1" style:font-size-complex="12pt" style:font-weight-complex="bold"/>
    </style:style>
    <style:style style:name="P6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3871d" officeooo:paragraph-rsid="0029c240" style:font-name-asian="Times New Roman1" style:font-size-asian="12pt" style:font-weight-asian="bold" style:font-name-complex="Times New Roman1" style:font-size-complex="12pt" style:font-weight-complex="bold"/>
    </style:style>
    <style:style style:name="P6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29c240" style:font-name-asian="Times New Roman1" style:font-size-asian="12pt" style:font-weight-asian="bold" style:font-name-complex="Times New Roman1" style:font-size-complex="12pt" style:font-weight-complex="bold"/>
    </style:style>
    <style:style style:name="P6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3e5f27" style:font-name-asian="Times New Roman1" style:font-size-asian="12pt" style:font-weight-asian="bold" style:font-name-complex="Times New Roman1" style:font-size-complex="12pt" style:font-weight-complex="bold"/>
    </style:style>
    <style:style style:name="P6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3fdcce" style:font-name-asian="Times New Roman1" style:font-size-asian="12pt" style:font-weight-asian="bold" style:font-name-complex="Times New Roman1" style:font-size-complex="12pt" style:font-weight-complex="bold"/>
    </style:style>
    <style:style style:name="P6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57f7e3" style:font-name-asian="Times New Roman1" style:font-size-asian="12pt" style:font-weight-asian="bold" style:font-name-complex="Times New Roman1" style:font-size-complex="12pt" style:font-weight-complex="bold"/>
    </style:style>
    <style:style style:name="P6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5a08ff" style:font-name-asian="Times New Roman1" style:font-size-asian="12pt" style:font-weight-asian="bold" style:font-name-complex="Times New Roman1" style:font-size-complex="12pt" style:font-weight-complex="bold"/>
    </style:style>
    <style:style style:name="P6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5bbc60" style:font-name-asian="Times New Roman1" style:font-size-asian="12pt" style:font-weight-asian="bold" style:font-name-complex="Times New Roman1" style:font-size-complex="12pt" style:font-weight-complex="bold"/>
    </style:style>
    <style:style style:name="P7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707d05" style:font-name-asian="Times New Roman1" style:font-size-asian="12pt" style:font-weight-asian="bold" style:font-name-complex="Times New Roman1" style:font-size-complex="12pt" style:font-weight-complex="bold"/>
    </style:style>
    <style:style style:name="P7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7501d5" style:font-name-asian="Times New Roman1" style:font-size-asian="12pt" style:font-weight-asian="bold" style:font-name-complex="Times New Roman1" style:font-size-complex="12pt" style:font-weight-complex="bold"/>
    </style:style>
    <style:style style:name="P7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880d21" style:font-name-asian="Times New Roman1" style:font-size-asian="12pt" style:font-weight-asian="bold" style:font-name-complex="Times New Roman1" style:font-size-complex="12pt" style:font-weight-complex="bold"/>
    </style:style>
    <style:style style:name="P7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8fec21" style:font-name-asian="Times New Roman1" style:font-size-asian="12pt" style:font-weight-asian="bold" style:font-name-complex="Times New Roman1" style:font-size-complex="12pt" style:font-weight-complex="bold"/>
    </style:style>
    <style:style style:name="P7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a9b2a5" style:font-name-asian="Times New Roman1" style:font-size-asian="12pt" style:font-weight-asian="bold" style:font-name-complex="Times New Roman1" style:font-size-complex="12pt" style:font-weight-complex="bold"/>
    </style:style>
    <style:style style:name="P7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ae25ce" style:font-name-asian="Times New Roman1" style:font-size-asian="12pt" style:font-weight-asian="bold" style:font-name-complex="Times New Roman1" style:font-size-complex="12pt" style:font-weight-complex="bold"/>
    </style:style>
    <style:style style:name="P7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c37978" style:font-name-asian="Times New Roman1" style:font-size-asian="12pt" style:font-weight-asian="bold" style:font-name-complex="Times New Roman1" style:font-size-complex="12pt" style:font-weight-complex="bold"/>
    </style:style>
    <style:style style:name="P7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29c240" style:font-name-asian="Times New Roman1" style:font-size-asian="12pt" style:font-weight-asian="bold" style:font-name-complex="Times New Roman1" style:font-size-complex="12pt" style:font-weight-complex="bold"/>
    </style:style>
    <style:style style:name="P7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3e5f27" style:font-name-asian="Times New Roman1" style:font-size-asian="12pt" style:font-weight-asian="bold" style:font-name-complex="Times New Roman1" style:font-size-complex="12pt" style:font-weight-complex="bold"/>
    </style:style>
    <style:style style:name="P7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3fdcce" style:font-name-asian="Times New Roman1" style:font-size-asian="12pt" style:font-weight-asian="bold" style:font-name-complex="Times New Roman1" style:font-size-complex="12pt" style:font-weight-complex="bold"/>
    </style:style>
    <style:style style:name="P8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6fca8d" style:font-name-asian="Times New Roman1" style:font-size-asian="12pt" style:font-weight-asian="bold" style:font-name-complex="Times New Roman1" style:font-size-complex="12pt" style:font-weight-complex="bold"/>
    </style:style>
    <style:style style:name="P8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880d21" style:font-name-asian="Times New Roman1" style:font-size-asian="12pt" style:font-weight-asian="bold" style:font-name-complex="Times New Roman1" style:font-size-complex="12pt" style:font-weight-complex="bold"/>
    </style:style>
    <style:style style:name="P8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88fea3" style:font-name-asian="Times New Roman1" style:font-size-asian="12pt" style:font-weight-asian="bold" style:font-name-complex="Times New Roman1" style:font-size-complex="12pt" style:font-weight-complex="bold"/>
    </style:style>
    <style:style style:name="P8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8fec21" style:font-name-asian="Times New Roman1" style:font-size-asian="12pt" style:font-weight-asian="bold" style:font-name-complex="Times New Roman1" style:font-size-complex="12pt" style:font-weight-complex="bold"/>
    </style:style>
    <style:style style:name="P8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ac6d62" style:font-name-asian="Times New Roman1" style:font-size-asian="12pt" style:font-weight-asian="bold" style:font-name-complex="Times New Roman1" style:font-size-complex="12pt" style:font-weight-complex="bold"/>
    </style:style>
    <style:style style:name="P8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c2d517" style:font-name-asian="Times New Roman1" style:font-size-asian="12pt" style:font-weight-asian="bold" style:font-name-complex="Times New Roman1" style:font-size-complex="12pt" style:font-weight-complex="bold"/>
    </style:style>
    <style:style style:name="P8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c37978" style:font-name-asian="Times New Roman1" style:font-size-asian="12pt" style:font-weight-asian="bold" style:font-name-complex="Times New Roman1" style:font-size-complex="12pt" style:font-weight-complex="bold"/>
    </style:style>
    <style:style style:name="P8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c52b88" style:font-name-asian="Times New Roman1" style:font-size-asian="12pt" style:font-weight-asian="bold" style:font-name-complex="Times New Roman1" style:font-size-complex="12pt" style:font-weight-complex="bold"/>
    </style:style>
    <style:style style:name="P8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0d355" officeooo:paragraph-rsid="0062ddc8" style:font-name-asian="Times New Roman1" style:font-size-asian="12pt" style:font-weight-asian="bold" style:font-name-complex="Times New Roman1" style:font-size-complex="12pt" style:font-weight-complex="bold"/>
    </style:style>
    <style:style style:name="P8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0d355" officeooo:paragraph-rsid="007bc806" style:font-name-asian="Times New Roman1" style:font-size-asian="12pt" style:font-weight-asian="bold" style:font-name-complex="Times New Roman1" style:font-size-complex="12pt" style:font-weight-complex="bold"/>
    </style:style>
    <style:style style:name="P9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ceeef1" officeooo:paragraph-rsid="00a09831" style:font-name-asian="Times New Roman1" style:font-size-asian="12pt" style:font-weight-asian="bold" style:font-name-complex="Times New Roman1" style:font-size-complex="12pt" style:font-weight-complex="bold"/>
    </style:style>
    <style:style style:name="P9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0f8679" style:font-name-asian="Times New Roman1" style:font-size-asian="12pt" style:font-weight-asian="normal" style:font-name-complex="Times New Roman1" style:font-size-complex="12pt" style:font-weight-complex="normal"/>
    </style:style>
    <style:style style:name="P9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115833" style:font-name-asian="Times New Roman1" style:font-size-asian="12pt" style:font-weight-asian="normal" style:font-name-complex="Times New Roman1" style:font-size-complex="12pt" style:font-weight-complex="normal"/>
    </style:style>
    <style:style style:name="P9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125ae7" style:font-name-asian="Times New Roman1" style:font-size-asian="12pt" style:font-weight-asian="normal" style:font-name-complex="Times New Roman1" style:font-size-complex="12pt" style:font-weight-complex="normal"/>
    </style:style>
    <style:style style:name="P9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3714f5" style:font-name-asian="Times New Roman1" style:font-size-asian="12pt" style:font-weight-asian="normal" style:font-name-complex="Times New Roman1" style:font-size-complex="12pt" style:font-weight-complex="normal"/>
    </style:style>
    <style:style style:name="P9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38a9f2" style:font-name-asian="Times New Roman1" style:font-size-asian="12pt" style:font-weight-asian="normal" style:font-name-complex="Times New Roman1" style:font-size-complex="12pt" style:font-weight-complex="normal"/>
    </style:style>
    <style:style style:name="P9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38d4c7" style:font-name-asian="Times New Roman1" style:font-size-asian="12pt" style:font-weight-asian="normal" style:font-name-complex="Times New Roman1" style:font-size-complex="12pt" style:font-weight-complex="normal"/>
    </style:style>
    <style:style style:name="P9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3b4ae5" style:font-name-asian="Times New Roman1" style:font-size-asian="12pt" style:font-weight-asian="normal" style:font-name-complex="Times New Roman1" style:font-size-complex="12pt" style:font-weight-complex="normal"/>
    </style:style>
    <style:style style:name="P9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5e7c18" style:font-name-asian="Times New Roman1" style:font-size-asian="12pt" style:font-weight-asian="normal" style:font-name-complex="Times New Roman1" style:font-size-complex="12pt" style:font-weight-complex="normal"/>
    </style:style>
    <style:style style:name="P9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5efec0" style:font-name-asian="Times New Roman1" style:font-size-asian="12pt" style:font-weight-asian="normal" style:font-name-complex="Times New Roman1" style:font-size-complex="12pt" style:font-weight-complex="normal"/>
    </style:style>
    <style:style style:name="P10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5f05bf" style:font-name-asian="Times New Roman1" style:font-size-asian="12pt" style:font-weight-asian="normal" style:font-name-complex="Times New Roman1" style:font-size-complex="12pt" style:font-weight-complex="normal"/>
    </style:style>
    <style:style style:name="P10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603b35" style:font-name-asian="Times New Roman1" style:font-size-asian="12pt" style:font-weight-asian="normal" style:font-name-complex="Times New Roman1" style:font-size-complex="12pt" style:font-weight-complex="normal"/>
    </style:style>
    <style:style style:name="P10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690551" style:font-name-asian="Times New Roman1" style:font-size-asian="12pt" style:font-weight-asian="normal" style:font-name-complex="Times New Roman1" style:font-size-complex="12pt" style:font-weight-complex="normal"/>
    </style:style>
    <style:style style:name="P10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6c98c8" style:font-name-asian="Times New Roman1" style:font-size-asian="12pt" style:font-weight-asian="normal" style:font-name-complex="Times New Roman1" style:font-size-complex="12pt" style:font-weight-complex="normal"/>
    </style:style>
    <style:style style:name="P10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8151b2" style:font-name-asian="Times New Roman1" style:font-size-asian="12pt" style:font-weight-asian="normal" style:font-name-complex="Times New Roman1" style:font-size-complex="12pt" style:font-weight-complex="normal"/>
    </style:style>
    <style:style style:name="P10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10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b9b79a" style:font-name-asian="Times New Roman1" style:font-size-asian="12pt" style:font-weight-asian="normal" style:font-name-complex="Times New Roman1" style:font-size-complex="12pt" style:font-weight-complex="normal"/>
    </style:style>
    <style:style style:name="P10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52e9f" officeooo:paragraph-rsid="00115833" style:font-name-asian="Times New Roman1" style:font-size-asian="12pt" style:font-weight-asian="normal" style:font-name-complex="Times New Roman1" style:font-size-complex="12pt" style:font-weight-complex="normal"/>
    </style:style>
    <style:style style:name="P10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52e9f" officeooo:paragraph-rsid="0032be53" style:font-name-asian="Times New Roman1" style:font-size-asian="12pt" style:font-weight-asian="normal" style:font-name-complex="Times New Roman1" style:font-size-complex="12pt" style:font-weight-complex="normal"/>
    </style:style>
    <style:style style:name="P10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52e9f" officeooo:paragraph-rsid="005bbc60" style:font-name-asian="Times New Roman1" style:font-size-asian="12pt" style:font-weight-asian="normal" style:font-name-complex="Times New Roman1" style:font-size-complex="12pt" style:font-weight-complex="normal"/>
    </style:style>
    <style:style style:name="P11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52e9f" officeooo:paragraph-rsid="005efec0" style:font-name-asian="Times New Roman1" style:font-size-asian="12pt" style:font-weight-asian="normal" style:font-name-complex="Times New Roman1" style:font-size-complex="12pt" style:font-weight-complex="normal"/>
    </style:style>
    <style:style style:name="P11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52e9f" officeooo:paragraph-rsid="0062ddc8" style:font-name-asian="Times New Roman1" style:font-size-asian="12pt" style:font-weight-asian="normal" style:font-name-complex="Times New Roman1" style:font-size-complex="12pt" style:font-weight-complex="normal"/>
    </style:style>
    <style:style style:name="P11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52e9f" officeooo:paragraph-rsid="00660b38" style:font-name-asian="Times New Roman1" style:font-size-asian="12pt" style:font-weight-asian="normal" style:font-name-complex="Times New Roman1" style:font-size-complex="12pt" style:font-weight-complex="normal"/>
    </style:style>
    <style:style style:name="P11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52e9f" officeooo:paragraph-rsid="0069807a" style:font-name-asian="Times New Roman1" style:font-size-asian="12pt" style:font-weight-asian="normal" style:font-name-complex="Times New Roman1" style:font-size-complex="12pt" style:font-weight-complex="normal"/>
    </style:style>
    <style:style style:name="P11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0f8679" style:font-name-asian="Times New Roman1" style:font-size-asian="12pt" style:font-weight-asian="normal" style:font-name-complex="Times New Roman1" style:font-size-complex="12pt" style:font-weight-complex="normal"/>
    </style:style>
    <style:style style:name="P11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115833" style:font-name-asian="Times New Roman1" style:font-size-asian="12pt" style:font-weight-asian="normal" style:font-name-complex="Times New Roman1" style:font-size-complex="12pt" style:font-weight-complex="normal"/>
    </style:style>
    <style:style style:name="P11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13b50e" style:font-name-asian="Times New Roman1" style:font-size-asian="12pt" style:font-weight-asian="normal" style:font-name-complex="Times New Roman1" style:font-size-complex="12pt" style:font-weight-complex="normal"/>
    </style:style>
    <style:style style:name="P11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324254" style:font-name-asian="Times New Roman1" style:font-size-asian="12pt" style:font-weight-asian="normal" style:font-name-complex="Times New Roman1" style:font-size-complex="12pt" style:font-weight-complex="normal"/>
    </style:style>
    <style:style style:name="P11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356676" style:font-name-asian="Times New Roman1" style:font-size-asian="12pt" style:font-weight-asian="normal" style:font-name-complex="Times New Roman1" style:font-size-complex="12pt" style:font-weight-complex="normal"/>
    </style:style>
    <style:style style:name="P11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5efec0" style:font-name-asian="Times New Roman1" style:font-size-asian="12pt" style:font-weight-asian="normal" style:font-name-complex="Times New Roman1" style:font-size-complex="12pt" style:font-weight-complex="normal"/>
    </style:style>
    <style:style style:name="P12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603b35" style:font-name-asian="Times New Roman1" style:font-size-asian="12pt" style:font-weight-asian="normal" style:font-name-complex="Times New Roman1" style:font-size-complex="12pt" style:font-weight-complex="normal"/>
    </style:style>
    <style:style style:name="P12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62ddc8" style:font-name-asian="Times New Roman1" style:font-size-asian="12pt" style:font-weight-asian="normal" style:font-name-complex="Times New Roman1" style:font-size-complex="12pt" style:font-weight-complex="normal"/>
    </style:style>
    <style:style style:name="P12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6aabb1" style:font-name-asian="Times New Roman1" style:font-size-asian="12pt" style:font-weight-asian="normal" style:font-name-complex="Times New Roman1" style:font-size-complex="12pt" style:font-weight-complex="normal"/>
    </style:style>
    <style:style style:name="P12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6bfac1" style:font-name-asian="Times New Roman1" style:font-size-asian="12pt" style:font-weight-asian="normal" style:font-name-complex="Times New Roman1" style:font-size-complex="12pt" style:font-weight-complex="normal"/>
    </style:style>
    <style:style style:name="P12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8b35f5" style:font-name-asian="Times New Roman1" style:font-size-asian="12pt" style:font-weight-asian="normal" style:font-name-complex="Times New Roman1" style:font-size-complex="12pt" style:font-weight-complex="normal"/>
    </style:style>
    <style:style style:name="P12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12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40c297" officeooo:paragraph-rsid="0013b50e" style:font-name-asian="Times New Roman1" style:font-size-asian="12pt" style:font-weight-asian="normal" style:font-name-complex="Times New Roman1" style:font-size-complex="12pt" style:font-weight-complex="normal"/>
    </style:style>
    <style:style style:name="P12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3673f" officeooo:paragraph-rsid="002126ff" style:font-name-asian="Times New Roman1" style:font-size-asian="12pt" style:font-weight-asian="normal" style:font-name-complex="Times New Roman1" style:font-size-complex="12pt" style:font-weight-complex="normal"/>
    </style:style>
    <style:style style:name="P12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2ed5f" officeooo:paragraph-rsid="003c72f0" style:font-name-asian="Times New Roman1" style:font-size-asian="12pt" style:font-weight-asian="normal" style:font-name-complex="Times New Roman1" style:font-size-complex="12pt" style:font-weight-complex="normal"/>
    </style:style>
    <style:style style:name="P12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2ed5f" officeooo:paragraph-rsid="006516c5" style:font-name-asian="Times New Roman1" style:font-size-asian="12pt" style:font-weight-asian="normal" style:font-name-complex="Times New Roman1" style:font-size-complex="12pt" style:font-weight-complex="normal"/>
    </style:style>
    <style:style style:name="P13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2ed5f" officeooo:paragraph-rsid="00653816" style:font-name-asian="Times New Roman1" style:font-size-asian="12pt" style:font-weight-asian="normal" style:font-name-complex="Times New Roman1" style:font-size-complex="12pt" style:font-weight-complex="normal"/>
    </style:style>
    <style:style style:name="P13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2ed5f" officeooo:paragraph-rsid="00844934" style:font-name-asian="Times New Roman1" style:font-size-asian="12pt" style:font-weight-asian="normal" style:font-name-complex="Times New Roman1" style:font-size-complex="12pt" style:font-weight-complex="normal"/>
    </style:style>
    <style:style style:name="P13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0b406" officeooo:paragraph-rsid="005efec0" style:font-name-asian="Times New Roman1" style:font-size-asian="12pt" style:font-weight-asian="normal" style:font-name-complex="Times New Roman1" style:font-size-complex="12pt" style:font-weight-complex="normal"/>
    </style:style>
    <style:style style:name="P13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0b406" officeooo:paragraph-rsid="0062ddc8" style:font-name-asian="Times New Roman1" style:font-size-asian="12pt" style:font-weight-asian="normal" style:font-name-complex="Times New Roman1" style:font-size-complex="12pt" style:font-weight-complex="normal"/>
    </style:style>
    <style:style style:name="P13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0b406" officeooo:paragraph-rsid="006c5e09" style:font-name-asian="Times New Roman1" style:font-size-asian="12pt" style:font-weight-asian="normal" style:font-name-complex="Times New Roman1" style:font-size-complex="12pt" style:font-weight-complex="normal"/>
    </style:style>
    <style:style style:name="P13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0b406" officeooo:paragraph-rsid="00be27e9" style:font-name-asian="Times New Roman1" style:font-size-asian="12pt" style:font-weight-asian="normal" style:font-name-complex="Times New Roman1" style:font-size-complex="12pt" style:font-weight-complex="normal"/>
    </style:style>
    <style:style style:name="P13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0c1e20" officeooo:paragraph-rsid="003e5f27" style:font-name-asian="Times New Roman1" style:font-size-asian="12pt" style:font-weight-asian="normal" style:font-name-complex="Times New Roman1" style:font-size-complex="12pt" style:font-weight-complex="normal"/>
    </style:style>
    <style:style style:name="P13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0c1e20" officeooo:paragraph-rsid="003fdcce" style:font-name-asian="Times New Roman1" style:font-size-asian="12pt" style:font-weight-asian="normal" style:font-name-complex="Times New Roman1" style:font-size-complex="12pt" style:font-weight-complex="normal"/>
    </style:style>
    <style:style style:name="P13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0c1e20" officeooo:paragraph-rsid="008fec21" style:font-name-asian="Times New Roman1" style:font-size-asian="12pt" style:font-weight-asian="normal" style:font-name-complex="Times New Roman1" style:font-size-complex="12pt" style:font-weight-complex="normal"/>
    </style:style>
    <style:style style:name="P13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0c1e20" officeooo:paragraph-rsid="00ae25ce" style:font-name-asian="Times New Roman1" style:font-size-asian="12pt" style:font-weight-asian="normal" style:font-name-complex="Times New Roman1" style:font-size-complex="12pt" style:font-weight-complex="normal"/>
    </style:style>
    <style:style style:name="P14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2d8bc" officeooo:paragraph-rsid="005e7c18" style:font-name-asian="Times New Roman1" style:font-size-asian="12pt" style:font-weight-asian="normal" style:font-name-complex="Times New Roman1" style:font-size-complex="12pt" style:font-weight-complex="normal"/>
    </style:style>
    <style:style style:name="P14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2d8bc" officeooo:paragraph-rsid="005f05bf" style:font-name-asian="Times New Roman1" style:font-size-asian="12pt" style:font-weight-asian="normal" style:font-name-complex="Times New Roman1" style:font-size-complex="12pt" style:font-weight-complex="normal"/>
    </style:style>
    <style:style style:name="P14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2d8bc" officeooo:paragraph-rsid="005ff5c7" style:font-name-asian="Times New Roman1" style:font-size-asian="12pt" style:font-weight-asian="normal" style:font-name-complex="Times New Roman1" style:font-size-complex="12pt" style:font-weight-complex="normal"/>
    </style:style>
    <style:style style:name="P14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92d8bc" officeooo:paragraph-rsid="006e12e2" style:font-name-asian="Times New Roman1" style:font-size-asian="12pt" style:font-weight-asian="normal" style:font-name-complex="Times New Roman1" style:font-size-complex="12pt" style:font-weight-complex="normal"/>
    </style:style>
    <style:style style:name="P14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761a6" officeooo:paragraph-rsid="00603b35" style:font-name-asian="Times New Roman1" style:font-size-asian="12pt" style:font-weight-asian="normal" style:font-name-complex="Times New Roman1" style:font-size-complex="12pt" style:font-weight-complex="normal"/>
    </style:style>
    <style:style style:name="P14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e487" officeooo:paragraph-rsid="0064b24f" style:font-name-asian="Times New Roman1" style:font-size-asian="12pt" style:font-weight-asian="normal" style:font-name-complex="Times New Roman1" style:font-size-complex="12pt" style:font-weight-complex="normal"/>
    </style:style>
    <style:style style:name="P14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e487" officeooo:paragraph-rsid="00bd560f" style:font-name-asian="Times New Roman1" style:font-size-asian="12pt" style:font-weight-asian="normal" style:font-name-complex="Times New Roman1" style:font-size-complex="12pt" style:font-weight-complex="normal"/>
    </style:style>
    <style:style style:name="P14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e487" officeooo:paragraph-rsid="00be27e9" style:font-name-asian="Times New Roman1" style:font-size-asian="12pt" style:font-weight-asian="normal" style:font-name-complex="Times New Roman1" style:font-size-complex="12pt" style:font-weight-complex="normal"/>
    </style:style>
    <style:style style:name="P14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2ae61" officeooo:paragraph-rsid="00660b38" style:font-name-asian="Times New Roman1" style:font-size-asian="12pt" style:font-weight-asian="normal" style:font-name-complex="Times New Roman1" style:font-size-complex="12pt" style:font-weight-complex="normal"/>
    </style:style>
    <style:style style:name="P14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32ae61" officeooo:paragraph-rsid="009d2cb7" style:font-name-asian="Times New Roman1" style:font-size-asian="12pt" style:font-weight-asian="normal" style:font-name-complex="Times New Roman1" style:font-size-complex="12pt" style:font-weight-complex="normal"/>
    </style:style>
    <style:style style:name="P15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255ff7" officeooo:paragraph-rsid="008b35f5" style:font-name-asian="Times New Roman1" style:font-size-asian="12pt" style:font-weight-asian="normal" style:font-name-complex="Times New Roman1" style:font-size-complex="12pt" style:font-weight-complex="normal"/>
    </style:style>
    <style:style style:name="P15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1cf8bd" officeooo:paragraph-rsid="008b35f5" style:font-name-asian="Times New Roman1" style:font-size-asian="12pt" style:font-weight-asian="normal" style:font-name-complex="Times New Roman1" style:font-size-complex="12pt" style:font-weight-complex="normal"/>
    </style:style>
    <style:style style:name="P15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1e8549" officeooo:paragraph-rsid="008b35f5" style:font-name-asian="Times New Roman1" style:font-size-asian="12pt" style:font-weight-asian="normal" style:font-name-complex="Times New Roman1" style:font-size-complex="12pt" style:font-weight-complex="normal"/>
    </style:style>
    <style:style style:name="P15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9c240" officeooo:paragraph-rsid="00880d21" style:font-name-asian="Times New Roman1" style:font-size-asian="12pt" style:font-weight-asian="normal" style:font-name-complex="Times New Roman1" style:font-size-complex="12pt" style:font-weight-complex="normal"/>
    </style:style>
    <style:style style:name="P15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9d2cb7" officeooo:paragraph-rsid="009e004c" style:font-name-asian="Times New Roman1" style:font-size-asian="12pt" style:font-weight-asian="normal" style:font-name-complex="Times New Roman1" style:font-size-complex="12pt" style:font-weight-complex="normal"/>
    </style:style>
    <style:style style:name="P15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745746" officeooo:paragraph-rsid="009e004c" style:font-name-asian="Times New Roman1" style:font-size-asian="12pt" style:font-weight-asian="normal" style:font-name-complex="Times New Roman1" style:font-size-complex="12pt" style:font-weight-complex="normal"/>
    </style:style>
    <style:style style:name="P15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76145f" officeooo:paragraph-rsid="009e6586" style:font-name-asian="Times New Roman1" style:font-size-asian="12pt" style:font-weight-asian="normal" style:font-name-complex="Times New Roman1" style:font-size-complex="12pt" style:font-weight-complex="normal"/>
    </style:style>
    <style:style style:name="P15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d641cb" officeooo:paragraph-rsid="009e6586" style:font-name-asian="Times New Roman1" style:font-size-asian="12pt" style:font-weight-asian="normal" style:font-name-complex="Times New Roman1" style:font-size-complex="12pt" style:font-weight-complex="normal"/>
    </style:style>
    <style:style style:name="P15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d641cb" officeooo:paragraph-rsid="00a02387" style:font-name-asian="Times New Roman1" style:font-size-asian="12pt" style:font-weight-asian="normal" style:font-name-complex="Times New Roman1" style:font-size-complex="12pt" style:font-weight-complex="normal"/>
    </style:style>
    <style:style style:name="P15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ceeef1" officeooo:paragraph-rsid="00a02387" style:font-name-asian="Times New Roman1" style:font-size-asian="12pt" style:font-weight-asian="normal" style:font-name-complex="Times New Roman1" style:font-size-complex="12pt" style:font-weight-complex="normal"/>
    </style:style>
    <style:style style:name="P16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ceeef1" officeooo:paragraph-rsid="00a09831" style:font-name-asian="Times New Roman1" style:font-size-asian="12pt" style:font-weight-asian="normal" style:font-name-complex="Times New Roman1" style:font-size-complex="12pt" style:font-weight-complex="normal"/>
    </style:style>
    <style:style style:name="P16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a09831" officeooo:paragraph-rsid="00a09831" style:font-name-asian="Times New Roman1" style:font-size-asian="12pt" style:font-weight-asian="normal" style:font-name-complex="Times New Roman1" style:font-size-complex="12pt" style:font-weight-complex="normal"/>
    </style:style>
    <style:style style:name="P16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e0dc51" officeooo:paragraph-rsid="00a45771" style:font-name-asian="Times New Roman1" style:font-size-asian="12pt" style:font-weight-asian="normal" style:font-name-complex="Times New Roman1" style:font-size-complex="12pt" style:font-weight-complex="normal"/>
    </style:style>
    <style:style style:name="P16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style:text-underline-style="solid" style:text-underline-width="auto" style:text-underline-color="font-color" fo:font-weight="normal" officeooo:rsid="0076145f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16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style:text-underline-style="solid" style:text-underline-width="auto" style:text-underline-color="font-color" fo:font-weight="normal" officeooo:rsid="00329c29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16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style:text-underline-style="solid" style:text-underline-width="auto" style:text-underline-color="font-color" fo:font-weight="normal" officeooo:rsid="0030b406" officeooo:paragraph-rsid="00c0ccae" style:font-name-asian="Times New Roman1" style:font-size-asian="12pt" style:font-weight-asian="normal" style:font-name-complex="Times New Roman1" style:font-size-complex="12pt" style:font-weight-complex="normal"/>
    </style:style>
    <style:style style:name="P16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style:text-underline-style="solid" style:text-underline-width="auto" style:text-underline-color="font-color" fo:font-weight="normal" officeooo:rsid="00c717ce" officeooo:paragraph-rsid="00c717ce" style:font-name-asian="Times New Roman1" style:font-size-asian="12pt" style:font-weight-asian="normal" style:font-name-complex="Times New Roman1" style:font-size-complex="12pt" style:font-weight-complex="normal"/>
    </style:style>
    <style:style style:name="P16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05ba52" style:font-name-asian="Times New Roman1" style:font-size-asian="12pt" style:font-name-complex="Times New Roman1" style:font-size-complex="12pt"/>
    </style:style>
    <style:style style:name="P16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38d4c7" style:font-name-asian="Times New Roman1" style:font-size-asian="12pt" style:font-name-complex="Times New Roman1" style:font-size-complex="12pt"/>
    </style:style>
    <style:style style:name="P16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3fdcce" style:font-name-asian="Times New Roman1" style:font-size-asian="12pt" style:font-name-complex="Times New Roman1" style:font-size-complex="12pt"/>
    </style:style>
    <style:style style:name="P17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5efec0" style:font-name-asian="Times New Roman1" style:font-size-asian="12pt" style:font-name-complex="Times New Roman1" style:font-size-complex="12pt"/>
    </style:style>
    <style:style style:name="P17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005ba52" style:font-name-asian="Times New Roman1" style:font-size-asian="12pt" style:font-name-complex="Times New Roman1" style:font-size-complex="12pt"/>
    </style:style>
    <style:style style:name="P17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029c240" style:font-name-asian="Times New Roman1" style:font-size-asian="12pt" style:font-name-complex="Times New Roman1" style:font-size-complex="12pt"/>
    </style:style>
    <style:style style:name="P17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03e5f27" style:font-name-asian="Times New Roman1" style:font-size-asian="12pt" style:font-name-complex="Times New Roman1" style:font-size-complex="12pt"/>
    </style:style>
    <style:style style:name="P17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03fdcce" style:font-name-asian="Times New Roman1" style:font-size-asian="12pt" style:font-name-complex="Times New Roman1" style:font-size-complex="12pt"/>
    </style:style>
    <style:style style:name="P17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0707d05" style:font-name-asian="Times New Roman1" style:font-size-asian="12pt" style:font-name-complex="Times New Roman1" style:font-size-complex="12pt"/>
    </style:style>
    <style:style style:name="P17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08fec21" style:font-name-asian="Times New Roman1" style:font-size-asian="12pt" style:font-name-complex="Times New Roman1" style:font-size-complex="12pt"/>
    </style:style>
    <style:style style:name="P17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0ac6d62" style:font-name-asian="Times New Roman1" style:font-size-asian="12pt" style:font-name-complex="Times New Roman1" style:font-size-complex="12pt"/>
    </style:style>
    <style:style style:name="P17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ae61" officeooo:paragraph-rsid="0005ba52" style:font-name-asian="Times New Roman1" style:font-size-asian="12pt" style:font-name-complex="Times New Roman1" style:font-size-complex="12pt"/>
    </style:style>
    <style:style style:name="P17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05ba52" style:font-name-asian="Times New Roman1" style:font-size-asian="12pt" style:font-name-complex="Times New Roman1" style:font-size-complex="12pt"/>
    </style:style>
    <style:style style:name="P18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3c72f0" style:font-name-asian="Times New Roman1" style:font-size-asian="12pt" style:font-name-complex="Times New Roman1" style:font-size-complex="12pt"/>
    </style:style>
    <style:style style:name="P18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3e5f27" style:font-name-asian="Times New Roman1" style:font-size-asian="12pt" style:font-name-complex="Times New Roman1" style:font-size-complex="12pt"/>
    </style:style>
    <style:style style:name="P18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3fdcce" style:font-name-asian="Times New Roman1" style:font-size-asian="12pt" style:font-name-complex="Times New Roman1" style:font-size-complex="12pt"/>
    </style:style>
    <style:style style:name="P18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6516c5" style:font-name-asian="Times New Roman1" style:font-size-asian="12pt" style:font-name-complex="Times New Roman1" style:font-size-complex="12pt"/>
    </style:style>
    <style:style style:name="P18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83a868" style:font-name-asian="Times New Roman1" style:font-size-asian="12pt" style:font-name-complex="Times New Roman1" style:font-size-complex="12pt"/>
    </style:style>
    <style:style style:name="P18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ac6d62" style:font-name-asian="Times New Roman1" style:font-size-asian="12pt" style:font-name-complex="Times New Roman1" style:font-size-complex="12pt"/>
    </style:style>
    <style:style style:name="P18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05ba52" style:font-name-asian="Times New Roman1" style:font-size-asian="12pt" style:font-name-complex="Times New Roman1" style:font-size-complex="12pt"/>
    </style:style>
    <style:style style:name="P18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29c240" style:font-name-asian="Times New Roman1" style:font-size-asian="12pt" style:font-name-complex="Times New Roman1" style:font-size-complex="12pt"/>
    </style:style>
    <style:style style:name="P18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3e5f27" style:font-name-asian="Times New Roman1" style:font-size-asian="12pt" style:font-name-complex="Times New Roman1" style:font-size-complex="12pt"/>
    </style:style>
    <style:style style:name="P18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3fdcce" style:font-name-asian="Times New Roman1" style:font-size-asian="12pt" style:font-name-complex="Times New Roman1" style:font-size-complex="12pt"/>
    </style:style>
    <style:style style:name="P19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6516c5" style:font-name-asian="Times New Roman1" style:font-size-asian="12pt" style:font-name-complex="Times New Roman1" style:font-size-complex="12pt"/>
    </style:style>
    <style:style style:name="P19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0707d05" style:font-name-asian="Times New Roman1" style:font-size-asian="12pt" style:font-name-complex="Times New Roman1" style:font-size-complex="12pt"/>
    </style:style>
    <style:style style:name="P19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08fec21" style:font-name-asian="Times New Roman1" style:font-size-asian="12pt" style:font-name-complex="Times New Roman1" style:font-size-complex="12pt"/>
    </style:style>
    <style:style style:name="P19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d641cb" officeooo:paragraph-rsid="00707d05" style:font-name-asian="Times New Roman1" style:font-size-asian="12pt" style:font-name-complex="Times New Roman1" style:font-size-complex="12pt"/>
    </style:style>
    <style:style style:name="P19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e0dc51" officeooo:paragraph-rsid="007e29d9" style:font-name-asian="Times New Roman1" style:font-size-asian="12pt" style:font-name-complex="Times New Roman1" style:font-size-complex="12pt"/>
    </style:style>
    <style:style style:name="P19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e0dc51" officeooo:paragraph-rsid="00a45771" style:font-name-asian="Times New Roman1" style:font-size-asian="12pt" style:font-name-complex="Times New Roman1" style:font-size-complex="12pt"/>
    </style:style>
    <style:style style:name="P19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0d355" officeooo:paragraph-rsid="00707d05" style:font-name-asian="Times New Roman1" style:font-size-asian="12pt" style:font-name-complex="Times New Roman1" style:font-size-complex="12pt"/>
    </style:style>
    <style:style style:name="P19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0d355" officeooo:paragraph-rsid="008fec21" style:font-name-asian="Times New Roman1" style:font-size-asian="12pt" style:font-name-complex="Times New Roman1" style:font-size-complex="12pt"/>
    </style:style>
    <style:style style:name="P19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187ebb" officeooo:paragraph-rsid="00707d05" style:font-name-asian="Times New Roman1" style:font-size-asian="12pt" style:font-name-complex="Times New Roman1" style:font-size-complex="12pt"/>
    </style:style>
    <style:style style:name="P19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26aaf6" officeooo:paragraph-rsid="0088fea3" style:font-name-asian="Times New Roman1" style:font-size-asian="12pt" style:font-name-complex="Times New Roman1" style:font-size-complex="12pt"/>
    </style:style>
    <style:style style:name="P20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72cae9" officeooo:paragraph-rsid="00ac6d62" style:font-name-asian="Times New Roman1" style:font-size-asian="12pt" style:font-name-complex="Times New Roman1" style:font-size-complex="12pt"/>
    </style:style>
    <style:style style:name="P20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96c6d8" officeooo:paragraph-rsid="00c52b88" style:font-name-asian="Times New Roman1" style:font-size-asian="12pt" style:font-name-complex="Times New Roman1" style:font-size-complex="12pt"/>
    </style:style>
    <style:style style:name="P20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97b2cb" officeooo:paragraph-rsid="00c52b88" style:font-name-asian="Times New Roman1" style:font-size-asian="12pt" style:font-name-complex="Times New Roman1" style:font-size-complex="12pt"/>
    </style:style>
    <style:style style:name="P20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c5d2c7" officeooo:paragraph-rsid="00c52b88" style:font-name-asian="Times New Roman1" style:font-size-asian="12pt" style:font-name-complex="Times New Roman1" style:font-size-complex="12pt"/>
    </style:style>
    <style:style style:name="P20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999fb8" officeooo:paragraph-rsid="00c52b88" style:font-name-asian="Times New Roman1" style:font-size-asian="12pt" style:font-name-complex="Times New Roman1" style:font-size-complex="12pt"/>
    </style:style>
    <style:style style:name="P20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3e32f" officeooo:paragraph-rsid="00c52b88" style:font-name-asian="Times New Roman1" style:font-size-asian="12pt" style:font-name-complex="Times New Roman1" style:font-size-complex="12pt"/>
    </style:style>
    <style:style style:name="P20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f6f28" officeooo:paragraph-rsid="00c52b88" style:font-name-asian="Times New Roman1" style:font-size-asian="12pt" style:font-name-complex="Times New Roman1" style:font-size-complex="12pt"/>
    </style:style>
    <style:style style:name="P20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ffa9c" officeooo:paragraph-rsid="00c52b88" style:font-name-asian="Times New Roman1" style:font-size-asian="12pt" style:font-name-complex="Times New Roman1" style:font-size-complex="12pt"/>
    </style:style>
    <style:style style:name="P20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d00d4e" officeooo:paragraph-rsid="00c52b88" style:font-name-asian="Times New Roman1" style:font-size-asian="12pt" style:font-name-complex="Times New Roman1" style:font-size-complex="12pt"/>
    </style:style>
    <style:style style:name="P20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f48011" officeooo:paragraph-rsid="00c52b88" style:font-name-asian="Times New Roman1" style:font-size-asian="12pt" style:font-name-complex="Times New Roman1" style:font-size-complex="12pt"/>
    </style:style>
    <style:style style:name="P21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cd4306" officeooo:paragraph-rsid="00c52b88" style:font-name-asian="Times New Roman1" style:font-size-asian="12pt" style:font-name-complex="Times New Roman1" style:font-size-complex="12pt"/>
    </style:style>
    <style:style style:name="P21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dadb2" officeooo:paragraph-rsid="00c52b88" style:font-name-asian="Times New Roman1" style:font-size-asian="12pt" style:font-name-complex="Times New Roman1" style:font-size-complex="12pt"/>
    </style:style>
    <style:style style:name="P21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cb2249" officeooo:paragraph-rsid="00c52b88" style:font-name-asian="Times New Roman1" style:font-size-asian="12pt" style:font-name-complex="Times New Roman1" style:font-size-complex="12pt"/>
    </style:style>
    <style:style style:name="P213" style:family="paragraph" style:parent-style-name="Standard">
      <style:paragraph-properties fo:text-align="start" style:justify-single-word="false" fo:orphans="0" fo:widows="0"/>
      <style:text-properties officeooo:paragraph-rsid="0005ba52"/>
    </style:style>
    <style:style style:name="P214" style:family="paragraph" style:parent-style-name="Standard">
      <style:paragraph-properties fo:text-align="start" style:justify-single-word="false" fo:orphans="0" fo:widows="0"/>
      <style:text-properties officeooo:paragraph-rsid="0029c240"/>
    </style:style>
    <style:style style:name="P215" style:family="paragraph" style:parent-style-name="Standard">
      <style:paragraph-properties fo:text-align="start" style:justify-single-word="false" fo:orphans="0" fo:widows="0"/>
      <style:text-properties officeooo:paragraph-rsid="003e5f27"/>
    </style:style>
    <style:style style:name="P216" style:family="paragraph" style:parent-style-name="Standard">
      <style:paragraph-properties fo:text-align="start" style:justify-single-word="false" fo:orphans="0" fo:widows="0"/>
      <style:text-properties officeooo:paragraph-rsid="003fdcce"/>
    </style:style>
    <style:style style:name="P217" style:family="paragraph" style:parent-style-name="Standard">
      <style:paragraph-properties fo:text-align="start" style:justify-single-word="false" fo:orphans="0" fo:widows="0"/>
      <style:text-properties officeooo:paragraph-rsid="00707d05"/>
    </style:style>
    <style:style style:name="P218" style:family="paragraph" style:parent-style-name="Standard">
      <style:paragraph-properties fo:text-align="start" style:justify-single-word="false" fo:orphans="0" fo:widows="0"/>
      <style:text-properties officeooo:paragraph-rsid="008fec21"/>
    </style:style>
    <style:style style:name="P219" style:family="paragraph" style:parent-style-name="Standard">
      <style:paragraph-properties fo:text-align="start" style:justify-single-word="false" fo:orphans="0" fo:widows="0"/>
      <style:text-properties officeooo:paragraph-rsid="00ac6d62"/>
    </style:style>
    <style:style style:name="P220" style:family="paragraph" style:parent-style-name="Standard">
      <style:paragraph-properties fo:text-align="start" style:justify-single-word="false" fo:orphans="0" fo:widows="0"/>
      <style:text-properties officeooo:rsid="0030b406" officeooo:paragraph-rsid="0005ba52"/>
    </style:style>
    <style:style style:name="P221" style:family="paragraph" style:parent-style-name="Standard">
      <style:paragraph-properties fo:text-align="start" style:justify-single-word="false" fo:orphans="0" fo:widows="0"/>
      <style:text-properties officeooo:rsid="0030b406" officeooo:paragraph-rsid="0029c240"/>
    </style:style>
    <style:style style:name="P222" style:family="paragraph" style:parent-style-name="Standard">
      <style:paragraph-properties fo:text-align="start" style:justify-single-word="false" fo:orphans="0" fo:widows="0"/>
      <style:text-properties officeooo:rsid="0030b406" officeooo:paragraph-rsid="003e5f27"/>
    </style:style>
    <style:style style:name="P223" style:family="paragraph" style:parent-style-name="Standard">
      <style:paragraph-properties fo:text-align="start" style:justify-single-word="false" fo:orphans="0" fo:widows="0"/>
      <style:text-properties officeooo:rsid="0030b406" officeooo:paragraph-rsid="003fdcce"/>
    </style:style>
    <style:style style:name="P224" style:family="paragraph" style:parent-style-name="Standard">
      <style:paragraph-properties fo:text-align="start" style:justify-single-word="false" fo:orphans="0" fo:widows="0"/>
      <style:text-properties officeooo:rsid="0030b406" officeooo:paragraph-rsid="00707d05"/>
    </style:style>
    <style:style style:name="P225" style:family="paragraph" style:parent-style-name="Standard">
      <style:paragraph-properties fo:text-align="start" style:justify-single-word="false" fo:orphans="0" fo:widows="0"/>
      <style:text-properties officeooo:rsid="0030b406" officeooo:paragraph-rsid="008fec21"/>
    </style:style>
    <style:style style:name="P226" style:family="paragraph" style:parent-style-name="Standard">
      <style:paragraph-properties fo:text-align="start" style:justify-single-word="false" fo:orphans="0" fo:widows="0"/>
      <style:text-properties officeooo:rsid="0030b406" officeooo:paragraph-rsid="00ac6d62"/>
    </style:style>
    <style:style style:name="P227" style:family="paragraph" style:parent-style-name="Standard">
      <style:paragraph-properties fo:text-align="start" style:justify-single-word="false" fo:orphans="0" fo:widows="0"/>
      <style:text-properties officeooo:rsid="0030b406" officeooo:paragraph-rsid="00be27e9"/>
    </style:style>
    <style:style style:name="P228" style:family="paragraph" style:parent-style-name="Standard">
      <style:paragraph-properties fo:text-align="start" style:justify-single-word="false" fo:orphans="0" fo:widows="0"/>
      <style:text-properties officeooo:rsid="00600ce6" officeooo:paragraph-rsid="0005ba52"/>
    </style:style>
    <style:style style:name="P229" style:family="paragraph" style:parent-style-name="Standard">
      <style:paragraph-properties fo:text-align="start" style:justify-single-word="false" fo:orphans="0" fo:widows="0"/>
      <style:text-properties officeooo:rsid="00600ce6" officeooo:paragraph-rsid="001c30ce"/>
    </style:style>
    <style:style style:name="P230" style:family="paragraph" style:parent-style-name="Standard">
      <style:paragraph-properties fo:text-align="start" style:justify-single-word="false" fo:orphans="0" fo:widows="0"/>
      <style:text-properties officeooo:rsid="00600ce6" officeooo:paragraph-rsid="0029c240"/>
    </style:style>
    <style:style style:name="P231" style:family="paragraph" style:parent-style-name="Standard">
      <style:paragraph-properties fo:text-align="start" style:justify-single-word="false" fo:orphans="0" fo:widows="0"/>
      <style:text-properties officeooo:rsid="00600ce6" officeooo:paragraph-rsid="003e5f27"/>
    </style:style>
    <style:style style:name="P232" style:family="paragraph" style:parent-style-name="Standard">
      <style:paragraph-properties fo:text-align="start" style:justify-single-word="false" fo:orphans="0" fo:widows="0"/>
      <style:text-properties officeooo:rsid="00600ce6" officeooo:paragraph-rsid="003fdcce"/>
    </style:style>
    <style:style style:name="P233" style:family="paragraph" style:parent-style-name="Standard">
      <style:paragraph-properties fo:text-align="start" style:justify-single-word="false" fo:orphans="0" fo:widows="0"/>
      <style:text-properties officeooo:rsid="00600ce6" officeooo:paragraph-rsid="00707d05"/>
    </style:style>
    <style:style style:name="P234" style:family="paragraph" style:parent-style-name="Standard">
      <style:paragraph-properties fo:text-align="start" style:justify-single-word="false" fo:orphans="0" fo:widows="0"/>
      <style:text-properties officeooo:rsid="00600ce6" officeooo:paragraph-rsid="008fec21"/>
    </style:style>
    <style:style style:name="P235" style:family="paragraph" style:parent-style-name="Standard">
      <style:paragraph-properties fo:text-align="start" style:justify-single-word="false" fo:orphans="0" fo:widows="0"/>
      <style:text-properties officeooo:rsid="00600ce6" officeooo:paragraph-rsid="00ac6d62"/>
    </style:style>
    <style:style style:name="P236" style:family="paragraph" style:parent-style-name="Standard">
      <style:paragraph-properties fo:text-align="start" style:justify-single-word="false" fo:orphans="0" fo:widows="0"/>
      <style:text-properties officeooo:rsid="002ee487" officeooo:paragraph-rsid="0005ba52"/>
    </style:style>
    <style:style style:name="P237" style:family="paragraph" style:parent-style-name="Standard">
      <style:paragraph-properties fo:text-align="start" style:justify-single-word="false" fo:orphans="0" fo:widows="0"/>
      <style:text-properties officeooo:rsid="002ee487" officeooo:paragraph-rsid="003b4ae5"/>
    </style:style>
    <style:style style:name="P238" style:family="paragraph" style:parent-style-name="Standard">
      <style:paragraph-properties fo:text-align="start" style:justify-single-word="false" fo:orphans="0" fo:widows="0"/>
      <style:text-properties officeooo:rsid="002ee487" officeooo:paragraph-rsid="003e5f27"/>
    </style:style>
    <style:style style:name="P239" style:family="paragraph" style:parent-style-name="Standard">
      <style:paragraph-properties fo:text-align="start" style:justify-single-word="false" fo:orphans="0" fo:widows="0"/>
      <style:text-properties officeooo:rsid="002ee487" officeooo:paragraph-rsid="003fdcce"/>
    </style:style>
    <style:style style:name="P240" style:family="paragraph" style:parent-style-name="Standard">
      <style:paragraph-properties fo:text-align="start" style:justify-single-word="false" fo:orphans="0" fo:widows="0"/>
      <style:text-properties officeooo:rsid="002ee487" officeooo:paragraph-rsid="0064b24f"/>
    </style:style>
    <style:style style:name="P241" style:family="paragraph" style:parent-style-name="Standard">
      <style:paragraph-properties fo:text-align="start" style:justify-single-word="false" fo:orphans="0" fo:widows="0"/>
      <style:text-properties officeooo:rsid="002ee487" officeooo:paragraph-rsid="00707d05"/>
    </style:style>
    <style:style style:name="P242" style:family="paragraph" style:parent-style-name="Standard">
      <style:paragraph-properties fo:text-align="start" style:justify-single-word="false" fo:orphans="0" fo:widows="0"/>
      <style:text-properties officeooo:rsid="002ee487" officeooo:paragraph-rsid="00a45771"/>
    </style:style>
    <style:style style:name="P243" style:family="paragraph" style:parent-style-name="Standard">
      <style:paragraph-properties fo:text-align="start" style:justify-single-word="false" fo:orphans="0" fo:widows="0"/>
      <style:text-properties officeooo:rsid="002ee487" officeooo:paragraph-rsid="00bd560f"/>
    </style:style>
    <style:style style:name="P244" style:family="paragraph" style:parent-style-name="Standard">
      <style:paragraph-properties fo:text-align="start" style:justify-single-word="false" fo:orphans="0" fo:widows="0"/>
      <style:text-properties officeooo:rsid="01952e9f" officeooo:paragraph-rsid="0005ba52"/>
    </style:style>
    <style:style style:name="P245" style:family="paragraph" style:parent-style-name="Standard">
      <style:paragraph-properties fo:text-align="start" style:justify-single-word="false" fo:orphans="0" fo:widows="0"/>
      <style:text-properties officeooo:rsid="01952e9f" officeooo:paragraph-rsid="0029c240"/>
    </style:style>
    <style:style style:name="P246" style:family="paragraph" style:parent-style-name="Standard">
      <style:paragraph-properties fo:text-align="start" style:justify-single-word="false" fo:orphans="0" fo:widows="0"/>
      <style:text-properties officeooo:rsid="01952e9f" officeooo:paragraph-rsid="003e5f27"/>
    </style:style>
    <style:style style:name="P247" style:family="paragraph" style:parent-style-name="Standard">
      <style:paragraph-properties fo:text-align="start" style:justify-single-word="false" fo:orphans="0" fo:widows="0"/>
      <style:text-properties officeooo:rsid="01952e9f" officeooo:paragraph-rsid="003fdcce"/>
    </style:style>
    <style:style style:name="P248" style:family="paragraph" style:parent-style-name="Standard">
      <style:paragraph-properties fo:text-align="start" style:justify-single-word="false" fo:orphans="0" fo:widows="0"/>
      <style:text-properties officeooo:rsid="01952e9f" officeooo:paragraph-rsid="00707d05"/>
    </style:style>
    <style:style style:name="P249" style:family="paragraph" style:parent-style-name="Standard">
      <style:paragraph-properties fo:text-align="start" style:justify-single-word="false" fo:orphans="0" fo:widows="0"/>
      <style:text-properties officeooo:rsid="01952e9f" officeooo:paragraph-rsid="008fec21"/>
    </style:style>
    <style:style style:name="P250" style:family="paragraph" style:parent-style-name="Standard">
      <style:paragraph-properties fo:text-align="start" style:justify-single-word="false" fo:orphans="0" fo:widows="0"/>
      <style:text-properties officeooo:rsid="01952e9f" officeooo:paragraph-rsid="00ac6d62"/>
    </style:style>
    <style:style style:name="P251" style:family="paragraph" style:parent-style-name="Standard">
      <style:paragraph-properties fo:text-align="start" style:justify-single-word="false" fo:orphans="0" fo:widows="0"/>
      <style:text-properties officeooo:rsid="0032ae61" officeooo:paragraph-rsid="0005ba52"/>
    </style:style>
    <style:style style:name="P252" style:family="paragraph" style:parent-style-name="Standard">
      <style:paragraph-properties fo:text-align="start" style:justify-single-word="false" fo:orphans="0" fo:widows="0"/>
      <style:text-properties officeooo:rsid="0032ae61" officeooo:paragraph-rsid="0029c240"/>
    </style:style>
    <style:style style:name="P253" style:family="paragraph" style:parent-style-name="Standard">
      <style:paragraph-properties fo:text-align="start" style:justify-single-word="false" fo:orphans="0" fo:widows="0"/>
      <style:text-properties officeooo:rsid="0032ae61" officeooo:paragraph-rsid="003e5f27"/>
    </style:style>
    <style:style style:name="P254" style:family="paragraph" style:parent-style-name="Standard">
      <style:paragraph-properties fo:text-align="start" style:justify-single-word="false" fo:orphans="0" fo:widows="0"/>
      <style:text-properties officeooo:rsid="0032ae61" officeooo:paragraph-rsid="003fdcce"/>
    </style:style>
    <style:style style:name="P255" style:family="paragraph" style:parent-style-name="Standard">
      <style:paragraph-properties fo:text-align="start" style:justify-single-word="false" fo:orphans="0" fo:widows="0"/>
      <style:text-properties officeooo:rsid="0032ae61" officeooo:paragraph-rsid="00707d05"/>
    </style:style>
    <style:style style:name="P256" style:family="paragraph" style:parent-style-name="Standard">
      <style:paragraph-properties fo:text-align="start" style:justify-single-word="false" fo:orphans="0" fo:widows="0"/>
      <style:text-properties officeooo:rsid="0032ae61" officeooo:paragraph-rsid="007fa56b"/>
    </style:style>
    <style:style style:name="P257" style:family="paragraph" style:parent-style-name="Standard">
      <style:paragraph-properties fo:text-align="start" style:justify-single-word="false" fo:orphans="0" fo:widows="0"/>
      <style:text-properties officeooo:rsid="0032ae61" officeooo:paragraph-rsid="008151b2"/>
    </style:style>
    <style:style style:name="P258" style:family="paragraph" style:parent-style-name="Standard">
      <style:paragraph-properties fo:text-align="start" style:justify-single-word="false" fo:orphans="0" fo:widows="0"/>
      <style:text-properties officeooo:rsid="0032ae61" officeooo:paragraph-rsid="008fec21"/>
    </style:style>
    <style:style style:name="P259" style:family="paragraph" style:parent-style-name="Standard">
      <style:paragraph-properties fo:text-align="start" style:justify-single-word="false" fo:orphans="0" fo:widows="0"/>
      <style:text-properties officeooo:rsid="0032ae61" officeooo:paragraph-rsid="00ac6d62"/>
    </style:style>
    <style:style style:name="P260" style:family="paragraph" style:parent-style-name="Standard">
      <style:paragraph-properties fo:text-align="start" style:justify-single-word="false" fo:orphans="0" fo:widows="0"/>
      <style:text-properties officeooo:rsid="003761a6" officeooo:paragraph-rsid="0005ba52"/>
    </style:style>
    <style:style style:name="P261" style:family="paragraph" style:parent-style-name="Standard">
      <style:paragraph-properties fo:text-align="start" style:justify-single-word="false" fo:orphans="0" fo:widows="0"/>
      <style:text-properties officeooo:rsid="003761a6" officeooo:paragraph-rsid="0029c240"/>
    </style:style>
    <style:style style:name="P262" style:family="paragraph" style:parent-style-name="Standard">
      <style:paragraph-properties fo:text-align="start" style:justify-single-word="false" fo:orphans="0" fo:widows="0"/>
      <style:text-properties officeooo:rsid="003761a6" officeooo:paragraph-rsid="003fdcce"/>
    </style:style>
    <style:style style:name="P263" style:family="paragraph" style:parent-style-name="Standard">
      <style:paragraph-properties fo:text-align="start" style:justify-single-word="false" fo:orphans="0" fo:widows="0"/>
      <style:text-properties officeooo:rsid="003761a6" officeooo:paragraph-rsid="00603b35"/>
    </style:style>
    <style:style style:name="P264" style:family="paragraph" style:parent-style-name="Standard">
      <style:paragraph-properties fo:text-align="start" style:justify-single-word="false" fo:orphans="0" fo:widows="0"/>
      <style:text-properties officeooo:rsid="003761a6" officeooo:paragraph-rsid="00707d05"/>
    </style:style>
    <style:style style:name="P265" style:family="paragraph" style:parent-style-name="Standard">
      <style:paragraph-properties fo:text-align="start" style:justify-single-word="false" fo:orphans="0" fo:widows="0"/>
      <style:text-properties officeooo:rsid="003761a6" officeooo:paragraph-rsid="00be27e9"/>
    </style:style>
    <style:style style:name="P266" style:family="paragraph" style:parent-style-name="Standard">
      <style:text-properties officeooo:paragraph-rsid="0005ba52"/>
    </style:style>
    <style:style style:name="P267" style:family="paragraph" style:parent-style-name="Standard">
      <style:paragraph-properties fo:text-align="start" style:justify-single-word="false" fo:orphans="0" fo:widows="0"/>
      <style:text-properties officeooo:rsid="0005ba52" officeooo:paragraph-rsid="0005ba52"/>
    </style:style>
    <style:style style:name="P268" style:family="paragraph" style:parent-style-name="Standard">
      <style:text-properties fo:color="#006600" officeooo:paragraph-rsid="0005ba52"/>
    </style:style>
    <style:style style:name="P269" style:family="paragraph" style:parent-style-name="Standard">
      <style:paragraph-properties fo:text-align="start" style:justify-single-word="false" fo:orphans="0" fo:widows="0"/>
      <style:text-properties fo:color="#006600" style:font-name="Times New Roman" fo:font-size="12pt" fo:font-weight="bold" officeooo:rsid="000c1e20" officeooo:paragraph-rsid="008fec21" style:font-name-asian="Times New Roman1" style:font-size-asian="12pt" style:font-weight-asian="bold" style:font-name-complex="Times New Roman1" style:font-size-complex="12pt" style:font-weight-complex="bold"/>
    </style:style>
    <style:style style:name="P270" style:family="paragraph" style:parent-style-name="Standard">
      <style:paragraph-properties fo:text-align="start" style:justify-single-word="false" fo:orphans="0" fo:widows="0"/>
      <style:text-properties officeooo:rsid="0192d8bc" officeooo:paragraph-rsid="0029c240"/>
    </style:style>
    <style:style style:name="P271" style:family="paragraph" style:parent-style-name="Standard">
      <style:paragraph-properties fo:text-align="start" style:justify-single-word="false" fo:orphans="0" fo:widows="0"/>
      <style:text-properties officeooo:rsid="0192d8bc" officeooo:paragraph-rsid="003fdcce"/>
    </style:style>
    <style:style style:name="P272" style:family="paragraph" style:parent-style-name="Standard">
      <style:paragraph-properties fo:text-align="start" style:justify-single-word="false" fo:orphans="0" fo:widows="0"/>
      <style:text-properties officeooo:rsid="0192d8bc" officeooo:paragraph-rsid="005e7c18"/>
    </style:style>
    <style:style style:name="P273" style:family="paragraph" style:parent-style-name="Standard">
      <style:paragraph-properties fo:text-align="start" style:justify-single-word="false" fo:orphans="0" fo:widows="0"/>
      <style:text-properties officeooo:rsid="0192d8bc" officeooo:paragraph-rsid="006e12e2"/>
    </style:style>
    <style:style style:name="P274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58a8e2" officeooo:paragraph-rsid="0038a9f2" style:font-name-asian="Times New Roman1" style:font-size-asian="12pt" style:font-weight-asian="normal" style:font-name-complex="Times New Roman1" style:font-size-complex="12pt" style:font-weight-complex="normal"/>
    </style:style>
    <style:style style:name="P275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60b142" officeooo:paragraph-rsid="0064b24f" style:font-name-asian="Times New Roman1" style:font-size-asian="12pt" style:font-weight-asian="normal" style:font-name-complex="Times New Roman1" style:font-size-complex="12pt" style:font-weight-complex="normal"/>
    </style:style>
    <style:style style:name="P276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20d355" officeooo:paragraph-rsid="006516c5" style:font-name-asian="Times New Roman1" style:font-size-asian="12pt" style:font-weight-asian="normal" style:font-name-complex="Times New Roman1" style:font-size-complex="12pt" style:font-weight-complex="normal"/>
    </style:style>
    <style:style style:name="P277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20d355" officeooo:paragraph-rsid="00653816" style:font-name-asian="Times New Roman1" style:font-size-asian="12pt" style:font-weight-asian="normal" style:font-name-complex="Times New Roman1" style:font-size-complex="12pt" style:font-weight-complex="normal"/>
    </style:style>
    <style:style style:name="P278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6e2ff2" officeooo:paragraph-rsid="00660b38" style:font-name-asian="Times New Roman1" style:font-size-asian="12pt" style:font-weight-asian="normal" style:font-name-complex="Times New Roman1" style:font-size-complex="12pt" style:font-weight-complex="normal"/>
    </style:style>
    <style:style style:name="P279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76145f" officeooo:paragraph-rsid="008b35f5" style:font-name-asian="Times New Roman1" style:font-size-asian="12pt" style:font-weight-asian="normal" style:font-name-complex="Times New Roman1" style:font-size-complex="12pt" style:font-weight-complex="normal"/>
    </style:style>
    <style:style style:name="P280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9b79a" officeooo:paragraph-rsid="00baa7e2" style:font-name-asian="Times New Roman1" style:font-size-asian="12pt" style:font-weight-asian="normal" style:font-name-complex="Times New Roman1" style:font-size-complex="12pt" style:font-weight-complex="normal"/>
    </style:style>
    <style:style style:name="P281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9b79a" officeooo:paragraph-rsid="00bb05ef" style:font-name-asian="Times New Roman1" style:font-size-asian="12pt" style:font-weight-asian="normal" style:font-name-complex="Times New Roman1" style:font-size-complex="12pt" style:font-weight-complex="normal"/>
    </style:style>
    <style:style style:name="P282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9b79a" officeooo:paragraph-rsid="00bd1689" style:font-name-asian="Times New Roman1" style:font-size-asian="12pt" style:font-weight-asian="normal" style:font-name-complex="Times New Roman1" style:font-size-complex="12pt" style:font-weight-complex="normal"/>
    </style:style>
    <style:style style:name="P283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officeooo:rsid="0076145f" officeooo:paragraph-rsid="007bc806" style:font-name-asian="Times New Roman1" style:font-size-asian="12pt" style:font-name-complex="Times New Roman1" style:font-size-complex="12pt"/>
    </style:style>
    <style:style style:name="P284" style:family="paragraph" style:parent-style-name="Standard">
      <style:paragraph-properties fo:text-align="start" style:justify-single-word="false" fo:orphans="0" fo:widows="0">
        <style:tab-stops>
          <style:tab-stop style:position="12.192cm"/>
        </style:tab-stops>
      </style:paragraph-properties>
      <style:text-properties fo:color="#ff3333" style:font-name="Times New Roman" fo:font-size="12pt" fo:font-weight="bold" officeooo:rsid="008b35f5" officeooo:paragraph-rsid="008b35f5" style:font-name-asian="Times New Roman1" style:font-size-asian="12pt" style:font-weight-asian="bold" style:font-name-complex="Times New Roman1" style:font-size-complex="12pt" style:font-weight-complex="bold"/>
    </style:style>
    <style:style style:name="P285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e8ad0" officeooo:paragraph-rsid="008d0a83" style:font-name-asian="Times New Roman1" style:font-size-asian="12pt" style:font-weight-asian="normal" style:font-name-complex="Times New Roman1" style:font-size-complex="12pt" style:font-weight-complex="normal"/>
    </style:style>
    <style:style style:name="P286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8711f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287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b7cc5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288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c741d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289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7cd4e9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290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0d355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291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3672b6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292" style:family="paragraph" style:parent-style-name="Standard">
      <style:paragraph-properties fo:text-align="start" style:justify-single-word="false" fo:orphans="0" fo:widows="0"/>
      <style:text-properties officeooo:rsid="00745746" officeooo:paragraph-rsid="00707d05"/>
    </style:style>
    <style:style style:name="P293" style:family="paragraph" style:parent-style-name="Standard">
      <style:paragraph-properties fo:text-align="start" style:justify-single-word="false" fo:orphans="0" fo:widows="0"/>
      <style:text-properties officeooo:rsid="00745746" officeooo:paragraph-rsid="0088fea3"/>
    </style:style>
    <style:style style:name="P294" style:family="paragraph" style:parent-style-name="Standard">
      <style:paragraph-properties fo:text-align="start" style:justify-single-word="false" fo:orphans="0" fo:widows="0"/>
      <style:text-properties officeooo:rsid="00745746" officeooo:paragraph-rsid="008fec21"/>
    </style:style>
    <style:style style:name="P295" style:family="paragraph" style:parent-style-name="Standard">
      <style:paragraph-properties fo:text-align="start" style:justify-single-word="false" fo:orphans="0" fo:widows="0"/>
      <style:text-properties officeooo:rsid="00745746" officeooo:paragraph-rsid="00ac6d62"/>
    </style:style>
    <style:style style:name="P296" style:family="paragraph" style:parent-style-name="Standard">
      <style:paragraph-properties fo:text-align="start" style:justify-single-word="false" fo:orphans="0" fo:widows="0"/>
      <style:text-properties officeooo:rsid="00745746" officeooo:paragraph-rsid="00c52b88"/>
    </style:style>
    <style:style style:name="P297" style:family="paragraph" style:parent-style-name="Standard">
      <style:paragraph-properties fo:text-align="start" style:justify-single-word="false" fo:orphans="0" fo:widows="0"/>
      <style:text-properties officeooo:rsid="0076145f" officeooo:paragraph-rsid="00707d05"/>
    </style:style>
    <style:style style:name="P298" style:family="paragraph" style:parent-style-name="Standard">
      <style:paragraph-properties fo:text-align="start" style:justify-single-word="false" fo:orphans="0" fo:widows="0"/>
      <style:text-properties officeooo:rsid="0076145f" officeooo:paragraph-rsid="008fec21"/>
    </style:style>
    <style:style style:name="P299" style:family="paragraph" style:parent-style-name="Standard">
      <style:paragraph-properties fo:text-align="start" style:justify-single-word="false" fo:orphans="0" fo:widows="0"/>
      <style:text-properties officeooo:rsid="00d641cb" officeooo:paragraph-rsid="00707d05"/>
    </style:style>
    <style:style style:name="P300" style:family="paragraph" style:parent-style-name="Standard">
      <style:paragraph-properties fo:text-align="start" style:justify-single-word="false" fo:orphans="0" fo:widows="0"/>
      <style:text-properties officeooo:rsid="00d641cb" officeooo:paragraph-rsid="008fec21"/>
    </style:style>
    <style:style style:name="P301" style:family="paragraph" style:parent-style-name="Standard">
      <style:paragraph-properties fo:text-align="start" style:justify-single-word="false" fo:orphans="0" fo:widows="0"/>
      <style:text-properties officeooo:rsid="00b0ebd0" officeooo:paragraph-rsid="00707d05"/>
    </style:style>
    <style:style style:name="P302" style:family="paragraph" style:parent-style-name="Standard">
      <style:paragraph-properties fo:text-align="start" style:justify-single-word="false" fo:orphans="0" fo:widows="0"/>
      <style:text-properties officeooo:rsid="00b0ebd0" officeooo:paragraph-rsid="008fec21"/>
    </style:style>
    <style:style style:name="P303" style:family="paragraph" style:parent-style-name="Standard">
      <style:paragraph-properties fo:text-align="start" style:justify-single-word="false" fo:orphans="0" fo:widows="0"/>
      <style:text-properties officeooo:rsid="00ceeef1" officeooo:paragraph-rsid="00707d05"/>
    </style:style>
    <style:style style:name="P304" style:family="paragraph" style:parent-style-name="Standard">
      <style:paragraph-properties fo:text-align="start" style:justify-single-word="false" fo:orphans="0" fo:widows="0"/>
      <style:text-properties officeooo:rsid="00ceeef1" officeooo:paragraph-rsid="008fec21"/>
    </style:style>
    <style:style style:name="P305" style:family="paragraph" style:parent-style-name="Standard">
      <style:paragraph-properties fo:text-align="start" style:justify-single-word="false" fo:orphans="0" fo:widows="0"/>
      <style:text-properties officeooo:rsid="011cf8bd" officeooo:paragraph-rsid="0088fea3"/>
    </style:style>
    <style:style style:name="P306" style:family="paragraph" style:parent-style-name="Standard">
      <style:paragraph-properties fo:text-align="start" style:justify-single-word="false" fo:orphans="0" fo:widows="0"/>
      <style:text-properties officeooo:rsid="011e8549" officeooo:paragraph-rsid="0088fea3"/>
    </style:style>
    <style:style style:name="P307" style:family="paragraph" style:parent-style-name="Standard">
      <style:paragraph-properties fo:text-align="start" style:justify-single-word="false" fo:orphans="0" fo:widows="0">
        <style:tab-stops>
          <style:tab-stop style:position="12.192cm"/>
        </style:tab-stops>
      </style:paragraph-properties>
      <style:text-properties officeooo:rsid="0124490e" officeooo:paragraph-rsid="0088fea3"/>
    </style:style>
    <style:style style:name="P308" style:family="paragraph" style:parent-style-name="Standard">
      <style:paragraph-properties fo:text-align="start" style:justify-single-word="false" fo:orphans="0" fo:widows="0"/>
      <style:text-properties officeooo:rsid="01255ff7" officeooo:paragraph-rsid="0088fea3"/>
    </style:style>
    <style:style style:name="P309" style:family="paragraph" style:parent-style-name="Standard">
      <style:paragraph-properties fo:text-align="start" style:justify-single-word="false" fo:orphans="0" fo:widows="0"/>
      <style:text-properties officeooo:rsid="013eea9d" officeooo:paragraph-rsid="00ac6d62"/>
    </style:style>
    <style:style style:name="P310" style:family="paragraph" style:parent-style-name="Standard">
      <style:paragraph-properties fo:text-align="start" style:justify-single-word="false" fo:orphans="0" fo:widows="0"/>
      <style:text-properties officeooo:rsid="01b06b53" officeooo:paragraph-rsid="00ac6d62"/>
    </style:style>
    <style:style style:name="P311" style:family="paragraph" style:parent-style-name="Standard">
      <style:paragraph-properties fo:text-align="start" style:justify-single-word="false" fo:orphans="0" fo:widows="0"/>
      <style:text-properties officeooo:rsid="0140f17e" officeooo:paragraph-rsid="00ac6d62"/>
    </style:style>
    <style:style style:name="P312" style:family="paragraph" style:parent-style-name="Standard">
      <style:paragraph-properties fo:text-align="start" style:justify-single-word="false" fo:orphans="0" fo:widows="0"/>
      <style:text-properties officeooo:rsid="0149904a" officeooo:paragraph-rsid="00ac6d62"/>
    </style:style>
    <style:style style:name="P313" style:family="paragraph" style:parent-style-name="Standard">
      <style:paragraph-properties fo:text-align="start" style:justify-single-word="false" fo:orphans="0" fo:widows="0"/>
      <style:text-properties officeooo:rsid="014a4054" officeooo:paragraph-rsid="00ac6d62"/>
    </style:style>
    <style:style style:name="P314" style:family="paragraph" style:parent-style-name="Standard">
      <style:paragraph-properties fo:text-align="start" style:justify-single-word="false" fo:orphans="0" fo:widows="0"/>
      <style:text-properties officeooo:rsid="014a4054" officeooo:paragraph-rsid="00baa7e2"/>
    </style:style>
    <style:style style:name="P315" style:family="paragraph" style:parent-style-name="Standard">
      <style:paragraph-properties fo:text-align="start" style:justify-single-word="false" fo:orphans="0" fo:widows="0"/>
      <style:text-properties officeooo:rsid="0096c6d8" officeooo:paragraph-rsid="00c52b88"/>
    </style:style>
    <style:style style:name="P316" style:family="paragraph" style:parent-style-name="Standard">
      <style:paragraph-properties fo:text-align="start" style:justify-single-word="false" fo:orphans="0" fo:widows="0"/>
      <style:text-properties officeooo:rsid="00745d8c" officeooo:paragraph-rsid="00c52b88"/>
    </style:style>
    <style:style style:name="P317" style:family="paragraph" style:parent-style-name="Standard">
      <style:paragraph-properties fo:text-align="start" style:justify-single-word="false" fo:orphans="0" fo:widows="0"/>
      <style:text-properties officeooo:rsid="00753c05" officeooo:paragraph-rsid="00c52b88"/>
    </style:style>
    <style:style style:name="P318" style:family="paragraph" style:parent-style-name="Standard">
      <style:paragraph-properties fo:text-align="start" style:justify-single-word="false" fo:orphans="0" fo:widows="0"/>
      <style:text-properties officeooo:rsid="00c5c996" officeooo:paragraph-rsid="00c52b88"/>
    </style:style>
    <style:style style:name="P319" style:family="paragraph" style:parent-style-name="Standard">
      <style:paragraph-properties fo:text-align="start" style:justify-single-word="false" fo:orphans="0" fo:widows="0"/>
      <style:text-properties officeooo:rsid="00ca9224" officeooo:paragraph-rsid="00c52b88"/>
    </style:style>
    <style:style style:name="P320" style:family="paragraph" style:parent-style-name="Standard">
      <style:paragraph-properties fo:text-align="start" style:justify-single-word="false" fo:orphans="0" fo:widows="0"/>
      <style:text-properties officeooo:rsid="00cb2249" officeooo:paragraph-rsid="00c52b88"/>
    </style:style>
    <style:style style:name="P321" style:family="paragraph" style:parent-style-name="Standard">
      <style:paragraph-properties fo:text-align="start" style:justify-single-word="false" fo:orphans="0" fo:widows="0"/>
      <style:text-properties officeooo:rsid="00cd4306" officeooo:paragraph-rsid="00c52b88"/>
    </style:style>
    <style:style style:name="P322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0bb8197" style:font-name-asian="Times New Roman1" style:font-size-asian="12pt" style:font-name-complex="Times New Roman1" style:font-size-complex="12pt"/>
    </style:style>
    <style:style style:name="P32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8fec21" officeooo:paragraph-rsid="008fec21" style:font-name-asian="Times New Roman1" style:font-size-asian="12pt" style:font-weight-asian="bold" style:font-name-complex="Times New Roman1" style:font-size-complex="12pt" style:font-weight-complex="bold"/>
    </style:style>
    <style:style style:name="P32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29c240" officeooo:paragraph-rsid="00c52b88" style:font-name-asian="Times New Roman1" style:font-size-asian="12pt" style:font-weight-asian="bold" style:font-name-complex="Times New Roman1" style:font-size-complex="12pt" style:font-weight-complex="bold"/>
    </style:style>
    <style:style style:name="P32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0c1e20" officeooo:paragraph-rsid="00c37978" style:font-name-asian="Times New Roman1" style:font-size-asian="12pt" style:font-weight-asian="bold" style:font-name-complex="Times New Roman1" style:font-size-complex="12pt" style:font-weight-complex="bold"/>
    </style:style>
    <style:style style:name="P32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e8ad0" officeooo:paragraph-rsid="00ce105c" style:font-name-asian="Times New Roman1" style:font-size-asian="12pt" style:font-weight-asian="normal" style:font-name-complex="Times New Roman1" style:font-size-complex="12pt" style:font-weight-complex="normal"/>
    </style:style>
    <style:style style:name="P32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0c1e20" officeooo:paragraph-rsid="00ce105c" style:font-name-asian="Times New Roman1" style:font-size-asian="12pt" style:font-weight-asian="normal" style:font-name-complex="Times New Roman1" style:font-size-complex="12pt" style:font-weight-complex="normal"/>
    </style:style>
    <style:style style:name="P32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0c1e20" officeooo:paragraph-rsid="00c37978" style:font-name-asian="Times New Roman1" style:font-size-asian="12pt" style:font-weight-asian="normal" style:font-name-complex="Times New Roman1" style:font-size-complex="12pt" style:font-weight-complex="normal"/>
    </style:style>
    <style:style style:name="P32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76145f" officeooo:paragraph-rsid="00ce105c" style:font-name-asian="Times New Roman1" style:font-size-asian="12pt" style:font-weight-asian="normal" style:font-name-complex="Times New Roman1" style:font-size-complex="12pt" style:font-weight-complex="normal"/>
    </style:style>
    <style:style style:name="P33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cf6f28" officeooo:paragraph-rsid="00ce105c" style:font-name-asian="Times New Roman1" style:font-size-asian="12pt" style:font-weight-asian="normal" style:font-name-complex="Times New Roman1" style:font-size-complex="12pt" style:font-weight-complex="normal"/>
    </style:style>
    <style:style style:name="P331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cffa9c" officeooo:paragraph-rsid="00ce105c" style:font-name-asian="Times New Roman1" style:font-size-asian="12pt" style:font-weight-asian="normal" style:font-name-complex="Times New Roman1" style:font-size-complex="12pt" style:font-weight-complex="normal"/>
    </style:style>
    <style:style style:name="P33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d37426" style:font-name-asian="Times New Roman1" style:font-size-asian="12pt" style:font-weight-asian="normal" style:font-name-complex="Times New Roman1" style:font-size-complex="12pt" style:font-weight-complex="normal"/>
    </style:style>
    <style:style style:name="P33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d37426" officeooo:paragraph-rsid="00d37426" style:font-name-asian="Times New Roman1" style:font-size-asian="12pt" style:font-weight-asian="normal" style:font-name-complex="Times New Roman1" style:font-size-complex="12pt" style:font-weight-complex="normal"/>
    </style:style>
    <style:style style:name="P33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f0cc4a" officeooo:paragraph-rsid="00d37426" style:font-name-asian="Times New Roman1" style:font-size-asian="12pt" style:font-weight-asian="normal" style:font-name-complex="Times New Roman1" style:font-size-complex="12pt" style:font-weight-complex="normal"/>
    </style:style>
    <style:style style:name="P33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f0cc4a" officeooo:paragraph-rsid="00d41027" style:font-name-asian="Times New Roman1" style:font-size-asian="12pt" style:font-weight-asian="normal" style:font-name-complex="Times New Roman1" style:font-size-complex="12pt" style:font-weight-complex="normal"/>
    </style:style>
    <style:style style:name="P33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f48011" officeooo:paragraph-rsid="00d41027" style:font-name-asian="Times New Roman1" style:font-size-asian="12pt" style:font-weight-asian="normal" style:font-name-complex="Times New Roman1" style:font-size-complex="12pt" style:font-weight-complex="normal"/>
    </style:style>
    <style:style style:name="P33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cd4306" officeooo:paragraph-rsid="00d68c66" style:font-name-asian="Times New Roman1" style:font-size-asian="12pt" style:font-weight-asian="normal" style:font-name-complex="Times New Roman1" style:font-size-complex="12pt" style:font-weight-complex="normal"/>
    </style:style>
    <style:style style:name="P33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d68c66" officeooo:paragraph-rsid="00d68c66" style:font-name-asian="Times New Roman1" style:font-size-asian="12pt" style:font-weight-asian="normal" style:font-name-complex="Times New Roman1" style:font-size-complex="12pt" style:font-weight-complex="normal"/>
    </style:style>
    <style:style style:name="P339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1cdadb2" officeooo:paragraph-rsid="00d68c66" style:font-name-asian="Times New Roman1" style:font-size-asian="12pt" style:font-weight-asian="normal" style:font-name-complex="Times New Roman1" style:font-size-complex="12pt" style:font-weight-complex="normal"/>
    </style:style>
    <style:style style:name="P340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style:text-underline-style="solid" style:text-underline-width="auto" style:text-underline-color="font-color" fo:font-weight="normal" officeooo:rsid="00c717ce" officeooo:paragraph-rsid="00c717ce" style:font-name-asian="Times New Roman1" style:font-size-asian="12pt" style:font-weight-asian="normal" style:font-name-complex="Times New Roman1" style:font-size-complex="12pt" style:font-weight-complex="normal"/>
    </style:style>
    <style:style style:name="P341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2f4ef6" officeooo:paragraph-rsid="00a45771" style:font-name-asian="Times New Roman1" style:font-size-asian="12pt" style:font-weight-asian="normal" style:font-name-complex="Times New Roman1" style:font-size-complex="12pt" style:font-weight-complex="normal"/>
    </style:style>
    <style:style style:name="P342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e27e9" officeooo:paragraph-rsid="00baa7e2" style:font-name-asian="Times New Roman1" style:font-size-asian="12pt" style:font-weight-asian="normal" style:font-name-complex="Times New Roman1" style:font-size-complex="12pt" style:font-weight-complex="normal"/>
    </style:style>
    <style:style style:name="P343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e27e9" officeooo:paragraph-rsid="00bb05ef" style:font-name-asian="Times New Roman1" style:font-size-asian="12pt" style:font-weight-asian="normal" style:font-name-complex="Times New Roman1" style:font-size-complex="12pt" style:font-weight-complex="normal"/>
    </style:style>
    <style:style style:name="P344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e27e9" officeooo:paragraph-rsid="00bd1689" style:font-name-asian="Times New Roman1" style:font-size-asian="12pt" style:font-weight-asian="normal" style:font-name-complex="Times New Roman1" style:font-size-complex="12pt" style:font-weight-complex="normal"/>
    </style:style>
    <style:style style:name="P345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2e8ad0" officeooo:paragraph-rsid="00bd1689" style:font-name-asian="Times New Roman1" style:font-size-asian="12pt" style:font-weight-asian="normal" style:font-name-complex="Times New Roman1" style:font-size-complex="12pt" style:font-weight-complex="normal"/>
    </style:style>
    <style:style style:name="P346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f5b8f" officeooo:paragraph-rsid="00bd1689" style:font-name-asian="Times New Roman1" style:font-size-asian="12pt" style:font-weight-asian="normal" style:font-name-complex="Times New Roman1" style:font-size-complex="12pt" style:font-weight-complex="normal"/>
    </style:style>
    <style:style style:name="P347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fo:font-weight="normal" officeooo:rsid="00b9b79a" officeooo:paragraph-rsid="00ce105c" style:font-name-asian="Times New Roman1" style:font-size-asian="12pt" style:font-weight-asian="normal" style:font-name-complex="Times New Roman1" style:font-size-complex="12pt" style:font-weight-complex="normal"/>
    </style:style>
    <style:style style:name="P348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e822c7" officeooo:paragraph-rsid="00a5f4b8" style:font-name-asian="Times New Roman1" style:font-size-asian="12pt" style:font-weight-asian="normal" style:font-name-complex="Times New Roman1" style:font-size-complex="12pt" style:font-weight-complex="normal"/>
    </style:style>
    <style:style style:name="P349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e822c7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350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8893e8" officeooo:paragraph-rsid="00a9b2a5" style:font-name-asian="Times New Roman1" style:font-size-asian="12pt" style:font-weight-asian="normal" style:font-name-complex="Times New Roman1" style:font-size-complex="12pt" style:font-weight-complex="normal"/>
    </style:style>
    <style:style style:name="P351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none" fo:font-weight="normal" officeooo:rsid="002e8ad0" officeooo:paragraph-rsid="00bb05ef" style:font-name-asian="Times New Roman1" style:font-size-asian="12pt" style:font-weight-asian="normal" style:font-name-complex="Times New Roman1" style:font-size-complex="12pt" style:font-weight-complex="normal"/>
    </style:style>
    <style:style style:name="P35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0ce105c" style:font-name-asian="Times New Roman1" style:font-size-asian="12pt" style:font-name-complex="Times New Roman1" style:font-size-complex="12pt"/>
    </style:style>
    <style:style style:name="P35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999fb8" officeooo:paragraph-rsid="00ce105c" style:font-name-asian="Times New Roman1" style:font-size-asian="12pt" style:font-name-complex="Times New Roman1" style:font-size-complex="12pt"/>
    </style:style>
    <style:style style:name="P35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f0cc4a" officeooo:paragraph-rsid="00d37426" style:font-name-asian="Times New Roman1" style:font-size-asian="12pt" style:font-name-complex="Times New Roman1" style:font-size-complex="12pt"/>
    </style:style>
    <style:style style:name="P35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f8f55a" officeooo:paragraph-rsid="00d68c66" style:font-name-asian="Times New Roman1" style:font-size-asian="12pt" style:font-name-complex="Times New Roman1" style:font-size-complex="12pt"/>
    </style:style>
    <style:style style:name="P356" style:family="paragraph" style:parent-style-name="Standard">
      <style:paragraph-properties fo:text-align="start" style:justify-single-word="false" fo:orphans="0" fo:widows="0"/>
      <style:text-properties fo:color="#006600" style:font-name="Times New Roman" fo:font-size="12pt" officeooo:rsid="00cd4306" officeooo:paragraph-rsid="00c52b88" style:font-name-asian="Times New Roman1" style:font-size-asian="12pt" style:font-name-complex="Times New Roman1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192d8bc"/>
    </style:style>
    <style:style style:name="T3" style:family="text">
      <style:text-properties officeooo:rsid="0058a8e2"/>
    </style:style>
    <style:style style:name="T4" style:family="text">
      <style:text-properties officeooo:rsid="002e8ad0"/>
    </style:style>
    <style:style style:name="T5" style:family="text">
      <style:text-properties officeooo:rsid="0020d355"/>
    </style:style>
    <style:style style:name="T6" style:family="text">
      <style:text-properties fo:color="#ff3333"/>
    </style:style>
    <style:style style:name="T7" style:family="text">
      <style:text-properties fo:color="#ff3333" officeooo:rsid="002e8ad0"/>
    </style:style>
    <style:style style:name="T8" style:family="text">
      <style:text-properties fo:color="#ff3333" officeooo:rsid="0020d355"/>
    </style:style>
    <style:style style:name="T9" style:family="text">
      <style:text-properties fo:color="#ff3333" officeooo:rsid="0058a8e2"/>
    </style:style>
    <style:style style:name="T10" style:family="text">
      <style:text-properties fo:color="#ff3333"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ff3333" style:font-name="Times New Roman" fo:font-size="12pt" officeooo:rsid="011d4442" style:font-name-asian="Times New Roman1" style:font-size-asian="12pt" style:font-name-complex="Times New Roman1" style:font-size-complex="12pt"/>
    </style:style>
    <style:style style:name="T12" style:family="text">
      <style:text-properties fo:color="#ff3333" style:font-name="Times New Roman" fo:font-size="12pt" officeooo:rsid="003b0d78" style:font-name-asian="Times New Roman1" style:font-size-asian="12pt" style:font-name-complex="Times New Roman1" style:font-size-complex="12pt"/>
    </style:style>
    <style:style style:name="T13" style:family="text">
      <style:text-properties fo:color="#ff3333" style:font-name="Times New Roman" fo:font-size="12pt" officeooo:rsid="0032ae61" style:font-name-asian="Times New Roman1" style:font-size-asian="12pt" style:font-name-complex="Times New Roman1" style:font-size-complex="12pt"/>
    </style:style>
    <style:style style:name="T14" style:family="text">
      <style:text-properties fo:color="#ff3333" style:font-name="Times New Roman" fo:font-size="12pt" officeooo:rsid="004524ec" style:font-name-asian="Times New Roman1" style:font-size-asian="12pt" style:font-name-complex="Times New Roman1" style:font-size-complex="12pt"/>
    </style:style>
    <style:style style:name="T15" style:family="text">
      <style:text-properties fo:color="#ff3333" style:font-name="Times New Roman" fo:font-size="12pt" officeooo:rsid="0022aa18" style:font-name-asian="Times New Roman1" style:font-size-asian="12pt" style:font-name-complex="Times New Roman1" style:font-size-complex="12pt"/>
    </style:style>
    <style:style style:name="T16" style:family="text">
      <style:text-properties fo:color="#ff3333" style:font-name="Times New Roman" fo:font-size="12pt" officeooo:rsid="003daabd" style:font-name-asian="Times New Roman1" style:font-size-asian="12pt" style:font-name-complex="Times New Roman1" style:font-size-complex="12pt"/>
    </style:style>
    <style:style style:name="T17" style:family="text">
      <style:text-properties fo:color="#ff3333" style:font-name="Times New Roman" fo:font-size="12pt" officeooo:rsid="003761a6" style:font-name-asian="Times New Roman1" style:font-size-asian="12pt" style:font-name-complex="Times New Roman1" style:font-size-complex="12pt"/>
    </style:style>
    <style:style style:name="T18" style:family="text">
      <style:text-properties fo:color="#ff3333" style:font-name="Times New Roman" fo:font-size="12pt" officeooo:rsid="0053cdaf" style:font-name-asian="Times New Roman1" style:font-size-asian="12pt" style:font-name-complex="Times New Roman1" style:font-size-complex="12pt"/>
    </style:style>
    <style:style style:name="T19" style:family="text">
      <style:text-properties fo:color="#ff3333" style:font-name="Times New Roman" fo:font-size="12pt" officeooo:rsid="01952e9f" style:font-name-asian="Times New Roman1" style:font-size-asian="12pt" style:font-name-complex="Times New Roman1" style:font-size-complex="12pt"/>
    </style:style>
    <style:style style:name="T20" style:family="text">
      <style:text-properties fo:color="#ff3333" style:font-name="Times New Roman" fo:font-size="12pt" officeooo:rsid="0060b142" style:font-name-asian="Times New Roman1" style:font-size-asian="12pt" style:font-name-complex="Times New Roman1" style:font-size-complex="12pt"/>
    </style:style>
    <style:style style:name="T21" style:family="text">
      <style:text-properties fo:color="#ff3333" style:font-name="Times New Roman" fo:font-size="12pt" officeooo:rsid="00656ac8" style:font-name-asian="Times New Roman1" style:font-size-asian="12pt" style:font-name-complex="Times New Roman1" style:font-size-complex="12pt"/>
    </style:style>
    <style:style style:name="T22" style:family="text">
      <style:text-properties fo:color="#ff3333" style:font-name="Times New Roman" fo:font-size="12pt" officeooo:rsid="01959c95" style:font-name-asian="Times New Roman1" style:font-size-asian="12pt" style:font-name-complex="Times New Roman1" style:font-size-complex="12pt"/>
    </style:style>
    <style:style style:name="T23" style:family="text">
      <style:text-properties fo:color="#ff3333" style:font-name="Times New Roman" fo:font-size="12pt" officeooo:rsid="00665bab" style:font-name-asian="Times New Roman1" style:font-size-asian="12pt" style:font-name-complex="Times New Roman1" style:font-size-complex="12pt"/>
    </style:style>
    <style:style style:name="T24" style:family="text">
      <style:text-properties fo:color="#ff3333" style:font-name="Times New Roman" fo:font-size="12pt" officeooo:rsid="006e2ff2" style:font-name-asian="Times New Roman1" style:font-size-asian="12pt" style:font-name-complex="Times New Roman1" style:font-size-complex="12pt"/>
    </style:style>
    <style:style style:name="T25" style:family="text">
      <style:text-properties fo:color="#ff3333" style:font-name="Times New Roman" fo:font-size="12pt" officeooo:rsid="002e8ad0" style:font-name-asian="Times New Roman1" style:font-size-asian="12pt" style:font-name-complex="Times New Roman1" style:font-size-complex="12pt"/>
    </style:style>
    <style:style style:name="T26" style:family="text">
      <style:text-properties fo:color="#ff3333" style:font-name="Times New Roman" fo:font-size="12pt" officeooo:rsid="0064b24f" style:font-name-asian="Times New Roman1" style:font-size-asian="12pt" style:font-name-complex="Times New Roman1" style:font-size-complex="12pt"/>
    </style:style>
    <style:style style:name="T27" style:family="text">
      <style:text-properties fo:color="#ff3333" style:font-name="Times New Roman" fo:font-size="12pt" officeooo:rsid="00600ce6" style:font-name-asian="Times New Roman1" style:font-size-asian="12pt" style:font-name-complex="Times New Roman1" style:font-size-complex="12pt"/>
    </style:style>
    <style:style style:name="T28" style:family="text">
      <style:text-properties fo:color="#ff3333" style:font-name="Times New Roman" fo:font-size="12pt" officeooo:rsid="0078d71f" style:font-name-asian="Times New Roman1" style:font-size-asian="12pt" style:font-name-complex="Times New Roman1" style:font-size-complex="12pt"/>
    </style:style>
    <style:style style:name="T29" style:family="text">
      <style:text-properties fo:color="#ff3333" style:font-name="Times New Roman" fo:font-size="12pt" officeooo:rsid="00b2f6b7" style:font-name-asian="Times New Roman1" style:font-size-asian="12pt" style:font-name-complex="Times New Roman1" style:font-size-complex="12pt"/>
    </style:style>
    <style:style style:name="T30" style:family="text">
      <style:text-properties fo:color="#ff3333" style:font-name="Times New Roman" fo:font-size="12pt" officeooo:rsid="00d24b64" style:font-name-asian="Times New Roman1" style:font-size-asian="12pt" style:font-name-complex="Times New Roman1" style:font-size-complex="12pt"/>
    </style:style>
    <style:style style:name="T31" style:family="text">
      <style:text-properties fo:color="#ff3333" style:font-name="Times New Roman" fo:font-size="12pt" officeooo:rsid="015b030b" style:font-name-asian="Times New Roman1" style:font-size-asian="12pt" style:font-name-complex="Times New Roman1" style:font-size-complex="12pt"/>
    </style:style>
    <style:style style:name="T32" style:family="text">
      <style:text-properties fo:color="#ff3333" style:font-name="Times New Roman" fo:font-size="12pt" officeooo:rsid="01183073" style:font-name-asian="Times New Roman1" style:font-size-asian="12pt" style:font-name-complex="Times New Roman1" style:font-size-complex="12pt"/>
    </style:style>
    <style:style style:name="T33" style:family="text">
      <style:text-properties fo:color="#ff3333" style:font-name="Times New Roman" fo:font-size="12pt" officeooo:rsid="00d2d9ab" style:font-name-asian="Times New Roman1" style:font-size-asian="12pt" style:font-name-complex="Times New Roman1" style:font-size-complex="12pt"/>
    </style:style>
    <style:style style:name="T34" style:family="text">
      <style:text-properties fo:color="#ff3333" style:font-name="Times New Roman" fo:font-size="12pt" officeooo:rsid="010a8cf5" style:font-name-asian="Times New Roman1" style:font-size-asian="12pt" style:font-name-complex="Times New Roman1" style:font-size-complex="12pt"/>
    </style:style>
    <style:style style:name="T35" style:family="text">
      <style:text-properties fo:color="#ff3333" style:font-name="Times New Roman" fo:font-size="12pt" officeooo:rsid="00e4550f" style:font-name-asian="Times New Roman1" style:font-size-asian="12pt" style:font-name-complex="Times New Roman1" style:font-size-complex="12pt"/>
    </style:style>
    <style:style style:name="T36" style:family="text">
      <style:text-properties fo:color="#ff3333" style:font-name="Times New Roman" fo:font-size="12pt" officeooo:rsid="00e822c7" style:font-name-asian="Times New Roman1" style:font-size-asian="12pt" style:font-name-complex="Times New Roman1" style:font-size-complex="12pt"/>
    </style:style>
    <style:style style:name="T37" style:family="text">
      <style:text-properties fo:color="#ff3333" style:font-name="Times New Roman" fo:font-size="12pt" officeooo:rsid="00eba009" style:font-name-asian="Times New Roman1" style:font-size-asian="12pt" style:font-name-complex="Times New Roman1" style:font-size-complex="12pt"/>
    </style:style>
    <style:style style:name="T38" style:family="text">
      <style:text-properties fo:color="#ff3333" style:font-name="Times New Roman" fo:font-size="12pt" officeooo:rsid="0076145f" style:font-name-asian="Times New Roman1" style:font-size-asian="12pt" style:font-name-complex="Times New Roman1" style:font-size-complex="12pt"/>
    </style:style>
    <style:style style:name="T39" style:family="text">
      <style:text-properties fo:color="#ff3333" style:font-name="Times New Roman" fo:font-size="12pt" officeooo:rsid="00da6f5b" style:font-name-asian="Times New Roman1" style:font-size-asian="12pt" style:font-name-complex="Times New Roman1" style:font-size-complex="12pt"/>
    </style:style>
    <style:style style:name="T40" style:family="text">
      <style:text-properties fo:color="#ff3333" style:font-name="Times New Roman" fo:font-size="12pt" officeooo:rsid="0081ceda" style:font-name-asian="Times New Roman1" style:font-size-asian="12pt" style:font-name-complex="Times New Roman1" style:font-size-complex="12pt"/>
    </style:style>
    <style:style style:name="T41" style:family="text">
      <style:text-properties fo:color="#ff3333" style:font-name="Times New Roman" fo:font-size="12pt" officeooo:rsid="015a9d44" style:font-name-asian="Times New Roman1" style:font-size-asian="12pt" style:font-name-complex="Times New Roman1" style:font-size-complex="12pt"/>
    </style:style>
    <style:style style:name="T42" style:family="text">
      <style:text-properties fo:color="#ff3333" style:font-name="Times New Roman" fo:font-size="12pt" officeooo:rsid="00d641cb" style:font-name-asian="Times New Roman1" style:font-size-asian="12pt" style:font-name-complex="Times New Roman1" style:font-size-complex="12pt"/>
    </style:style>
    <style:style style:name="T43" style:family="text">
      <style:text-properties fo:color="#ff3333" style:font-name="Times New Roman" fo:font-size="12pt" officeooo:rsid="007bc806" style:font-name-asian="Times New Roman1" style:font-size-asian="12pt" style:font-name-complex="Times New Roman1" style:font-size-complex="12pt"/>
    </style:style>
    <style:style style:name="T44" style:family="text">
      <style:text-properties fo:color="#ff3333" style:font-name="Times New Roman" fo:font-size="12pt" officeooo:rsid="007cd4e9" style:font-name-asian="Times New Roman1" style:font-size-asian="12pt" style:font-name-complex="Times New Roman1" style:font-size-complex="12pt"/>
    </style:style>
    <style:style style:name="T45" style:family="text">
      <style:text-properties fo:color="#ff3333" style:font-name="Times New Roman" fo:font-size="12pt" officeooo:rsid="007e29d9" style:font-name-asian="Times New Roman1" style:font-size-asian="12pt" style:font-name-complex="Times New Roman1" style:font-size-complex="12pt"/>
    </style:style>
    <style:style style:name="T46" style:family="text">
      <style:text-properties fo:color="#ff3333" style:font-name="Times New Roman" fo:font-size="12pt" officeooo:rsid="00e0dc51" style:font-name-asian="Times New Roman1" style:font-size-asian="12pt" style:font-name-complex="Times New Roman1" style:font-size-complex="12pt"/>
    </style:style>
    <style:style style:name="T47" style:family="text">
      <style:text-properties fo:color="#ff3333" style:font-name="Times New Roman" fo:font-size="12pt" officeooo:rsid="002f4ef6" style:font-name-asian="Times New Roman1" style:font-size-asian="12pt" style:font-name-complex="Times New Roman1" style:font-size-complex="12pt"/>
    </style:style>
    <style:style style:name="T48" style:family="text">
      <style:text-properties fo:color="#ff3333" style:font-name="Times New Roman" fo:font-size="12pt" officeooo:rsid="0030b406" style:font-name-asian="Times New Roman1" style:font-size-asian="12pt" style:font-name-complex="Times New Roman1" style:font-size-complex="12pt"/>
    </style:style>
    <style:style style:name="T49" style:family="text">
      <style:text-properties fo:color="#ff3333" style:font-name="Times New Roman" fo:font-size="12pt" officeooo:rsid="007fa56b" style:font-name-asian="Times New Roman1" style:font-size-asian="12pt" style:font-name-complex="Times New Roman1" style:font-size-complex="12pt"/>
    </style:style>
    <style:style style:name="T50" style:family="text">
      <style:text-properties fo:color="#ff3333" style:font-name="Times New Roman" fo:font-size="12pt" officeooo:rsid="008151b2" style:font-name-asian="Times New Roman1" style:font-size-asian="12pt" style:font-name-complex="Times New Roman1" style:font-size-complex="12pt"/>
    </style:style>
    <style:style style:name="T51" style:family="text">
      <style:text-properties fo:color="#ff3333" style:font-name="Times New Roman" fo:font-size="12pt" officeooo:rsid="00774beb" style:font-name-asian="Times New Roman1" style:font-size-asian="12pt" style:font-name-complex="Times New Roman1" style:font-size-complex="12pt"/>
    </style:style>
    <style:style style:name="T52" style:family="text">
      <style:text-properties fo:color="#ff3333" style:font-name="Times New Roman" fo:font-size="12pt" officeooo:rsid="01200082" style:font-name-asian="Times New Roman1" style:font-size-asian="12pt" style:font-name-complex="Times New Roman1" style:font-size-complex="12pt"/>
    </style:style>
    <style:style style:name="T53" style:family="text">
      <style:text-properties fo:color="#ff3333" style:font-name="Times New Roman" fo:font-size="12pt" officeooo:rsid="01a9f22a" style:font-name-asian="Times New Roman1" style:font-size-asian="12pt" style:font-name-complex="Times New Roman1" style:font-size-complex="12pt"/>
    </style:style>
    <style:style style:name="T54" style:family="text">
      <style:text-properties fo:color="#ff3333" style:font-name="Times New Roman" fo:font-size="12pt" officeooo:rsid="01255ff7" style:font-name-asian="Times New Roman1" style:font-size-asian="12pt" style:font-name-complex="Times New Roman1" style:font-size-complex="12pt"/>
    </style:style>
    <style:style style:name="T55" style:family="text">
      <style:text-properties fo:color="#ff3333" style:font-name="Times New Roman" fo:font-size="12pt" officeooo:rsid="01270f49" style:font-name-asian="Times New Roman1" style:font-size-asian="12pt" style:font-name-complex="Times New Roman1" style:font-size-complex="12pt"/>
    </style:style>
    <style:style style:name="T56" style:family="text">
      <style:text-properties fo:color="#ff3333" style:font-name="Times New Roman" fo:font-size="12pt" officeooo:rsid="01679879" style:font-name-asian="Times New Roman1" style:font-size-asian="12pt" style:font-name-complex="Times New Roman1" style:font-size-complex="12pt"/>
    </style:style>
    <style:style style:name="T57" style:family="text">
      <style:text-properties fo:color="#ff3333" style:font-name="Times New Roman" fo:font-size="12pt" officeooo:rsid="008893e8" style:font-name-asian="Times New Roman1" style:font-size-asian="12pt" style:font-name-complex="Times New Roman1" style:font-size-complex="12pt"/>
    </style:style>
    <style:style style:name="T58" style:family="text">
      <style:text-properties fo:color="#ff3333" style:font-name="Times New Roman" fo:font-size="12pt" officeooo:rsid="0109428b" style:font-name-asian="Times New Roman1" style:font-size-asian="12pt" style:font-name-complex="Times New Roman1" style:font-size-complex="12pt"/>
    </style:style>
    <style:style style:name="T59" style:family="text">
      <style:text-properties fo:color="#ff3333" style:font-name="Times New Roman" fo:font-size="12pt" officeooo:rsid="010ba643" style:font-name-asian="Times New Roman1" style:font-size-asian="12pt" style:font-name-complex="Times New Roman1" style:font-size-complex="12pt"/>
    </style:style>
    <style:style style:name="T60" style:family="text">
      <style:text-properties fo:color="#ff3333" style:font-name="Times New Roman" fo:font-size="12pt" officeooo:rsid="01653d30" style:font-name-asian="Times New Roman1" style:font-size-asian="12pt" style:font-name-complex="Times New Roman1" style:font-size-complex="12pt"/>
    </style:style>
    <style:style style:name="T61" style:family="text">
      <style:text-properties fo:color="#ff3333" style:font-name="Times New Roman" fo:font-size="12pt" officeooo:rsid="0112ffab" style:font-name-asian="Times New Roman1" style:font-size-asian="12pt" style:font-name-complex="Times New Roman1" style:font-size-complex="12pt"/>
    </style:style>
    <style:style style:name="T62" style:family="text">
      <style:text-properties fo:color="#ff3333" style:font-name="Times New Roman" fo:font-size="12pt" officeooo:rsid="01509ff0" style:font-name-asian="Times New Roman1" style:font-size-asian="12pt" style:font-name-complex="Times New Roman1" style:font-size-complex="12pt"/>
    </style:style>
    <style:style style:name="T63" style:family="text">
      <style:text-properties fo:color="#ff3333" style:font-name="Times New Roman" fo:font-size="12pt" officeooo:rsid="01b4c715" style:font-name-asian="Times New Roman1" style:font-size-asian="12pt" style:font-name-complex="Times New Roman1" style:font-size-complex="12pt"/>
    </style:style>
    <style:style style:name="T64" style:family="text">
      <style:text-properties fo:color="#ff3333" style:font-name="Times New Roman" fo:font-size="12pt" officeooo:rsid="0197861a" style:font-name-asian="Times New Roman1" style:font-size-asian="12pt" style:font-name-complex="Times New Roman1" style:font-size-complex="12pt"/>
    </style:style>
    <style:style style:name="T65" style:family="text">
      <style:text-properties fo:color="#ff3333" style:font-name="Times New Roman" fo:font-size="12pt" officeooo:rsid="0040c297" style:font-name-asian="Times New Roman1" style:font-size-asian="12pt" style:font-name-complex="Times New Roman1" style:font-size-complex="12pt"/>
    </style:style>
    <style:style style:name="T66" style:family="text">
      <style:text-properties fo:color="#ff3333" style:font-name="Times New Roman" fo:font-size="12pt" officeooo:rsid="0172cae9" style:font-name-asian="Times New Roman1" style:font-size-asian="12pt" style:font-name-complex="Times New Roman1" style:font-size-complex="12pt"/>
    </style:style>
    <style:style style:name="T67" style:family="text">
      <style:text-properties fo:color="#ff3333" style:font-name="Times New Roman" fo:font-size="12pt" officeooo:rsid="014d787e" style:font-name-asian="Times New Roman1" style:font-size-asian="12pt" style:font-name-complex="Times New Roman1" style:font-size-complex="12pt"/>
    </style:style>
    <style:style style:name="T68" style:family="text">
      <style:text-properties fo:color="#ff3333" style:font-name="Times New Roman" fo:font-size="12pt" officeooo:rsid="014cac8e" style:font-name-asian="Times New Roman1" style:font-size-asian="12pt" style:font-name-complex="Times New Roman1" style:font-size-complex="12pt"/>
    </style:style>
    <style:style style:name="T69" style:family="text">
      <style:text-properties fo:color="#ff3333" style:font-name="Times New Roman" fo:font-size="12pt" officeooo:rsid="01b5f3b3" style:font-name-asian="Times New Roman1" style:font-size-asian="12pt" style:font-name-complex="Times New Roman1" style:font-size-complex="12pt"/>
    </style:style>
    <style:style style:name="T70" style:family="text">
      <style:text-properties fo:color="#ff3333" style:font-name="Times New Roman" fo:font-size="12pt" officeooo:rsid="014d3b7b" style:font-name-asian="Times New Roman1" style:font-size-asian="12pt" style:font-name-complex="Times New Roman1" style:font-size-complex="12pt"/>
    </style:style>
    <style:style style:name="T71" style:family="text">
      <style:text-properties fo:color="#ff3333" style:font-name="Times New Roman" fo:font-size="12pt" style:text-underline-style="solid" style:text-underline-width="auto" style:text-underline-color="font-color" officeooo:rsid="007cd4e9" style:font-name-asian="Times New Roman1" style:font-size-asian="12pt" style:font-name-complex="Times New Roman1" style:font-size-complex="12pt"/>
    </style:style>
    <style:style style:name="T72" style:family="text">
      <style:text-properties fo:color="#ff3333" style:font-name="Times New Roman" fo:font-size="12pt" style:text-underline-style="solid" style:text-underline-width="auto" style:text-underline-color="font-color" officeooo:rsid="00b2f6b7" style:font-name-asian="Times New Roman1" style:font-size-asian="12pt" style:font-name-complex="Times New Roman1" style:font-size-complex="12pt"/>
    </style:style>
    <style:style style:name="T73" style:family="text">
      <style:text-properties fo:color="#ff3333" style:font-name="Times New Roman" fo:font-size="12pt" style:text-underline-style="solid" style:text-underline-width="auto" style:text-underline-color="font-color" officeooo:rsid="00d641cb" style:font-name-asian="Times New Roman1" style:font-size-asian="12pt" style:font-name-complex="Times New Roman1" style:font-size-complex="12pt"/>
    </style:style>
    <style:style style:name="T74" style:family="text">
      <style:text-properties fo:color="#ff3333" style:font-name="Times New Roman" fo:font-size="12pt" style:text-underline-style="solid" style:text-underline-width="auto" style:text-underline-color="font-color" officeooo:rsid="00d24b64" style:font-name-asian="Times New Roman1" style:font-size-asian="12pt" style:font-name-complex="Times New Roman1" style:font-size-complex="12pt"/>
    </style:style>
    <style:style style:name="T75" style:family="text">
      <style:text-properties fo:color="#ff3333" style:font-name="Times New Roman" officeooo:rsid="0032ae61" style:font-name-asian="Times New Roman1" style:font-name-complex="Times New Roman1"/>
    </style:style>
    <style:style style:name="T76" style:family="text">
      <style:text-properties fo:color="#ff3333" style:font-name="Times New Roman" officeooo:rsid="01952e9f" style:font-name-asian="Times New Roman1" style:font-name-complex="Times New Roman1"/>
    </style:style>
    <style:style style:name="T77" style:family="text">
      <style:text-properties fo:color="#ff3333" officeooo:rsid="01952e9f"/>
    </style:style>
    <style:style style:name="T78" style:family="text">
      <style:text-properties fo:color="#ff3333" officeooo:rsid="0053cdaf"/>
    </style:style>
    <style:style style:name="T79" style:family="text">
      <style:text-properties fo:color="#ff3333" officeooo:rsid="002f4ef6"/>
    </style:style>
    <style:style style:name="T80" style:family="text">
      <style:text-properties fo:color="#ff3333" officeooo:rsid="0069ae9c"/>
    </style:style>
    <style:style style:name="T81" style:family="text">
      <style:text-properties fo:color="#ff3333" officeooo:rsid="003761a6"/>
    </style:style>
    <style:style style:name="T82" style:family="text">
      <style:text-properties fo:color="#ff3333" officeooo:rsid="000f8679"/>
    </style:style>
    <style:style style:name="T83" style:family="text">
      <style:text-properties fo:color="#ff3333" officeooo:rsid="0032ae61"/>
    </style:style>
    <style:style style:name="T84" style:family="text">
      <style:text-properties fo:color="#ff3333" officeooo:rsid="004524ec"/>
    </style:style>
    <style:style style:name="T85" style:family="text">
      <style:text-properties fo:color="#ff3333" officeooo:rsid="00600ce6"/>
    </style:style>
    <style:style style:name="T86" style:family="text">
      <style:text-properties fo:color="#ff3333" officeooo:rsid="000fce34"/>
    </style:style>
    <style:style style:name="T87" style:family="text">
      <style:text-properties fo:color="#ff3333" officeooo:rsid="00115833"/>
    </style:style>
    <style:style style:name="T88" style:family="text">
      <style:text-properties fo:color="#ff3333" officeooo:rsid="003b0d78"/>
    </style:style>
    <style:style style:name="T89" style:family="text">
      <style:text-properties fo:color="#ff3333" officeooo:rsid="0022aa18"/>
    </style:style>
    <style:style style:name="T90" style:family="text">
      <style:text-properties fo:color="#ff3333" officeooo:rsid="011d4442"/>
    </style:style>
    <style:style style:name="T91" style:family="text">
      <style:text-properties fo:color="#ff3333" officeooo:rsid="00125ae7"/>
    </style:style>
    <style:style style:name="T92" style:family="text">
      <style:text-properties fo:color="#ff3333" officeooo:rsid="0013b50e"/>
    </style:style>
    <style:style style:name="T93" style:family="text">
      <style:text-properties fo:color="#ff3333" style:text-underline-style="solid" style:text-underline-width="auto" style:text-underline-color="font-color"/>
    </style:style>
    <style:style style:name="T94" style:family="text">
      <style:text-properties fo:color="#ff3333" style:text-underline-style="solid" style:text-underline-width="auto" style:text-underline-color="font-color" officeooo:rsid="002e8ad0"/>
    </style:style>
    <style:style style:name="T95" style:family="text">
      <style:text-properties fo:color="#ff3333" style:text-underline-style="solid" style:text-underline-width="auto" style:text-underline-color="font-color" officeooo:rsid="000fce34"/>
    </style:style>
    <style:style style:name="T96" style:family="text">
      <style:text-properties fo:color="#ff3333" style:text-underline-style="solid" style:text-underline-width="auto" style:text-underline-color="font-color" officeooo:rsid="003c72f0"/>
    </style:style>
    <style:style style:name="T97" style:family="text">
      <style:text-properties fo:color="#ff3333" style:text-underline-style="solid" style:text-underline-width="auto" style:text-underline-color="font-color" officeooo:rsid="0060b142"/>
    </style:style>
    <style:style style:name="T98" style:family="text">
      <style:text-properties fo:color="#ff3333" style:text-underline-style="solid" style:text-underline-width="auto" style:text-underline-color="font-color" officeooo:rsid="0013b50e"/>
    </style:style>
    <style:style style:name="T99" style:family="text">
      <style:text-properties fo:color="#ff3333" style:text-underline-style="solid" style:text-underline-width="auto" style:text-underline-color="font-color" officeooo:rsid="00603b35"/>
    </style:style>
    <style:style style:name="T100" style:family="text">
      <style:text-properties fo:color="#ff3333" style:text-underline-style="solid" style:text-underline-width="auto" style:text-underline-color="font-color" officeooo:rsid="005e7c18"/>
    </style:style>
    <style:style style:name="T101" style:family="text">
      <style:text-properties fo:color="#ff3333" style:text-underline-style="solid" style:text-underline-width="auto" style:text-underline-color="font-color" officeooo:rsid="00660b38"/>
    </style:style>
    <style:style style:name="T102" style:family="text">
      <style:text-properties fo:color="#ff3333" style:text-underline-style="solid" style:text-underline-width="auto" style:text-underline-color="font-color" officeooo:rsid="007cd4e9"/>
    </style:style>
    <style:style style:name="T103" style:family="text">
      <style:text-properties fo:color="#ff3333" style:text-underline-style="solid" style:text-underline-width="auto" style:text-underline-color="font-color" officeooo:rsid="00d641cb"/>
    </style:style>
    <style:style style:name="T104" style:family="text">
      <style:text-properties fo:color="#ff3333" style:text-underline-style="solid" style:text-underline-width="auto" style:text-underline-color="font-color" officeooo:rsid="0076145f"/>
    </style:style>
    <style:style style:name="T105" style:family="text">
      <style:text-properties fo:color="#ff3333" style:text-underline-style="solid" style:text-underline-width="auto" style:text-underline-color="font-color" officeooo:rsid="0053cdaf"/>
    </style:style>
    <style:style style:name="T106" style:family="text">
      <style:text-properties fo:color="#ff3333" style:text-underline-style="solid" style:text-underline-width="auto" style:text-underline-color="font-color" officeooo:rsid="008893e8"/>
    </style:style>
    <style:style style:name="T107" style:family="text">
      <style:text-properties fo:color="#ff3333" style:text-underline-style="solid" style:text-underline-width="auto" style:text-underline-color="font-color" officeooo:rsid="009e004c"/>
    </style:style>
    <style:style style:name="T108" style:family="text">
      <style:text-properties fo:color="#ff3333" style:text-underline-style="solid" style:text-underline-width="auto" style:text-underline-color="font-color" officeooo:rsid="009fe302"/>
    </style:style>
    <style:style style:name="T109" style:family="text">
      <style:text-properties fo:color="#ff3333" style:text-underline-style="solid" style:text-underline-width="auto" style:text-underline-color="font-color" officeooo:rsid="00e822c7"/>
    </style:style>
    <style:style style:name="T110" style:family="text">
      <style:text-properties fo:color="#ff3333" style:text-underline-style="solid" style:text-underline-width="auto" style:text-underline-color="font-color" officeooo:rsid="0020d355"/>
    </style:style>
    <style:style style:name="T111" style:family="text">
      <style:text-properties fo:color="#ff3333" style:text-underline-style="solid" style:text-underline-width="auto" style:text-underline-color="font-color" officeooo:rsid="00be27e9"/>
    </style:style>
    <style:style style:name="T112" style:family="text">
      <style:text-properties fo:color="#ff3333" style:text-underline-style="solid" style:text-underline-width="auto" style:text-underline-color="font-color" officeooo:rsid="014d3b7b"/>
    </style:style>
    <style:style style:name="T113" style:family="text">
      <style:text-properties fo:color="#ff3333" style:text-underline-style="solid" style:text-underline-width="auto" style:text-underline-color="font-color" officeooo:rsid="00ce105c"/>
    </style:style>
    <style:style style:name="T114" style:family="text">
      <style:text-properties fo:color="#ff3333" style:text-underline-style="solid" style:text-underline-width="auto" style:text-underline-color="font-color" officeooo:rsid="00d37426"/>
    </style:style>
    <style:style style:name="T115" style:family="text">
      <style:text-properties fo:color="#ff3333" style:text-underline-style="solid" style:text-underline-width="auto" style:text-underline-color="font-color" officeooo:rsid="00cd4306"/>
    </style:style>
    <style:style style:name="T116" style:family="text">
      <style:text-properties fo:color="#ff3333" style:text-underline-style="solid" style:text-underline-width="auto" style:text-underline-color="font-color" officeooo:rsid="00f28695"/>
    </style:style>
    <style:style style:name="T117" style:family="text">
      <style:text-properties fo:color="#ff3333" style:text-underline-style="solid" style:text-underline-width="auto" style:text-underline-color="font-color" officeooo:rsid="00f7cf63"/>
    </style:style>
    <style:style style:name="T118" style:family="text">
      <style:text-properties fo:color="#ff3333" style:text-underline-style="none" officeooo:rsid="00125ae7"/>
    </style:style>
    <style:style style:name="T119" style:family="text">
      <style:text-properties fo:color="#ff3333" style:text-underline-style="none" officeooo:rsid="01952e9f"/>
    </style:style>
    <style:style style:name="T120" style:family="text">
      <style:text-properties fo:color="#ff3333" style:text-underline-style="none" officeooo:rsid="00d24b64"/>
    </style:style>
    <style:style style:name="T121" style:family="text">
      <style:text-properties fo:color="#ff3333" officeooo:rsid="0192d8bc"/>
    </style:style>
    <style:style style:name="T122" style:family="text">
      <style:text-properties fo:color="#ff3333" officeooo:rsid="0059cec7"/>
    </style:style>
    <style:style style:name="T123" style:family="text">
      <style:text-properties fo:color="#ff3333" officeooo:rsid="0060b142"/>
    </style:style>
    <style:style style:name="T124" style:family="text">
      <style:text-properties fo:color="#ff3333" officeooo:rsid="0030b406"/>
    </style:style>
    <style:style style:name="T125" style:family="text">
      <style:text-properties fo:color="#ff3333" officeooo:rsid="0032425e"/>
    </style:style>
    <style:style style:name="T126" style:family="text">
      <style:text-properties fo:color="#ff3333" officeooo:rsid="0032be53"/>
    </style:style>
    <style:style style:name="T127" style:family="text">
      <style:text-properties fo:color="#ff3333" officeooo:rsid="00337dfd"/>
    </style:style>
    <style:style style:name="T128" style:family="text">
      <style:text-properties fo:color="#ff3333" officeooo:rsid="00356676"/>
    </style:style>
    <style:style style:name="T129" style:family="text">
      <style:text-properties fo:color="#ff3333" officeooo:rsid="003714f5"/>
    </style:style>
    <style:style style:name="T130" style:family="text">
      <style:text-properties fo:color="#ff3333" officeooo:rsid="0037c0b6"/>
    </style:style>
    <style:style style:name="T131" style:family="text">
      <style:text-properties fo:color="#ff3333" officeooo:rsid="0038a9f2"/>
    </style:style>
    <style:style style:name="T132" style:family="text">
      <style:text-properties fo:color="#ff3333" officeooo:rsid="0038d4c7"/>
    </style:style>
    <style:style style:name="T133" style:family="text">
      <style:text-properties fo:color="#ff3333" officeooo:rsid="003b4ae5"/>
    </style:style>
    <style:style style:name="T134" style:family="text">
      <style:text-properties fo:color="#ff3333" officeooo:rsid="0040c297"/>
    </style:style>
    <style:style style:name="T135" style:family="text">
      <style:text-properties fo:color="#ff3333" officeooo:rsid="003c72f0"/>
    </style:style>
    <style:style style:name="T136" style:family="text">
      <style:text-properties fo:color="#ff3333" officeooo:rsid="003d14ce"/>
    </style:style>
    <style:style style:name="T137" style:family="text">
      <style:text-properties fo:color="#ff3333" officeooo:rsid="003d6fc0"/>
    </style:style>
    <style:style style:name="T138" style:family="text">
      <style:text-properties fo:color="#ff3333" officeooo:rsid="005bf114"/>
    </style:style>
    <style:style style:name="T139" style:family="text">
      <style:text-properties fo:color="#ff3333" officeooo:rsid="00187ebb"/>
    </style:style>
    <style:style style:name="T140" style:family="text">
      <style:text-properties fo:color="#ff3333" officeooo:rsid="00583ba7"/>
    </style:style>
    <style:style style:name="T141" style:family="text">
      <style:text-properties fo:color="#ff3333" officeooo:rsid="005e7c18"/>
    </style:style>
    <style:style style:name="T142" style:family="text">
      <style:text-properties fo:color="#ff3333" officeooo:rsid="005efec0"/>
    </style:style>
    <style:style style:name="T143" style:family="text">
      <style:text-properties fo:color="#ff3333" officeooo:rsid="005f05bf"/>
    </style:style>
    <style:style style:name="T144" style:family="text">
      <style:text-properties fo:color="#ff3333" officeooo:rsid="00656ac8"/>
    </style:style>
    <style:style style:name="T145" style:family="text">
      <style:text-properties fo:color="#ff3333" officeooo:rsid="00603b35"/>
    </style:style>
    <style:style style:name="T146" style:family="text">
      <style:text-properties fo:color="#ff3333" officeooo:rsid="0062ddc8"/>
    </style:style>
    <style:style style:name="T147" style:family="text">
      <style:text-properties fo:color="#ff3333" officeooo:rsid="01959c95"/>
    </style:style>
    <style:style style:name="T148" style:family="text">
      <style:text-properties fo:color="#ff3333" officeooo:rsid="00665bab"/>
    </style:style>
    <style:style style:name="T149" style:family="text">
      <style:text-properties fo:color="#ff3333" officeooo:rsid="0064b24f"/>
    </style:style>
    <style:style style:name="T150" style:family="text">
      <style:text-properties fo:color="#ff3333" officeooo:rsid="006516c5"/>
    </style:style>
    <style:style style:name="T151" style:family="text">
      <style:text-properties fo:color="#ff3333" officeooo:rsid="00660b38"/>
    </style:style>
    <style:style style:name="T152" style:family="text">
      <style:text-properties fo:color="#ff3333" officeooo:rsid="00690551"/>
    </style:style>
    <style:style style:name="T153" style:family="text">
      <style:text-properties fo:color="#ff3333" officeooo:rsid="0069807a"/>
    </style:style>
    <style:style style:name="T154" style:family="text">
      <style:text-properties fo:color="#ff3333" officeooo:rsid="006aabb1"/>
    </style:style>
    <style:style style:name="T155" style:family="text">
      <style:text-properties fo:color="#ff3333" officeooo:rsid="006bfac1"/>
    </style:style>
    <style:style style:name="T156" style:family="text">
      <style:text-properties fo:color="#ff3333" officeooo:rsid="006c5e09"/>
    </style:style>
    <style:style style:name="T157" style:family="text">
      <style:text-properties fo:color="#ff3333" officeooo:rsid="006c98c8"/>
    </style:style>
    <style:style style:name="T158" style:family="text">
      <style:text-properties fo:color="#ff3333" officeooo:rsid="006e12e2"/>
    </style:style>
    <style:style style:name="T159" style:family="text">
      <style:text-properties fo:color="#ff3333" officeooo:rsid="007f6ac4"/>
    </style:style>
    <style:style style:name="T160" style:family="text">
      <style:text-properties fo:color="#ff3333" officeooo:rsid="00774beb"/>
    </style:style>
    <style:style style:name="T161" style:family="text">
      <style:text-properties fo:color="#ff3333" officeooo:rsid="0078d71f"/>
    </style:style>
    <style:style style:name="T162" style:family="text">
      <style:text-properties fo:color="#ff3333" officeooo:rsid="00df6246"/>
    </style:style>
    <style:style style:name="T163" style:family="text">
      <style:text-properties fo:color="#ff3333" officeooo:rsid="00da6f5b"/>
    </style:style>
    <style:style style:name="T164" style:family="text">
      <style:text-properties fo:color="#ff3333" officeooo:rsid="0081ceda"/>
    </style:style>
    <style:style style:name="T165" style:family="text">
      <style:text-properties fo:color="#ff3333" officeooo:rsid="00b98f31"/>
    </style:style>
    <style:style style:name="T166" style:family="text">
      <style:text-properties fo:color="#ff3333" officeooo:rsid="015a9d44"/>
    </style:style>
    <style:style style:name="T167" style:family="text">
      <style:text-properties fo:color="#ff3333" officeooo:rsid="00e0dc51"/>
    </style:style>
    <style:style style:name="T168" style:family="text">
      <style:text-properties fo:color="#ff3333" officeooo:rsid="00e4550f"/>
    </style:style>
    <style:style style:name="T169" style:family="text">
      <style:text-properties fo:color="#ff3333" officeooo:rsid="01020d0b"/>
    </style:style>
    <style:style style:name="T170" style:family="text">
      <style:text-properties fo:color="#ff3333" officeooo:rsid="01011c14"/>
    </style:style>
    <style:style style:name="T171" style:family="text">
      <style:text-properties fo:color="#ff3333" officeooo:rsid="007bc806"/>
    </style:style>
    <style:style style:name="T172" style:family="text">
      <style:text-properties fo:color="#ff3333" officeooo:rsid="008151b2"/>
    </style:style>
    <style:style style:name="T173" style:family="text">
      <style:text-properties fo:color="#ff3333" officeooo:rsid="00844934"/>
    </style:style>
    <style:style style:name="T174" style:family="text">
      <style:text-properties fo:color="#ff3333" officeooo:rsid="011e8549"/>
    </style:style>
    <style:style style:name="T175" style:family="text">
      <style:text-properties fo:color="#ff3333" officeooo:rsid="008b35f5"/>
    </style:style>
    <style:style style:name="T176" style:family="text">
      <style:text-properties fo:color="#ff3333" officeooo:rsid="0076145f"/>
    </style:style>
    <style:style style:name="T177" style:family="text">
      <style:text-properties fo:color="#ff3333" officeooo:rsid="01200082"/>
    </style:style>
    <style:style style:name="T178" style:family="text">
      <style:text-properties fo:color="#ff3333" officeooo:rsid="01270f49"/>
    </style:style>
    <style:style style:name="T179" style:family="text">
      <style:text-properties fo:color="#ff3333" officeooo:rsid="008893e8"/>
    </style:style>
    <style:style style:name="T180" style:family="text">
      <style:text-properties fo:color="#ff3333" officeooo:rsid="0166abc8"/>
    </style:style>
    <style:style style:name="T181" style:family="text">
      <style:text-properties fo:color="#ff3333" officeooo:rsid="0112ffab"/>
    </style:style>
    <style:style style:name="T182" style:family="text">
      <style:text-properties fo:color="#ff3333" officeooo:rsid="009d2cb7"/>
    </style:style>
    <style:style style:name="T183" style:family="text">
      <style:text-properties fo:color="#ff3333" officeooo:rsid="009e004c"/>
    </style:style>
    <style:style style:name="T184" style:family="text">
      <style:text-properties fo:color="#ff3333" officeooo:rsid="009e6586"/>
    </style:style>
    <style:style style:name="T185" style:family="text">
      <style:text-properties fo:color="#ff3333" officeooo:rsid="0109428b"/>
    </style:style>
    <style:style style:name="T186" style:family="text">
      <style:text-properties fo:color="#ff3333" officeooo:rsid="00b2f6b7"/>
    </style:style>
    <style:style style:name="T187" style:family="text">
      <style:text-properties fo:color="#ff3333" officeooo:rsid="010ba643"/>
    </style:style>
    <style:style style:name="T188" style:family="text">
      <style:text-properties fo:color="#ff3333" officeooo:rsid="00a02387"/>
    </style:style>
    <style:style style:name="T189" style:family="text">
      <style:text-properties fo:color="#ff3333" officeooo:rsid="00d24b64"/>
    </style:style>
    <style:style style:name="T190" style:family="text">
      <style:text-properties fo:color="#ff3333" officeooo:rsid="01183073"/>
    </style:style>
    <style:style style:name="T191" style:family="text">
      <style:text-properties fo:color="#ff3333" officeooo:rsid="00a09831"/>
    </style:style>
    <style:style style:name="T192" style:family="text">
      <style:text-properties fo:color="#ff3333" officeooo:rsid="01653d30"/>
    </style:style>
    <style:style style:name="T193" style:family="text">
      <style:text-properties fo:color="#ff3333" officeooo:rsid="00a45771"/>
    </style:style>
    <style:style style:name="T194" style:family="text">
      <style:text-properties fo:color="#ff3333" officeooo:rsid="00352f9e"/>
    </style:style>
    <style:style style:name="T195" style:family="text">
      <style:text-properties fo:color="#ff3333" officeooo:rsid="0140f17e"/>
    </style:style>
    <style:style style:name="T196" style:family="text">
      <style:text-properties fo:color="#ff3333" officeooo:rsid="01b06b53"/>
    </style:style>
    <style:style style:name="T197" style:family="text">
      <style:text-properties fo:color="#ff3333" officeooo:rsid="0149904a"/>
    </style:style>
    <style:style style:name="T198" style:family="text">
      <style:text-properties fo:color="#ff3333" officeooo:rsid="01709587"/>
    </style:style>
    <style:style style:name="T199" style:family="text">
      <style:text-properties fo:color="#ff3333" officeooo:rsid="01728e60"/>
    </style:style>
    <style:style style:name="T200" style:family="text">
      <style:text-properties fo:color="#ff3333" officeooo:rsid="01b2e946"/>
    </style:style>
    <style:style style:name="T201" style:family="text">
      <style:text-properties fo:color="#ff3333" officeooo:rsid="014d787e"/>
    </style:style>
    <style:style style:name="T202" style:family="text">
      <style:text-properties fo:color="#ff3333" officeooo:rsid="014cea15"/>
    </style:style>
    <style:style style:name="T203" style:family="text">
      <style:text-properties fo:color="#ff3333" officeooo:rsid="00b9b79a"/>
    </style:style>
    <style:style style:name="T204" style:family="text">
      <style:text-properties fo:color="#ff3333" officeooo:rsid="014cac8e"/>
    </style:style>
    <style:style style:name="T205" style:family="text">
      <style:text-properties fo:color="#ff3333" officeooo:rsid="00be27e9"/>
    </style:style>
    <style:style style:name="T206" style:family="text">
      <style:text-properties fo:color="#ff3333" officeooo:rsid="01b5f3b3"/>
    </style:style>
    <style:style style:name="T207" style:family="text">
      <style:text-properties fo:color="#ff3333" officeooo:rsid="014d3b7b"/>
    </style:style>
    <style:style style:name="T208" style:family="text">
      <style:text-properties fo:color="#ff3333" officeooo:rsid="00bf5b8f"/>
    </style:style>
    <style:style style:name="T209" style:family="text">
      <style:text-properties fo:color="#ff3333" officeooo:rsid="009b0150"/>
    </style:style>
    <style:style style:name="T210" style:family="text">
      <style:text-properties fo:color="#ff3333" officeooo:rsid="01cffa9c"/>
    </style:style>
    <style:style style:name="T211" style:family="text">
      <style:text-properties fo:color="#ff3333" officeooo:rsid="01d00d4e"/>
    </style:style>
    <style:style style:name="T212" style:family="text">
      <style:text-properties fo:color="#ff3333" officeooo:rsid="01d0f4d1"/>
    </style:style>
    <style:style style:name="T213" style:family="text">
      <style:text-properties fo:color="#ff3333" officeooo:rsid="0097b2cb"/>
    </style:style>
    <style:style style:name="T214" style:family="text">
      <style:text-properties fo:color="#ff3333" officeooo:rsid="007aceee"/>
    </style:style>
    <style:style style:name="T215" style:family="text">
      <style:text-properties fo:color="#ff3333" officeooo:rsid="008e90de"/>
    </style:style>
    <style:style style:name="T216" style:family="text">
      <style:text-properties fo:color="#ff3333" officeooo:rsid="0096c6d8"/>
    </style:style>
    <style:style style:name="T217" style:family="text">
      <style:text-properties fo:color="#ff3333" officeooo:rsid="00c5d2c7"/>
    </style:style>
    <style:style style:name="T218" style:family="text">
      <style:text-properties fo:color="#ff3333" officeooo:rsid="00ce105c"/>
    </style:style>
    <style:style style:name="T219" style:family="text">
      <style:text-properties fo:color="#ff3333" officeooo:rsid="00745746"/>
    </style:style>
    <style:style style:name="T220" style:family="text">
      <style:text-properties fo:color="#ff3333" officeooo:rsid="00cb2249"/>
    </style:style>
    <style:style style:name="T221" style:family="text">
      <style:text-properties fo:color="#ff3333" officeooo:rsid="00cd4306"/>
    </style:style>
    <style:style style:name="T222" style:family="text">
      <style:text-properties fo:color="#ff3333" officeooo:rsid="00f28695"/>
    </style:style>
    <style:style style:name="T223" style:family="text">
      <style:text-properties fo:color="#ff3333" officeooo:rsid="01e3190c"/>
    </style:style>
    <style:style style:name="T224" style:family="text">
      <style:text-properties fo:color="#ff3333" officeooo:rsid="01c35fa5"/>
    </style:style>
    <style:style style:name="T225" style:family="text">
      <style:text-properties fo:color="#ff3333" officeooo:rsid="00f7cf63"/>
    </style:style>
    <style:style style:name="T226" style:family="text">
      <style:text-properties fo:color="#ff3333" officeooo:rsid="0178fa3e"/>
    </style:style>
    <style:style style:name="T227" style:family="text">
      <style:text-properties fo:color="#ff3333" officeooo:rsid="00d37426"/>
    </style:style>
    <style:style style:name="T228" style:family="text">
      <style:text-properties fo:color="#ff3333" officeooo:rsid="00ca9224"/>
    </style:style>
    <style:style style:name="T229" style:family="text">
      <style:text-properties fo:color="#ff3333" officeooo:rsid="00d41027"/>
    </style:style>
    <style:style style:name="T230" style:family="text">
      <style:text-properties fo:color="#ff3333" officeooo:rsid="00f48011"/>
    </style:style>
    <style:style style:name="T231" style:family="text">
      <style:text-properties fo:color="#ff3333" officeooo:rsid="00d68c66"/>
    </style:style>
    <style:style style:name="T232" style:family="text">
      <style:text-properties fo:color="#ff3333" officeooo:rsid="00da0591"/>
    </style:style>
    <style:style style:name="T233" style:family="text">
      <style:text-properties officeooo:rsid="000586a8"/>
    </style:style>
    <style:style style:name="T234" style:family="text">
      <style:text-properties officeooo:rsid="0030b406"/>
    </style:style>
    <style:style style:name="T23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36" style:family="text">
      <style:text-properties style:font-name="Times New Roman" fo:font-size="12pt" officeooo:rsid="0032ae61" style:font-name-asian="Times New Roman1" style:font-size-asian="12pt" style:font-name-complex="Times New Roman1" style:font-size-complex="12pt"/>
    </style:style>
    <style:style style:name="T237" style:family="text">
      <style:text-properties style:font-name="Times New Roman" fo:font-size="12pt" officeooo:rsid="004524ec" style:font-name-asian="Times New Roman1" style:font-size-asian="12pt" style:font-name-complex="Times New Roman1" style:font-size-complex="12pt"/>
    </style:style>
    <style:style style:name="T238" style:family="text">
      <style:text-properties style:font-name="Times New Roman" fo:font-size="12pt" officeooo:rsid="00600ce6" style:font-name-asian="Times New Roman1" style:font-size-asian="12pt" style:font-name-complex="Times New Roman1" style:font-size-complex="12pt"/>
    </style:style>
    <style:style style:name="T239" style:family="text">
      <style:text-properties style:font-name="Times New Roman" fo:font-size="12pt" officeooo:rsid="002e8ad0" style:font-name-asian="Times New Roman1" style:font-size-asian="12pt" style:font-name-complex="Times New Roman1" style:font-size-complex="12pt"/>
    </style:style>
    <style:style style:name="T240" style:family="text">
      <style:text-properties style:font-name="Times New Roman" fo:font-size="12pt" officeooo:rsid="0022aa18" style:font-name-asian="Times New Roman1" style:font-size-asian="12pt" style:font-name-complex="Times New Roman1" style:font-size-complex="12pt"/>
    </style:style>
    <style:style style:name="T241" style:family="text">
      <style:text-properties style:font-name="Times New Roman" fo:font-size="12pt" officeooo:rsid="01952e9f" style:font-name-asian="Times New Roman1" style:font-size-asian="12pt" style:font-name-complex="Times New Roman1" style:font-size-complex="12pt"/>
    </style:style>
    <style:style style:name="T242" style:family="text">
      <style:text-properties style:font-name="Times New Roman" fo:font-size="12pt" officeooo:rsid="00343a72" style:font-name-asian="Times New Roman1" style:font-size-asian="12pt" style:font-name-complex="Times New Roman1" style:font-size-complex="12pt"/>
    </style:style>
    <style:style style:name="T243" style:family="text">
      <style:text-properties style:font-name="Times New Roman" fo:font-size="12pt" officeooo:rsid="011d4442" style:font-name-asian="Times New Roman1" style:font-size-asian="12pt" style:font-name-complex="Times New Roman1" style:font-size-complex="12pt"/>
    </style:style>
    <style:style style:name="T244" style:family="text">
      <style:text-properties style:font-name="Times New Roman" fo:font-size="12pt" officeooo:rsid="0030b406" style:font-name-asian="Times New Roman1" style:font-size-asian="12pt" style:font-name-complex="Times New Roman1" style:font-size-complex="12pt"/>
    </style:style>
    <style:style style:name="T245" style:family="text">
      <style:text-properties style:font-name="Times New Roman" fo:font-size="12pt" officeooo:rsid="003761a6" style:font-name-asian="Times New Roman1" style:font-size-asian="12pt" style:font-name-complex="Times New Roman1" style:font-size-complex="12pt"/>
    </style:style>
    <style:style style:name="T246" style:family="text">
      <style:text-properties style:font-name="Times New Roman" fo:font-size="12pt" officeooo:rsid="0060b142" style:font-name-asian="Times New Roman1" style:font-size-asian="12pt" style:font-name-complex="Times New Roman1" style:font-size-complex="12pt"/>
    </style:style>
    <style:style style:name="T247" style:family="text">
      <style:text-properties style:font-name="Times New Roman" fo:font-size="12pt" officeooo:rsid="00665bab" style:font-name-asian="Times New Roman1" style:font-size-asian="12pt" style:font-name-complex="Times New Roman1" style:font-size-complex="12pt"/>
    </style:style>
    <style:style style:name="T248" style:family="text">
      <style:text-properties style:font-name="Times New Roman" fo:font-size="12pt" officeooo:rsid="00aeb982" style:font-name-asian="Times New Roman1" style:font-size-asian="12pt" style:font-name-complex="Times New Roman1" style:font-size-complex="12pt"/>
    </style:style>
    <style:style style:name="T249" style:family="text">
      <style:text-properties style:font-name="Times New Roman" fo:font-size="12pt" officeooo:rsid="0078d71f" style:font-name-asian="Times New Roman1" style:font-size-asian="12pt" style:font-name-complex="Times New Roman1" style:font-size-complex="12pt"/>
    </style:style>
    <style:style style:name="T250" style:family="text">
      <style:text-properties style:font-name="Times New Roman" fo:font-size="12pt" officeooo:rsid="00d2d9ab" style:font-name-asian="Times New Roman1" style:font-size-asian="12pt" style:font-name-complex="Times New Roman1" style:font-size-complex="12pt"/>
    </style:style>
    <style:style style:name="T251" style:family="text">
      <style:text-properties style:font-name="Times New Roman" fo:font-size="12pt" officeooo:rsid="00d641cb" style:font-name-asian="Times New Roman1" style:font-size-asian="12pt" style:font-name-complex="Times New Roman1" style:font-size-complex="12pt"/>
    </style:style>
    <style:style style:name="T252" style:family="text">
      <style:text-properties style:font-name="Times New Roman" fo:font-size="12pt" officeooo:rsid="00b2f6b7" style:font-name-asian="Times New Roman1" style:font-size-asian="12pt" style:font-name-complex="Times New Roman1" style:font-size-complex="12pt"/>
    </style:style>
    <style:style style:name="T253" style:family="text">
      <style:text-properties style:font-name="Times New Roman" fo:font-size="12pt" officeooo:rsid="00d0b9fe" style:font-name-asian="Times New Roman1" style:font-size-asian="12pt" style:font-name-complex="Times New Roman1" style:font-size-complex="12pt"/>
    </style:style>
    <style:style style:name="T254" style:family="text">
      <style:text-properties style:font-name="Times New Roman" fo:font-size="12pt" officeooo:rsid="00d24b64" style:font-name-asian="Times New Roman1" style:font-size-asian="12pt" style:font-name-complex="Times New Roman1" style:font-size-complex="12pt"/>
    </style:style>
    <style:style style:name="T255" style:family="text">
      <style:text-properties style:font-name="Times New Roman" fo:font-size="12pt" officeooo:rsid="00e4550f" style:font-name-asian="Times New Roman1" style:font-size-asian="12pt" style:font-name-complex="Times New Roman1" style:font-size-complex="12pt"/>
    </style:style>
    <style:style style:name="T256" style:family="text">
      <style:text-properties style:font-name="Times New Roman" fo:font-size="12pt" officeooo:rsid="00e822c7" style:font-name-asian="Times New Roman1" style:font-size-asian="12pt" style:font-name-complex="Times New Roman1" style:font-size-complex="12pt"/>
    </style:style>
    <style:style style:name="T257" style:family="text">
      <style:text-properties style:font-name="Times New Roman" fo:font-size="12pt" officeooo:rsid="0076145f" style:font-name-asian="Times New Roman1" style:font-size-asian="12pt" style:font-name-complex="Times New Roman1" style:font-size-complex="12pt"/>
    </style:style>
    <style:style style:name="T258" style:family="text">
      <style:text-properties style:font-name="Times New Roman" fo:font-size="12pt" officeooo:rsid="01255ff7" style:font-name-asian="Times New Roman1" style:font-size-asian="12pt" style:font-name-complex="Times New Roman1" style:font-size-complex="12pt"/>
    </style:style>
    <style:style style:name="T259" style:family="text">
      <style:text-properties style:font-name="Times New Roman" fo:font-size="12pt" officeooo:rsid="01200082" style:font-name-asian="Times New Roman1" style:font-size-asian="12pt" style:font-name-complex="Times New Roman1" style:font-size-complex="12pt"/>
    </style:style>
    <style:style style:name="T260" style:family="text">
      <style:text-properties style:font-name="Times New Roman" fo:font-size="12pt" officeooo:rsid="01299c66" style:font-name-asian="Times New Roman1" style:font-size-asian="12pt" style:font-name-complex="Times New Roman1" style:font-size-complex="12pt"/>
    </style:style>
    <style:style style:name="T261" style:family="text">
      <style:text-properties style:font-name="Times New Roman" fo:font-size="12pt" officeooo:rsid="00b74641" style:font-name-asian="Times New Roman1" style:font-size-asian="12pt" style:font-name-complex="Times New Roman1" style:font-size-complex="12pt"/>
    </style:style>
    <style:style style:name="T262" style:family="text">
      <style:text-properties style:font-name="Times New Roman" fo:font-size="12pt" officeooo:rsid="00774beb" style:font-name-asian="Times New Roman1" style:font-size-asian="12pt" style:font-name-complex="Times New Roman1" style:font-size-complex="12pt"/>
    </style:style>
    <style:style style:name="T263" style:family="text">
      <style:text-properties style:font-name="Times New Roman" fo:font-size="12pt" officeooo:rsid="008893e8" style:font-name-asian="Times New Roman1" style:font-size-asian="12pt" style:font-name-complex="Times New Roman1" style:font-size-complex="12pt"/>
    </style:style>
    <style:style style:name="T264" style:family="text">
      <style:text-properties style:font-name="Times New Roman" fo:font-size="12pt" officeooo:rsid="0108f371" style:font-name-asian="Times New Roman1" style:font-size-asian="12pt" style:font-name-complex="Times New Roman1" style:font-size-complex="12pt"/>
    </style:style>
    <style:style style:name="T265" style:family="text">
      <style:text-properties style:font-name="Times New Roman" fo:font-size="12pt" officeooo:rsid="0112ffab" style:font-name-asian="Times New Roman1" style:font-size-asian="12pt" style:font-name-complex="Times New Roman1" style:font-size-complex="12pt"/>
    </style:style>
    <style:style style:name="T266" style:family="text">
      <style:text-properties style:font-name="Times New Roman" fo:font-size="12pt" officeooo:rsid="01b06b53" style:font-name-asian="Times New Roman1" style:font-size-asian="12pt" style:font-name-complex="Times New Roman1" style:font-size-complex="12pt"/>
    </style:style>
    <style:style style:name="T267" style:family="text">
      <style:text-properties style:font-name="Times New Roman" fo:font-size="12pt" officeooo:rsid="014cac8e" style:font-name-asian="Times New Roman1" style:font-size-asian="12pt" style:font-name-complex="Times New Roman1" style:font-size-complex="12pt"/>
    </style:style>
    <style:style style:name="T268" style:family="text">
      <style:text-properties style:font-name="Times New Roman" fo:font-size="12pt" officeooo:rsid="01509ff0" style:font-name-asian="Times New Roman1" style:font-size-asian="12pt" style:font-name-complex="Times New Roman1" style:font-size-complex="12pt"/>
    </style:style>
    <style:style style:name="T269" style:family="text">
      <style:text-properties style:font-name="Times New Roman" fo:font-size="12pt" officeooo:rsid="01b4c715" style:font-name-asian="Times New Roman1" style:font-size-asian="12pt" style:font-name-complex="Times New Roman1" style:font-size-complex="12pt"/>
    </style:style>
    <style:style style:name="T270" style:family="text">
      <style:text-properties style:font-name="Times New Roman" fo:font-size="12pt" officeooo:rsid="0127bc2b" style:font-name-asian="Times New Roman1" style:font-size-asian="12pt" style:font-name-complex="Times New Roman1" style:font-size-complex="12pt"/>
    </style:style>
    <style:style style:name="T271" style:family="text">
      <style:text-properties style:font-name="Times New Roman" fo:font-size="12pt" officeooo:rsid="01b5f3b3" style:font-name-asian="Times New Roman1" style:font-size-asian="12pt" style:font-name-complex="Times New Roman1" style:font-size-complex="12pt"/>
    </style:style>
    <style:style style:name="T272" style:family="text">
      <style:text-properties style:font-name="Times New Roman" fo:font-size="12pt" officeooo:rsid="0040c297" style:font-name-asian="Times New Roman1" style:font-size-asian="12pt" style:font-name-complex="Times New Roman1" style:font-size-complex="12pt"/>
    </style:style>
    <style:style style:name="T273" style:family="text">
      <style:text-properties style:font-name="Times New Roman" fo:font-size="12pt" officeooo:rsid="014d3b7b" style:font-name-asian="Times New Roman1" style:font-size-asian="12pt" style:font-name-complex="Times New Roman1" style:font-size-complex="12pt"/>
    </style:style>
    <style:style style:name="T274" style:family="text">
      <style:text-properties style:font-name="Times New Roman" officeooo:rsid="00a3bdb2" style:font-name-asian="Times New Roman1" style:font-name-complex="Times New Roman1"/>
    </style:style>
    <style:style style:name="T275" style:family="text">
      <style:text-properties style:font-name="Times New Roman" officeooo:rsid="01bed69d" style:font-name-asian="Times New Roman1" style:font-name-complex="Times New Roman1"/>
    </style:style>
    <style:style style:name="T276" style:family="text">
      <style:text-properties style:font-name="Times New Roman" officeooo:rsid="01c11c77" style:font-name-asian="Times New Roman1" style:font-name-complex="Times New Roman1"/>
    </style:style>
    <style:style style:name="T277" style:family="text">
      <style:text-properties style:font-name="Times New Roman" officeooo:rsid="009328cd" style:font-name-asian="Times New Roman1" style:font-name-complex="Times New Roman1"/>
    </style:style>
    <style:style style:name="T278" style:family="text">
      <style:text-properties style:font-name="Times New Roman" officeooo:rsid="00ac6d62" style:font-name-asian="Times New Roman1" style:font-name-complex="Times New Roman1"/>
    </style:style>
    <style:style style:name="T279" style:family="text">
      <style:text-properties style:font-name="Times New Roman" officeooo:rsid="00c37978" style:font-name-asian="Times New Roman1" style:font-name-complex="Times New Roman1"/>
    </style:style>
    <style:style style:name="T280" style:family="text">
      <style:text-properties style:font-name="Times New Roman" officeooo:rsid="01b83907" style:font-name-asian="Times New Roman1" style:font-name-complex="Times New Roman1"/>
    </style:style>
    <style:style style:name="T281" style:family="text">
      <style:text-properties style:font-name="Times New Roman" officeooo:rsid="01cc160d" style:font-name-asian="Times New Roman1" style:font-name-complex="Times New Roman1"/>
    </style:style>
    <style:style style:name="T282" style:family="text">
      <style:text-properties style:font-name="Times New Roman" officeooo:rsid="00c83b42" style:font-name-asian="Times New Roman1" style:font-name-complex="Times New Roman1"/>
    </style:style>
    <style:style style:name="T283" style:family="text">
      <style:text-properties style:font-name="Times New Roman" officeooo:rsid="008b719c" style:font-name-asian="Times New Roman1" style:font-name-complex="Times New Roman1"/>
    </style:style>
    <style:style style:name="T284" style:family="text">
      <style:text-properties officeooo:rsid="01952e9f"/>
    </style:style>
    <style:style style:name="T285" style:family="text">
      <style:text-properties fo:font-size="12pt" officeooo:rsid="000586a8" style:font-size-asian="12pt" style:font-size-complex="12pt"/>
    </style:style>
    <style:style style:name="T286" style:family="text">
      <style:text-properties fo:font-size="12pt" officeooo:rsid="000ad718" style:font-size-asian="12pt" style:font-size-complex="12pt"/>
    </style:style>
    <style:style style:name="T287" style:family="text">
      <style:text-properties fo:color="#000000"/>
    </style:style>
    <style:style style:name="T288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89" style:family="text">
      <style:text-properties fo:color="#000000" style:font-name="Times New Roman" fo:font-size="12pt" officeooo:rsid="00d24b64" style:font-name-asian="Times New Roman1" style:font-size-asian="12pt" style:font-name-complex="Times New Roman1" style:font-size-complex="12pt"/>
    </style:style>
    <style:style style:name="T290" style:family="text">
      <style:text-properties fo:color="#000000" style:font-name="Times New Roman" fo:font-size="12pt" officeooo:rsid="01a9f22a" style:font-name-asian="Times New Roman1" style:font-size-asian="12pt" style:font-name-complex="Times New Roman1" style:font-size-complex="12pt"/>
    </style:style>
    <style:style style:name="T291" style:family="text">
      <style:text-properties fo:color="#000000" officeooo:rsid="003d6fc0"/>
    </style:style>
    <style:style style:name="T292" style:family="text">
      <style:text-properties fo:color="#000000" officeooo:rsid="0060b142"/>
    </style:style>
    <style:style style:name="T293" style:family="text">
      <style:text-properties fo:color="#000000" officeooo:rsid="0140f17e"/>
    </style:style>
    <style:style style:name="T294" style:family="text">
      <style:text-properties fo:color="#000000" officeooo:rsid="00f28695"/>
    </style:style>
    <style:style style:name="T295" style:family="text">
      <style:text-properties fo:color="#006600"/>
    </style:style>
    <style:style style:name="T296" style:family="text">
      <style:text-properties fo:color="#006600" officeooo:rsid="002e8ad0"/>
    </style:style>
    <style:style style:name="T297" style:family="text">
      <style:text-properties fo:color="#006600" officeooo:rsid="0020d355"/>
    </style:style>
    <style:style style:name="T298" style:family="text">
      <style:text-properties fo:color="#006600" officeooo:rsid="0058a8e2"/>
    </style:style>
    <style:style style:name="T299" style:family="text">
      <style:text-properties fo:color="#006600" style:font-name="Times New Roman" fo:font-size="12pt" style:font-name-asian="Times New Roman1" style:font-size-asian="12pt" style:font-name-complex="Times New Roman1" style:font-size-complex="12pt"/>
    </style:style>
    <style:style style:name="T300" style:family="text">
      <style:text-properties fo:color="#006600" style:font-name="Times New Roman" fo:font-size="12pt" officeooo:rsid="0032ae61" style:font-name-asian="Times New Roman1" style:font-size-asian="12pt" style:font-name-complex="Times New Roman1" style:font-size-complex="12pt"/>
    </style:style>
    <style:style style:name="T301" style:family="text">
      <style:text-properties fo:color="#006600" style:font-name="Times New Roman" fo:font-size="12pt" officeooo:rsid="0022aa18" style:font-name-asian="Times New Roman1" style:font-size-asian="12pt" style:font-name-complex="Times New Roman1" style:font-size-complex="12pt"/>
    </style:style>
    <style:style style:name="T302" style:family="text">
      <style:text-properties fo:color="#006600" style:font-name="Times New Roman" fo:font-size="12pt" officeooo:rsid="003761a6" style:font-name-asian="Times New Roman1" style:font-size-asian="12pt" style:font-name-complex="Times New Roman1" style:font-size-complex="12pt"/>
    </style:style>
    <style:style style:name="T303" style:family="text">
      <style:text-properties fo:color="#006600" style:font-name="Times New Roman" fo:font-size="12pt" officeooo:rsid="00b2f6b7" style:font-name-asian="Times New Roman1" style:font-size-asian="12pt" style:font-name-complex="Times New Roman1" style:font-size-complex="12pt"/>
    </style:style>
    <style:style style:name="T304" style:family="text">
      <style:text-properties fo:color="#006600" style:font-name="Times New Roman" fo:font-size="12pt" officeooo:rsid="00d24b64" style:font-name-asian="Times New Roman1" style:font-size-asian="12pt" style:font-name-complex="Times New Roman1" style:font-size-complex="12pt"/>
    </style:style>
    <style:style style:name="T305" style:family="text">
      <style:text-properties fo:color="#006600" style:font-name="Times New Roman" fo:font-size="12pt" officeooo:rsid="0076145f" style:font-name-asian="Times New Roman1" style:font-size-asian="12pt" style:font-name-complex="Times New Roman1" style:font-size-complex="12pt"/>
    </style:style>
    <style:style style:name="T306" style:family="text">
      <style:text-properties fo:color="#006600" style:font-name="Times New Roman" fo:font-size="12pt" officeooo:rsid="00600ce6" style:font-name-asian="Times New Roman1" style:font-size-asian="12pt" style:font-name-complex="Times New Roman1" style:font-size-complex="12pt"/>
    </style:style>
    <style:style style:name="T307" style:family="text">
      <style:text-properties fo:color="#006600" style:font-name="Times New Roman" fo:font-size="12pt" officeooo:rsid="01a9f22a" style:font-name-asian="Times New Roman1" style:font-size-asian="12pt" style:font-name-complex="Times New Roman1" style:font-size-complex="12pt"/>
    </style:style>
    <style:style style:name="T308" style:family="text">
      <style:text-properties fo:color="#006600" style:font-name="Times New Roman" fo:font-size="12pt" officeooo:rsid="01ab185e" style:font-name-asian="Times New Roman1" style:font-size-asian="12pt" style:font-name-complex="Times New Roman1" style:font-size-complex="12pt"/>
    </style:style>
    <style:style style:name="T309" style:family="text">
      <style:text-properties fo:color="#006600" style:font-name="Times New Roman" fo:font-size="12pt" officeooo:rsid="014d3b7b" style:font-name-asian="Times New Roman1" style:font-size-asian="12pt" style:font-name-complex="Times New Roman1" style:font-size-complex="12pt"/>
    </style:style>
    <style:style style:name="T310" style:family="text">
      <style:text-properties fo:color="#006600" officeooo:rsid="00187ebb"/>
    </style:style>
    <style:style style:name="T311" style:family="text">
      <style:text-properties fo:color="#006600" officeooo:rsid="00da6f5b"/>
    </style:style>
    <style:style style:name="T312" style:family="text">
      <style:text-properties fo:color="#006600" officeooo:rsid="0022aa18"/>
    </style:style>
    <style:style style:name="T313" style:family="text">
      <style:text-properties fo:color="#006600" officeooo:rsid="01011c14"/>
    </style:style>
    <style:style style:name="T314" style:family="text">
      <style:text-properties fo:color="#006600" officeooo:rsid="011e8549"/>
    </style:style>
    <style:style style:name="T315" style:family="text">
      <style:text-properties fo:color="#006600" officeooo:rsid="0140f17e"/>
    </style:style>
    <style:style style:name="T316" style:family="text">
      <style:text-properties fo:color="#006600" officeooo:rsid="01b06b53"/>
    </style:style>
    <style:style style:name="T317" style:family="text">
      <style:text-properties fo:color="#006600" officeooo:rsid="0149904a"/>
    </style:style>
    <style:style style:name="T318" style:family="text">
      <style:text-properties fo:color="#006600" officeooo:rsid="01d0f4d1"/>
    </style:style>
    <style:style style:name="T319" style:family="text">
      <style:text-properties fo:color="#006600" officeooo:rsid="0076145f"/>
    </style:style>
    <style:style style:name="T320" style:family="text">
      <style:text-properties fo:color="#006600" officeooo:rsid="007aceee"/>
    </style:style>
    <style:style style:name="T321" style:family="text">
      <style:text-properties fo:color="#006600" officeooo:rsid="009b0150"/>
    </style:style>
    <style:style style:name="T322" style:family="text">
      <style:text-properties fo:color="#006600" officeooo:rsid="01cffa9c"/>
    </style:style>
    <style:style style:name="T323" style:family="text">
      <style:text-properties fo:color="#006600" officeooo:rsid="01d00d4e"/>
    </style:style>
    <style:style style:name="T324" style:family="text">
      <style:text-properties fo:color="#006600" officeooo:rsid="00745746"/>
    </style:style>
    <style:style style:name="T325" style:family="text">
      <style:text-properties fo:color="#006600" officeooo:rsid="00cb2249"/>
    </style:style>
    <style:style style:name="T326" style:family="text">
      <style:text-properties fo:color="#006600" officeooo:rsid="00cd4306"/>
    </style:style>
    <style:style style:name="T327" style:family="text">
      <style:text-properties fo:color="#006600" officeooo:rsid="00f28695"/>
    </style:style>
    <style:style style:name="T328" style:family="text">
      <style:text-properties fo:color="#006600" officeooo:rsid="01e3190c"/>
    </style:style>
    <style:style style:name="T329" style:family="text">
      <style:text-properties officeooo:rsid="00277028"/>
    </style:style>
    <style:style style:name="T330" style:family="text">
      <style:text-properties officeooo:rsid="0060b142"/>
    </style:style>
    <style:style style:name="T331" style:family="text">
      <style:text-properties officeooo:rsid="003761a6"/>
    </style:style>
    <style:style style:name="T332" style:family="text">
      <style:text-properties officeooo:rsid="0029c240"/>
    </style:style>
    <style:style style:name="T333" style:family="text">
      <style:text-properties officeooo:rsid="003d6fc0"/>
    </style:style>
    <style:style style:name="T334" style:family="text">
      <style:text-properties officeooo:rsid="003e5f27"/>
    </style:style>
    <style:style style:name="T335" style:family="text">
      <style:text-properties officeooo:rsid="005bf114"/>
    </style:style>
    <style:style style:name="T336" style:family="text">
      <style:text-properties officeooo:rsid="003fdcce"/>
    </style:style>
    <style:style style:name="T337" style:family="text">
      <style:text-properties officeooo:rsid="00187ebb"/>
    </style:style>
    <style:style style:name="T338" style:family="text">
      <style:text-properties style:text-underline-style="none" officeooo:rsid="00be27e9"/>
    </style:style>
    <style:style style:name="T339" style:family="text">
      <style:text-properties officeooo:rsid="0057f7e3"/>
    </style:style>
    <style:style style:name="T340" style:family="text">
      <style:text-properties officeooo:rsid="005a08ff"/>
    </style:style>
    <style:style style:name="T341" style:family="text">
      <style:text-properties officeooo:rsid="005bbc60"/>
    </style:style>
    <style:style style:name="T342" style:family="text">
      <style:text-properties officeooo:rsid="005df1bf"/>
    </style:style>
    <style:style style:name="T343" style:family="text">
      <style:text-properties officeooo:rsid="00600ce6"/>
    </style:style>
    <style:style style:name="T344" style:family="text">
      <style:text-properties officeooo:rsid="006fca8d"/>
    </style:style>
    <style:style style:name="T345" style:family="text">
      <style:text-properties officeooo:rsid="00aeb982"/>
    </style:style>
    <style:style style:name="T346" style:family="text">
      <style:text-properties officeooo:rsid="00da6f5b"/>
    </style:style>
    <style:style style:name="T347" style:family="text">
      <style:text-properties officeooo:rsid="015a9d44"/>
    </style:style>
    <style:style style:name="T348" style:family="text">
      <style:text-properties officeooo:rsid="00774beb"/>
    </style:style>
    <style:style style:name="T349" style:family="text">
      <style:text-properties officeooo:rsid="0078d71f"/>
    </style:style>
    <style:style style:name="T350" style:family="text">
      <style:text-properties officeooo:rsid="00e3e47f"/>
    </style:style>
    <style:style style:name="T351" style:family="text">
      <style:text-properties officeooo:rsid="00e4550f"/>
    </style:style>
    <style:style style:name="T352" style:family="text">
      <style:text-properties officeooo:rsid="0022aa18"/>
    </style:style>
    <style:style style:name="T353" style:family="text">
      <style:text-properties officeooo:rsid="01020d0b"/>
    </style:style>
    <style:style style:name="T354" style:family="text">
      <style:text-properties officeooo:rsid="007501d5"/>
    </style:style>
    <style:style style:name="T355" style:family="text">
      <style:text-properties officeooo:rsid="01011c14"/>
    </style:style>
    <style:style style:name="T356" style:family="text">
      <style:text-properties officeooo:rsid="00880d21"/>
    </style:style>
    <style:style style:name="T357" style:family="text">
      <style:text-properties officeooo:rsid="011e8549"/>
    </style:style>
    <style:style style:name="T358" style:family="text">
      <style:text-properties officeooo:rsid="00b74641"/>
    </style:style>
    <style:style style:name="T359" style:family="text">
      <style:text-properties officeooo:rsid="008893e8"/>
    </style:style>
    <style:style style:name="T360" style:family="text">
      <style:text-properties officeooo:rsid="00df6246"/>
    </style:style>
    <style:style style:name="T361" style:family="text">
      <style:text-properties officeooo:rsid="0112ffab"/>
    </style:style>
    <style:style style:name="T362" style:family="text">
      <style:text-properties officeooo:rsid="008fec21"/>
    </style:style>
    <style:style style:name="T363" style:family="text">
      <style:text-properties officeooo:rsid="0076145f"/>
    </style:style>
    <style:style style:name="T364" style:family="text">
      <style:text-properties style:text-underline-style="solid" style:text-underline-width="auto" style:text-underline-color="font-color" officeooo:rsid="00be27e9"/>
    </style:style>
    <style:style style:name="T365" style:family="text">
      <style:text-properties officeooo:rsid="00b2f6b7"/>
    </style:style>
    <style:style style:name="T366" style:family="text">
      <style:text-properties officeooo:rsid="0140f17e"/>
    </style:style>
    <style:style style:name="T367" style:family="text">
      <style:text-properties officeooo:rsid="01b06b53"/>
    </style:style>
    <style:style style:name="T368" style:family="text">
      <style:text-properties officeooo:rsid="0149904a"/>
    </style:style>
    <style:style style:name="T369" style:family="text">
      <style:text-properties officeooo:rsid="01728e60"/>
    </style:style>
    <style:style style:name="T370" style:family="text">
      <style:text-properties officeooo:rsid="01b2e946"/>
    </style:style>
    <style:style style:name="T371" style:family="text">
      <style:text-properties officeooo:rsid="014d787e"/>
    </style:style>
    <style:style style:name="T372" style:family="text">
      <style:text-properties officeooo:rsid="014cea15"/>
    </style:style>
    <style:style style:name="T373" style:family="text">
      <style:text-properties officeooo:rsid="00ac6d62"/>
    </style:style>
    <style:style style:name="T374" style:family="text">
      <style:text-properties officeooo:rsid="00ae25ce"/>
    </style:style>
    <style:style style:name="T375" style:family="text">
      <style:text-properties officeooo:rsid="00745746"/>
    </style:style>
    <style:style style:name="T376" style:family="text">
      <style:text-properties officeooo:rsid="00be27e9"/>
    </style:style>
    <style:style style:name="T377" style:family="text">
      <style:text-properties officeooo:rsid="00c2d517"/>
    </style:style>
    <style:style style:name="T378" style:family="text">
      <style:text-properties officeooo:rsid="00c37978"/>
    </style:style>
    <style:style style:name="T379" style:family="text">
      <style:text-properties officeooo:rsid="0097b2cb"/>
    </style:style>
    <style:style style:name="T380" style:family="text">
      <style:text-properties officeooo:rsid="007aceee"/>
    </style:style>
    <style:style style:name="T381" style:family="text">
      <style:text-properties officeooo:rsid="008e90de"/>
    </style:style>
    <style:style style:name="T382" style:family="text">
      <style:text-properties officeooo:rsid="0105845f"/>
    </style:style>
    <style:style style:name="T383" style:family="text">
      <style:text-properties officeooo:rsid="009b0150"/>
    </style:style>
    <style:style style:name="T384" style:family="text">
      <style:text-properties officeooo:rsid="01cffa9c"/>
    </style:style>
    <style:style style:name="T385" style:family="text">
      <style:text-properties officeooo:rsid="01d00d4e"/>
    </style:style>
    <style:style style:name="T386" style:family="text">
      <style:text-properties officeooo:rsid="01d0f4d1"/>
    </style:style>
    <style:style style:name="T387" style:family="text">
      <style:text-properties officeooo:rsid="00cb2249"/>
    </style:style>
    <style:style style:name="T388" style:family="text">
      <style:text-properties officeooo:rsid="00cd4306"/>
    </style:style>
    <style:style style:name="T389" style:family="text">
      <style:text-properties officeooo:rsid="00f28695"/>
    </style:style>
    <style:style style:name="T390" style:family="text">
      <style:text-properties officeooo:rsid="0180f449"/>
    </style:style>
    <style:style style:name="T391" style:family="text">
      <style:text-properties officeooo:rsid="0178fa3e"/>
    </style:style>
    <style:style style:name="T392" style:family="text">
      <style:text-properties officeooo:rsid="01835d7d"/>
    </style:style>
    <style:style style:name="T393" style:family="text">
      <style:text-properties officeooo:rsid="01e3190c"/>
    </style:style>
    <style:style style:name="T394" style:family="text">
      <style:text-properties officeooo:rsid="00ce1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elo Conceitual</text:span> <text:s/></text:p>
      <text:p text:style-name="P1"/>
      <text:p text:style-name="P1"/>
      <text:p text:style-name="P39"><text:span text:style-name="T233">1. </text:span>Caso de Uso <text:span text:style-name="T333">CRUD</text:span> Mercadoria<text:span text:style-name="T333">s</text:span></text:p>
      <text:p text:style-name="P2"/>
      <text:p text:style-name="P2"><text:span text:style-name="T286">1.1. </text:span><text:span text:style-name="T285">Isolar Substantivos:</text:span></text:p>
      <text:p text:style-name="P5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7">CP:</text:p>
            <text:p text:style-name="P49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CRUD</text:span><text:span text:style-name="T4"> </text:span><text:span text:style-name="T7">das</text:span><text:span text:style-name="T4"> </text:span><text:span text:style-name="T7">mercadorias</text:span><text:span text:style-name="T4">.</text:span></text:p>
            <text:p text:style-name="P51">2. [OUT] O <text:span text:style-name="T6">sistema</text:span> <text:span text:style-name="T295">retorna</text:span> as <text:span text:style-name="T6">opções</text:span> para o <text:span text:style-name="T6">Funcionário</text:span>.</text:p>
            <text:p text:style-name="P50">3. [IN] O <text:span text:style-name="T6">Funcionário</text:span> <text:span text:style-name="T295">escolhe</text:span> a <text:span text:style-name="T6">opção</text:span> <text:span text:style-name="T6">de</text:span> <text:span text:style-name="T6">cadastro</text:span> <text:span text:style-name="T6">da</text:span> <text:span text:style-name="T6">mercadoria</text:span>.</text:p>
            <text:p text:style-name="P51">4. [OUT] O <text:span text:style-name="T6">sistema</text:span> dá acesso a <text:span text:style-name="T6">tela de cadastro</text:span>.<text:span text:style-name="T2"> </text:span></text:p>
            <text:p text:style-name="P50">5. <text:span text:style-name="T5">[IN] </text:span><text:span text:style-name="T8">Funcionário</text:span><text:span text:style-name="T5"> </text:span><text:span text:style-name="T297">preenche</text:span><text:span text:style-name="T5"> os </text:span><text:span text:style-name="T8">dados</text:span><text:span text:style-name="T5"> </text:span><text:span text:style-name="T8">da nova</text:span><text:span text:style-name="T5"> </text:span><text:span text:style-name="T8">mercadoria</text:span><text:span text:style-name="T5">. </text:span></text:p>
            <text:p text:style-name="P50">6. [OUT] O <text:span text:style-name="T6">sistema</text:span> <text:span text:style-name="T295">verifica</text:span> as <text:span text:style-name="T6">informações</text:span>. </text:p>
            <text:p text:style-name="P52">7. [IN] O <text:span text:style-name="T6">Funcionário</text:span> <text:span text:style-name="T295">confirma</text:span> o <text:span text:style-name="T6">cadastro</text:span>. </text:p>
            <text:p text:style-name="P54"><text:span text:style-name="T2">8. [OUT] O </text:span><text:span text:style-name="T121">Sistema</text:span><text:span text:style-name="T2"> </text:span><text:span text:style-name="T295">salva</text:span> os <text:span text:style-name="T6">dados </text:span><text:span text:style-name="T9">da</text:span><text:span text:style-name="T6"> </text:span><text:span text:style-name="T9">mercadoria</text:span><text:span text:style-name="T3"> e </text:span><text:span text:style-name="T298">informa</text:span><text:span text:style-name="T3"> </text:span><text:span text:style-name="T9">cadastro efetuado com</text:span><text:span text:style-name="T3"> </text:span><text:span text:style-name="T9">sucesso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167">CA1: </text:p>
            <text:p text:style-name="P29">3. [IN] O <text:span text:style-name="T6">Funcionário</text:span> <text:span text:style-name="T295">escolhe</text:span> a <text:span text:style-name="T6">opção de alteração da mercadoria</text:span>.</text:p>
            <text:p text:style-name="P29"><text:span text:style-name="T234">4</text:span>. [OUT] O <text:span text:style-name="T6">sistema</text:span> dá <text:span text:style-name="T295">acesso</text:span> a <text:span text:style-name="T6">tela de </text:span><text:span text:style-name="T79">alterar</text:span>.</text:p>
            <text:p text:style-name="P213"><text:span text:style-name="T236">5. [IN] O </text:span><text:span text:style-name="T12">Funcionario</text:span><text:span text:style-name="T236"> </text:span><text:span text:style-name="T300">informa</text:span><text:span text:style-name="T236"> o </text:span><text:span text:style-name="T13">ID ou Descrição </text:span><text:span text:style-name="T14">na busca</text:span><text:span text:style-name="T236">. </text:span></text:p>
            <text:p text:style-name="P220">6. [OUT] O <text:span text:style-name="T6">Sistema</text:span> <text:span text:style-name="T295">retorna/exibe</text:span> os <text:span text:style-name="T6">dados da mercadoria</text:span>. </text:p>
            <text:p text:style-name="P29"><text:span text:style-name="T234">7</text:span>. <text:span text:style-name="T5">[IN] </text:span><text:span text:style-name="T8">Funcionário</text:span><text:span text:style-name="T5"> </text:span><text:span text:style-name="T297">altera</text:span><text:span text:style-name="T5"> os </text:span><text:span text:style-name="T8">dados da mercadoria</text:span><text:span text:style-name="T5">.</text:span></text:p>
            <text:p text:style-name="P228">8. [OUT] O <text:span text:style-name="T6">sistema</text:span> <text:span text:style-name="T295">solicita</text:span> a <text:span text:style-name="T6">confirmação da alteração</text:span>. </text:p>
            <text:p text:style-name="P229">9. [IN] O <text:span text:style-name="T80">funcionário</text:span> <text:span text:style-name="T295">confirma</text:span> a <text:span text:style-name="T6">alteração</text:span>. </text:p>
            <text:p text:style-name="P13"><text:span text:style-name="T238">10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1">informa</text:span><text:span text:style-name="T240"> </text:span><text:span text:style-name="T12">alteração</text:span><text:span text:style-name="T15"> efetuad</text:span><text:span text:style-name="T12">a</text:span><text:span text:style-name="T15"> com sucesso</text:span><text:span text:style-name="T240">.</text:span></text:p>
            <text:p text:style-name="P13"/>
            <text:p text:style-name="P236"><text:span text:style-name="T240">C</text:span><text:span text:style-name="T235">A2:</text:span></text:p>
            <text:p text:style-name="P171">3. [IN] O <text:span text:style-name="T6">usuário</text:span> <text:span text:style-name="T295">escolhe</text:span> a <text:span text:style-name="T6">opção</text:span> <text:span text:style-name="T6">consulta</text:span>.</text:p>
            <text:p text:style-name="P244"><text:span text:style-name="T235">4. [OUT] </text:span><text:bookmark-start text:name="__DdeLink__4889_78654292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"/><text:span text:style-name="T235">.</text:span></text:p>
            <text:p text:style-name="P178"><text:span text:style-name="T284">5</text:span>. [IN] O <text:span text:style-name="T78">Funcionário</text:span> <text:span text:style-name="T295">informa</text:span> o <text:span text:style-name="T6">ID ou Descrição </text:span><text:span text:style-name="T77">na</text:span><text:span text:style-name="T6"> </text:span><text:span text:style-name="T77">b</text:span><text:bookmark-start text:name="__DdeLink__4887_78654292"/><text:span text:style-name="T6">usca</text:span><text:bookmark-end text:name="__DdeLink__4887_78654292"/>. </text:p>
            <text:p text:style-name="P251"><text:span text:style-name="T241">6</text:span><text:span text:style-name="T235">. </text:span><text:span text:style-name="T242">[OUT] </text:span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a Mercadoria</text:span><text:span text:style-name="T235">: </text:span><text:span text:style-name="T10">ID</text:span><text:span text:style-name="T235">, </text:span><text:span text:style-name="T10">Descrição</text:span><text:span text:style-name="T235">, </text:span><text:span text:style-name="T11">Unidade</text:span><text:span text:style-name="T243">,</text:span><text:span text:style-name="T235"> </text:span><text:span text:style-name="T10">Valor unitário</text:span><text:span text:style-name="T235">.</text:span></text:p>
            <text:p text:style-name="P251"/>
            <text:p text:style-name="P179">CA3:</text:p>
            <text:p text:style-name="P29">3. [IN] O <text:span text:style-name="T6">Funcionário</text:span> <text:span text:style-name="T295">escolhe</text:span> a <text:span text:style-name="T6">opção de </text:span><text:span text:style-name="T81">exclusão</text:span><text:span text:style-name="T6"> da mercadoria</text:span>.</text:p>
            <text:p text:style-name="P29"><text:span text:style-name="T234">4</text:span>. [OUT] O <text:span text:style-name="T6">sistema</text:span> dá <text:span text:style-name="T287">acesso</text:span> a<text:span text:style-name="T6"> tela de </text:span><text:span text:style-name="T81">excluir</text:span></text:p>
            <text:p text:style-name="P213"><text:span text:style-name="T236">5. [IN] O </text:span><text:span text:style-name="T16">Funcionário</text:span><text:span text:style-name="T236"> </text:span><text:span text:style-name="T300">informa</text:span><text:span text:style-name="T236"> o </text:span><text:span text:style-name="T13">ID ou Descrição </text:span><text:span text:style-name="T14">na busca</text:span><text:span text:style-name="T237">. </text:span></text:p>
            <text:p text:style-name="P220">6. [OUT] O <text:span text:style-name="T6">Sistema</text:span> <text:span text:style-name="T295">retorna/exibe</text:span> os <text:span text:style-name="T6">dados da mercadoria</text:span>. </text:p>
            <text:p text:style-name="P29"><text:span text:style-name="T234">7</text:span>. <text:span text:style-name="T5">[IN] </text:span><text:bookmark-start text:name="__DdeLink__4877_78654292"/><text:span text:style-name="T8">Funcionário</text:span><text:span text:style-name="T5"> </text:span><text:span text:style-name="T297">aciona</text:span><text:span text:style-name="T5"> o </text:span><text:span text:style-name="T8">comando excluir</text:span><text:bookmark-end text:name="__DdeLink__4877_78654292"/><text:span text:style-name="T5">.</text:span></text:p>
            <text:p text:style-name="P13"><text:span text:style-name="T244">8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2">pede</text:span><text:span text:style-name="T245"> a </text:span><text:span text:style-name="T17">confirmação da exclusão</text:span><text:span text:style-name="T240">.</text:span></text:p>
            <text:p text:style-name="P260"><text:span text:style-name="T240">9. </text:span><text:span text:style-name="T235">[IN] O </text:span><text:span text:style-name="T10">Funcionário</text:span><text:span text:style-name="T235"> </text:span><text:span text:style-name="T299">confirma</text:span><text:span text:style-name="T235"> a </text:span><text:span text:style-name="T10">exclusão</text:span><text:span text:style-name="T235">.</text:span></text:p>
            <text:p text:style-name="P186">10. [OUT] O <text:span text:style-name="T6">Sistema </text:span><text:span text:style-name="T295">exclui</text:span> a <text:span text:style-name="T6">mercadoria</text:span>, <text:span text:style-name="T295">informa</text:span> <text:span text:style-name="T6">exclusão efetuada com sucesso</text:span> <text:bookmark-start text:name="__DdeLink__4879_78654292"/>e <text:span text:style-name="T287">limpa</text:span> a<text:span text:style-name="T6"> tela</text:span><text:bookmark-end text:name="__DdeLink__4879_78654292"/>.</text:p>
          </table:table-cell>
        </table:table-row>
      </table:table>
      <text:p text:style-name="P266"/>
      <text:p text:style-name="P266"/>
      <text:p text:style-name="P266"/>
      <text:p text:style-name="P266"/>
      <text:p text:style-name="P266"/>
      <text:p text:style-name="P268"/>
      <text:p text:style-name="P266"/>
      <text:p text:style-name="P266"/>
      <text:p text:style-name="P266"/>
      <text:p text:style-name="P266"/>
      <text:p text:style-name="P12"><text:soft-page-break/>1.<text:span text:style-name="T329">2. Lista de candidatos a serem conceitos:</text:span></text:p>
      <text:p text:style-name="P12"/>
      <text:p text:style-name="P57"><text:span text:style-name="T94">Funcionário</text:span><text:span text:style-name="T7"><text:tab/><text:tab/><text:tab/><text:tab/><text:tab/><text:tab/></text:span><text:span text:style-name="T87">A</text:span><text:span text:style-name="T85">lteração</text:span></text:p>
      <text:p text:style-name="P58"/>
      <text:p text:style-name="P55"><text:span text:style-name="T82">S</text:span><text:span text:style-name="T6">istema<text:tab/><text:tab/><text:tab/><text:tab/><text:tab/><text:tab/></text:span><text:span text:style-name="T75">ID</text:span></text:p>
      <text:p text:style-name="P56"/>
      <text:p text:style-name="P107"><text:span text:style-name="T86">U</text:span><text:span text:style-name="T6">suário<text:tab/><text:tab/><text:tab/><text:tab/><text:tab/><text:tab/></text:span><text:span text:style-name="T83">Descrição</text:span></text:p>
      <text:p text:style-name="P114"/>
      <text:p text:style-name="P115"><text:span text:style-name="T86">M</text:span><text:span text:style-name="T7">ercadorias<text:tab/><text:tab/><text:tab/><text:tab/><text:tab/><text:tab/></text:span><text:span text:style-name="T90">Unidade</text:span></text:p>
      <text:p text:style-name="P114"/>
      <text:p text:style-name="P92"><text:span text:style-name="T86">O</text:span><text:span text:style-name="T6">pções<text:tab/><text:tab/><text:tab/><text:tab/><text:tab/><text:tab/></text:span><text:span text:style-name="T87">O</text:span><text:span text:style-name="T77">pção consulta</text:span></text:p>
      <text:p text:style-name="P91"/>
      <text:p text:style-name="P92"><text:span text:style-name="T86">I</text:span><text:span text:style-name="T6">nformações<text:tab/><text:tab/><text:tab/><text:tab/><text:tab/><text:tab/></text:span><text:span text:style-name="T87">T</text:span><text:span text:style-name="T77">ela de consulta</text:span></text:p>
      <text:p text:style-name="P91"/>
      <text:p text:style-name="P91"><text:span text:style-name="T82">T</text:span><text:span text:style-name="T6">ela de cadastro<text:tab/><text:tab/><text:tab/><text:tab/><text:tab/></text:span><text:span text:style-name="T86">T</text:span><text:span text:style-name="T6">ela de </text:span><text:span text:style-name="T79">alterar</text:span></text:p>
      <text:p text:style-name="P91"/>
      <text:p text:style-name="P91"><text:span text:style-name="T82">D</text:span><text:span text:style-name="T6">ados </text:span><text:span text:style-name="T9">da</text:span><text:span text:style-name="T6"> </text:span><text:span text:style-name="T9">mercadoria<text:tab/><text:tab/><text:tab/><text:tab/><text:tab/></text:span><text:span text:style-name="T83">ID ou Descrição </text:span><text:span text:style-name="T84">na busca</text:span></text:p>
      <text:p text:style-name="P91"/>
      <text:p text:style-name="P93"><text:span text:style-name="T91">C</text:span><text:span text:style-name="T8">omando excluir<text:tab/><text:tab/><text:tab/><text:tab/><text:tab/></text:span><text:span text:style-name="T91">Cadastro</text:span></text:p>
      <text:p text:style-name="P93"/>
      <text:p text:style-name="P116"><text:span text:style-name="T92">C</text:span><text:span text:style-name="T81">onfirmação da exclusão<text:tab/><text:tab/><text:tab/><text:tab/></text:span><text:span text:style-name="T92">E</text:span><text:span text:style-name="T81">xclusão</text:span></text:p>
      <text:p text:style-name="P91"/>
      <text:p text:style-name="P92"><text:span text:style-name="T82">D</text:span><text:span text:style-name="T8">ados da nova mercadoria<text:tab/><text:tab/><text:tab/><text:tab/></text:span><text:span text:style-name="T83">Valor unitário</text:span></text:p>
      <text:p text:style-name="P91"/>
      <text:p text:style-name="P91"><text:span text:style-name="T82">C</text:span><text:span text:style-name="T9">adastro efetuado com</text:span><text:span text:style-name="T3"> </text:span><text:span text:style-name="T9">sucesso<text:tab/><text:tab/><text:tab/></text:span><text:span text:style-name="T82">C</text:span><text:span text:style-name="T85">onfirmação da alteração</text:span></text:p>
      <text:p text:style-name="P91"/>
      <text:p text:style-name="P126"><text:span text:style-name="T92">E</text:span><text:span text:style-name="T85">xclusão efetuada com sucesso<text:tab/><text:tab/><text:tab/> </text:span><text:span text:style-name="T98">M</text:span><text:span text:style-name="T93">ercadoria</text:span></text:p>
      <text:p text:style-name="P91"/>
      <text:p text:style-name="P92"><text:span text:style-name="T87">O</text:span><text:span text:style-name="T6">pção de </text:span><text:span text:style-name="T81">exclusão</text:span><text:span text:style-name="T6"> da mercadoria<text:tab/><text:tab/><text:tab/></text:span><text:span text:style-name="T87">T</text:span><text:span text:style-name="T6">ela de </text:span><text:span text:style-name="T81">excluir</text:span></text:p>
      <text:p text:style-name="P91"/>
      <text:p text:style-name="P115"><text:span text:style-name="T82">M</text:span><text:span text:style-name="T7">odulo de CRUD </text:span><text:span text:style-name="T82">das mercadorias<text:tab/><text:tab/><text:tab/></text:span><text:span text:style-name="T87">A</text:span><text:span text:style-name="T88">lteração</text:span><text:span text:style-name="T89"> efetuad</text:span><text:span text:style-name="T88">a</text:span><text:span text:style-name="T89"> com sucesso</text:span></text:p>
      <text:p text:style-name="P91"/>
      <text:p text:style-name="P91"><text:span text:style-name="T82">O</text:span><text:span text:style-name="T6">pção de cadastro da mercadoria<text:tab/><text:tab/><text:tab/></text:span><text:span text:style-name="T82">O</text:span><text:span text:style-name="T6">pção de alteração da mercadoria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40"><text:soft-page-break/><text:span text:style-name="T332">2. </text:span>Caso de Uso <text:span text:style-name="T333">CRUD Serviços Mecânicos</text:span></text:p>
      <text:p text:style-name="P3"/>
      <text:p text:style-name="P77">2.<text:span text:style-name="T339">1</text:span>. Isolar Substantivos:</text:p>
      <text:p text:style-name="P6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1. <text:span text:style-name="T4">[IN] </text:span><text:span text:style-name="T7">Funcionário</text:span><text:span text:style-name="T4"> </text:span><text:span text:style-name="T296">acessa</text:span><text:span text:style-name="T4"> o</text:span><text:span text:style-name="T7"> modulo de CRUD dos Serviços</text:span><text:span text:style-name="T4">.</text:span></text:p>
            <text:p text:style-name="P30">2. [OUT] O <text:span text:style-name="T6">sistema</text:span> <text:span text:style-name="T295">retorna</text:span> as <text:span text:style-name="T6">opções</text:span> para o <text:span text:style-name="T6">Funcionário</text:span>. </text:p>
            <text:p text:style-name="P30">3. [IN] O <text:span text:style-name="T6">Funcionário</text:span> <text:span text:style-name="T295">escolhe</text:span> a <text:span text:style-name="T6">opção de cadastro d</text:span><text:span text:style-name="T122">e serviços</text:span>.</text:p>
            <text:p text:style-name="P30">4. [OUT] O <text:span text:style-name="T6">sistema</text:span> dá acesso a <text:span text:style-name="T6">tela de cadastro</text:span>.</text:p>
            <text:p text:style-name="P31">5. <text:span text:style-name="T5">[IN] </text:span><text:span text:style-name="T8">Funcionário</text:span><text:span text:style-name="T5"> </text:span><text:span text:style-name="T297">preenche</text:span><text:span text:style-name="T5"> os </text:span><text:span text:style-name="T8">dados do serviço</text:span><text:span text:style-name="T5">. </text:span></text:p>
            <text:p text:style-name="P30">6. [OUT] O <text:span text:style-name="T6">sistema</text:span> <text:span text:style-name="T295">verifica</text:span> as <text:span text:style-name="T6">informações</text:span>. </text:p>
            <text:p text:style-name="P270">7. [IN] O <text:span text:style-name="T6">Funcionário</text:span> <text:span text:style-name="T295">confirma</text:span> o <text:span text:style-name="T6">cadastro</text:span>.</text:p>
            <text:p text:style-name="P30"><text:span text:style-name="T2">8. [OUT] O </text:span><text:span text:style-name="T121">Sistema</text:span><text:span text:style-name="T2"> </text:span><text:span text:style-name="T295">salva</text:span> os <text:span text:style-name="T6">dados </text:span><text:span text:style-name="T9">d</text:span><text:span text:style-name="T137">o Serviço Mecânico</text:span><text:span text:style-name="T3"> e </text:span><text:span text:style-name="T298">informa </text:span><text:span text:style-name="T9">cadastro efetuado com sucesso</text:span><text:span text:style-name="T3">.</text:span></text:p>
          </table:table-cell>
        </table:table-row>
        <table:table-row table:style-name="Table2.1">
          <table:table-cell table:style-name="Table2.A1" office:value-type="string">
            <text:p text:style-name="P168">CA1:</text:p>
            <text:p text:style-name="P30">3. [IN] O <text:span text:style-name="T6">Funcionário</text:span> <text:span text:style-name="T295">escolhe</text:span> a <text:span text:style-name="T6">opção de alteração d</text:span><text:span text:style-name="T123">o serviço</text:span>.</text:p>
            <text:p text:style-name="P30"><text:span text:style-name="T234">4</text:span>. [OUT] O <text:span text:style-name="T6">sistema</text:span> dá <text:span text:style-name="T295">acesso</text:span> a <text:span text:style-name="T6">tela de </text:span><text:span text:style-name="T79">alterar</text:span>.</text:p>
            <text:p text:style-name="P214"><text:span text:style-name="T236">5. [IN] O </text:span><text:span text:style-name="T12">Funcionario</text:span><text:span text:style-name="T236"> </text:span><text:span text:style-name="T300">informa</text:span><text:span text:style-name="T236"> o </text:span><text:span text:style-name="T13">ID ou Descrição </text:span><text:span text:style-name="T14">na busca</text:span><text:span text:style-name="T236">.</text:span></text:p>
            <text:p text:style-name="P221">6. [OUT] O <text:span text:style-name="T6">Sistema</text:span> <text:span text:style-name="T295">retorna/exibe</text:span> os <text:span text:style-name="T6">dados d</text:span><text:span text:style-name="T123">o serviço</text:span>. </text:p>
            <text:p text:style-name="P30"><text:span text:style-name="T234">7</text:span>. <text:span text:style-name="T5">[IN] </text:span><text:span text:style-name="T8">Funcionário</text:span><text:span text:style-name="T5"> </text:span><text:span text:style-name="T297">altera</text:span><text:span text:style-name="T5"> os </text:span><text:span text:style-name="T8">dados do serviço</text:span><text:span text:style-name="T5">. </text:span></text:p>
            <text:p text:style-name="P230">8. [OUT] O <text:span text:style-name="T6">sistema</text:span> <text:span text:style-name="T295">solicita</text:span> a <text:span text:style-name="T6">confirmação da alteração</text:span>. </text:p>
            <text:p text:style-name="P230">9. [IN] O <text:span text:style-name="T80">funcionário</text:span> <text:span text:style-name="T295">confirma</text:span> a <text:span text:style-name="T6">alteração</text:span>.</text:p>
            <text:p text:style-name="P14"><text:span text:style-name="T238">10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1">informa</text:span><text:span text:style-name="T240"> </text:span><text:span text:style-name="T12">alteração</text:span><text:span text:style-name="T15"> efetuad</text:span><text:span text:style-name="T12">a</text:span><text:span text:style-name="T15"> com sucesso</text:span><text:span text:style-name="T240">.</text:span></text:p>
            <text:p text:style-name="P14"/>
            <text:p text:style-name="P237"><text:span text:style-name="T240">C</text:span><text:span text:style-name="T235">A2: </text:span></text:p>
            <text:p text:style-name="P172">3. [IN] O <text:span text:style-name="T6">usuário</text:span> <text:span text:style-name="T295">escolhe</text:span> a <text:span text:style-name="T6">opção consulta</text:span>.</text:p>
            <text:p text:style-name="P245"><text:span text:style-name="T235">4. [OUT] </text:span><text:bookmark-start text:name="__DdeLink__4889_786542921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1"/><text:span text:style-name="T235">.</text:span></text:p>
            <text:p text:style-name="P252"><text:span text:style-name="T241">5</text:span><text:span text:style-name="T235">. [IN] O </text:span><text:span text:style-name="T18">Funcionário</text:span><text:span text:style-name="T235"> </text:span><text:span text:style-name="T299">informa</text:span><text:span text:style-name="T235"> o</text:span><text:span text:style-name="T10"> ID ou Descrição </text:span><text:span text:style-name="T19">na</text:span><text:span text:style-name="T10"> </text:span><text:span text:style-name="T19">b</text:span><text:bookmark-start text:name="__DdeLink__4887_786542921"/><text:span text:style-name="T10">usca</text:span><text:bookmark-end text:name="__DdeLink__4887_786542921"/><text:span text:style-name="T235">.</text:span></text:p>
            <text:p text:style-name="P252"><text:span text:style-name="T235">6. </text:span><text:span text:style-name="T242">[OUT] </text:span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</text:span><text:span text:style-name="T20">o serviço</text:span><text:span text:style-name="T288">:</text:span><text:span text:style-name="T10"> ID</text:span><text:span text:style-name="T288">,</text:span><text:span text:style-name="T10"> Descrição</text:span><text:span text:style-name="T288">,</text:span><text:span text:style-name="T10"> Valor </text:span><text:span text:style-name="T20">cobrado</text:span><text:span text:style-name="T235">.</text:span></text:p>
            <text:p text:style-name="P252"/>
            <text:p text:style-name="P180">CA3:</text:p>
            <text:p text:style-name="P30">3. [IN] O <text:span text:style-name="T6">Funcionário</text:span> <text:span text:style-name="T295">escolhe</text:span> a <text:span text:style-name="T6">opção de </text:span><text:span text:style-name="T81">exclusão</text:span><text:span text:style-name="T6"> d</text:span><text:span text:style-name="T123">e serviço</text:span>.</text:p>
            <text:p text:style-name="P30"><text:span text:style-name="T234">4</text:span>. [OUT] O <text:span text:style-name="T6">sistema</text:span> dá acesso a <text:span text:style-name="T6">tela de </text:span><text:span text:style-name="T81">excluir</text:span><text:span text:style-name="T331">.</text:span></text:p>
            <text:p text:style-name="P214"><text:span text:style-name="T236">5. [IN] O </text:span><text:span text:style-name="T16">Funcionário</text:span><text:span text:style-name="T236"> </text:span><text:span text:style-name="T300">informa</text:span><text:span text:style-name="T236"> o </text:span><text:span text:style-name="T13">ID ou Descrição </text:span><text:span text:style-name="T14">na busca</text:span><text:span text:style-name="T237">. </text:span></text:p>
            <text:p text:style-name="P221">6. [OUT] O <text:span text:style-name="T6">Sistema</text:span> <text:span text:style-name="T295">retorna/exibe</text:span> os <text:span text:style-name="T6">dados d</text:span><text:span text:style-name="T123">o serviço</text:span>. </text:p>
            <text:p text:style-name="P30"><text:span text:style-name="T234">7</text:span>. <text:span text:style-name="T5">[IN] </text:span><text:span text:style-name="T8">Funcionário</text:span><text:span text:style-name="T5"> </text:span><text:span text:style-name="T297">aciona</text:span><text:span text:style-name="T5"> o </text:span><text:span text:style-name="T8">comando excluir</text:span><text:span text:style-name="T5">.</text:span></text:p>
            <text:p text:style-name="P14"><text:span text:style-name="T244">8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2">pede</text:span><text:span text:style-name="T245"> a </text:span><text:span text:style-name="T17">confirmação da exclusão</text:span><text:span text:style-name="T240">.</text:span></text:p>
            <text:p text:style-name="P261"><text:span text:style-name="T240">9. </text:span><text:span text:style-name="T235">[IN] O </text:span><text:span text:style-name="T10">Funcionário</text:span><text:span text:style-name="T235"> </text:span><text:span text:style-name="T299">confirma</text:span><text:span text:style-name="T235"> a </text:span><text:span text:style-name="T10">exclusão</text:span><text:span text:style-name="T235">.</text:span></text:p>
            <text:p text:style-name="P187">10. [OUT] O <text:span text:style-name="T6">Sistema</text:span> <text:span text:style-name="T295">exclui </text:span><text:span text:style-name="T330">o </text:span><text:span text:style-name="T123">serviço</text:span>,<text:span text:style-name="T295"> informa</text:span> <text:span text:style-name="T6">exclusão efetuada com sucesso</text:span> e limpa a <text:span text:style-name="T6">tela</text:span>.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<text:soft-page-break/><text:span text:style-name="T332">2</text:span>.<text:span text:style-name="T339">2. Lista de candidatos a serem conceitos:</text:span></text:p>
      <text:p text:style-name="P64"/>
      <text:p text:style-name="P117"><text:span text:style-name="T94">Funcionário</text:span><text:span text:style-name="T7"><text:tab/><text:tab/><text:tab/><text:tab/><text:tab/><text:tab/></text:span><text:span text:style-name="T124">Sistema</text:span></text:p>
      <text:p text:style-name="P117"/>
      <text:p text:style-name="P108"><text:span text:style-name="T125">U</text:span><text:span text:style-name="T124">suário<text:tab/><text:tab/><text:tab/><text:tab/><text:tab/><text:tab/></text:span><text:span text:style-name="T126">O</text:span><text:span text:style-name="T7">pções</text:span></text:p>
      <text:p text:style-name="P64"/>
      <text:p text:style-name="P118"><text:span text:style-name="T126">M</text:span><text:span text:style-name="T7">odulo de CRUD dos Serviços<text:tab/><text:tab/><text:tab/></text:span><text:span text:style-name="T128">T</text:span><text:span text:style-name="T7">ela de cadastro</text:span></text:p>
      <text:p text:style-name="P118"/>
      <text:p text:style-name="P118"><text:span text:style-name="T128">D</text:span><text:span text:style-name="T6">ados do serviço<text:tab/><text:tab/><text:tab/><text:tab/><text:tab/></text:span><text:span text:style-name="T128">I</text:span><text:span text:style-name="T7">nformações</text:span></text:p>
      <text:p text:style-name="P64"/>
      <text:p text:style-name="P94"><text:span text:style-name="T127">O</text:span><text:span text:style-name="T6">pção</text:span> <text:span text:style-name="T6">de</text:span> <text:span text:style-name="T6">cadastro</text:span> <text:span text:style-name="T6">da</text:span> <text:span text:style-name="T6">mercadoria<text:tab/><text:tab/><text:tab/></text:span><text:span text:style-name="T129">C</text:span><text:span text:style-name="T130">a</text:span><text:span text:style-name="T121">dastro</text:span></text:p>
      <text:p text:style-name="P94"/>
      <text:p text:style-name="P95"><text:span text:style-name="T136">Tela<text:tab/><text:tab/></text:span><text:span text:style-name="T9"><text:tab/><text:tab/><text:tab/><text:tab/><text:tab/></text:span><text:span text:style-name="T131">C</text:span><text:span text:style-name="T9">adastro efetuado com sucesso</text:span></text:p>
      <text:p text:style-name="P95"/>
      <text:p text:style-name="P96"><text:span text:style-name="T132">O</text:span><text:span text:style-name="T6">pção de alteração d</text:span><text:span text:style-name="T123">o serviço <text:s/><text:tab/><text:tab/><text:tab/></text:span><text:span text:style-name="T132">T</text:span><text:span text:style-name="T6">ela de </text:span><text:span text:style-name="T79">alterar </text:span></text:p>
      <text:p text:style-name="P96"/>
      <text:p text:style-name="P96"><text:span text:style-name="T83">ID ou Descrição </text:span><text:span text:style-name="T84">na busca <text:tab/><text:tab/><text:tab/><text:tab/></text:span><text:span text:style-name="T132">D</text:span><text:span text:style-name="T124">ados d</text:span><text:span text:style-name="T123">o serviço</text:span></text:p>
      <text:p text:style-name="P96"/>
      <text:p text:style-name="P96"><text:span text:style-name="T132">C</text:span><text:span text:style-name="T85">onfirmação da alteração <text:tab/><text:tab/><text:tab/><text:tab/></text:span><text:span text:style-name="T132">A</text:span><text:span text:style-name="T85">lteração </text:span></text:p>
      <text:p text:style-name="P96"/>
      <text:p text:style-name="P97"><text:span text:style-name="T132">A</text:span><text:span text:style-name="T88">lteração</text:span><text:span text:style-name="T89"> efetuad</text:span><text:span text:style-name="T88">a</text:span><text:span text:style-name="T89"> com sucesso<text:tab/><text:tab/><text:tab/></text:span><text:span text:style-name="T133">O</text:span><text:span text:style-name="T77">pção consulta </text:span></text:p>
      <text:p text:style-name="P97"/>
      <text:p text:style-name="P97"><text:span text:style-name="T133">T</text:span><text:span text:style-name="T77">ela de consulta <text:tab/><text:tab/><text:tab/><text:tab/><text:tab/></text:span><text:span text:style-name="T83">ID</text:span></text:p>
      <text:p text:style-name="P97"/>
      <text:p text:style-name="P97"><text:span text:style-name="T83">Descrição <text:tab/><text:tab/><text:tab/><text:tab/><text:tab/><text:tab/>Valor </text:span><text:span text:style-name="T123">cobrado</text:span></text:p>
      <text:p text:style-name="P97"/>
      <text:p text:style-name="P128"><text:span text:style-name="T135">O</text:span><text:span text:style-name="T7">pção de </text:span><text:span text:style-name="T81">exclusão</text:span><text:span text:style-name="T7"> d</text:span><text:span text:style-name="T123">e serviço <text:tab/><text:tab/><text:tab/></text:span><text:span text:style-name="T135">T</text:span><text:span text:style-name="T7">ela de </text:span><text:span text:style-name="T81">excluir </text:span></text:p>
      <text:p text:style-name="P128"/>
      <text:p text:style-name="P128"><text:span text:style-name="T135">C</text:span><text:span text:style-name="T8">omando excluir <text:tab/><text:tab/><text:tab/><text:tab/><text:tab/></text:span><text:span text:style-name="T135">C</text:span><text:span text:style-name="T81">onfirmação da exclusão </text:span></text:p>
      <text:p text:style-name="P128"/>
      <text:p text:style-name="P128"><text:span text:style-name="T96">S</text:span><text:span text:style-name="T97">erviço</text:span><text:span text:style-name="T123"> <text:tab/><text:tab/><text:tab/><text:tab/><text:tab/><text:tab/></text:span><text:span text:style-name="T135">E</text:span><text:span text:style-name="T134">xclusão efetuada com sucesso</text:span></text:p>
      <text:p text:style-name="P27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1"><text:soft-page-break/><text:span text:style-name="T334">3. </text:span>Caso de Uso <text:span text:style-name="T333">CRUD Clientes</text:span></text:p>
      <text:p text:style-name="P4"/>
      <text:p text:style-name="P78"><text:span text:style-name="T334">3</text:span>.<text:span text:style-name="T339">1.</text:span> Isolar Substantivos:</text:p>
      <text:p text:style-name="P7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CRUD dos clientes</text:span><text:span text:style-name="T4">.</text:span></text:p>
            <text:p text:style-name="P32">2. [OUT] O <text:span text:style-name="T6">sistema</text:span> <text:span text:style-name="T295">retorna</text:span> as <text:span text:style-name="T6">opções para o Funcionário</text:span>. </text:p>
            <text:p text:style-name="P32">3. [IN] O <text:span text:style-name="T6">Funcionário</text:span> <text:span text:style-name="T295">escolhe</text:span> a <text:span text:style-name="T6">opção de</text:span> <text:span text:style-name="T6">cadastr</text:span><text:span text:style-name="T138">ar cliente</text:span>.</text:p>
            <text:p text:style-name="P32">4. [OUT] O <text:span text:style-name="T6">sistema</text:span> dá acesso a <text:span text:style-name="T6">tela de cadastro</text:span>.</text:p>
            <text:p text:style-name="P34">5. <text:span text:style-name="T5">[IN] </text:span><text:span text:style-name="T8">Funcionário</text:span><text:span text:style-name="T5"> </text:span><text:span text:style-name="T297">preenche</text:span><text:span text:style-name="T5"> os </text:span><text:span text:style-name="T8">dados do cliente</text:span><text:span text:style-name="T5">. </text:span></text:p>
            <text:p text:style-name="P32">6. [OUT] O <text:span text:style-name="T6">sistema</text:span> <text:span text:style-name="T295">verifica</text:span> as <text:span text:style-name="T6">informações</text:span>. </text:p>
            <text:p text:style-name="P272">7. [IN] O <text:span text:style-name="T6">Funcionário</text:span> <text:span text:style-name="T295">confirma</text:span> o <text:span text:style-name="T6">cadastro</text:span>. </text:p>
            <text:p text:style-name="P32"><text:span text:style-name="T2">8. [OUT] O </text:span><text:span text:style-name="T121">Sistema</text:span><text:span text:style-name="T2"> </text:span><text:span text:style-name="T295">salva </text:span>os <text:span text:style-name="T6">dados </text:span><text:span text:style-name="T9">d</text:span><text:span text:style-name="T141">o</text:span><text:span text:style-name="T6"> </text:span><text:span text:style-name="T141">cliente</text:span><text:span text:style-name="T3"> e </text:span><text:span text:style-name="T298">informa </text:span><text:span text:style-name="T9">cadastro efetuado com sucesso</text:span><text:span text:style-name="T3">.</text:span></text:p>
          </table:table-cell>
        </table:table-row>
        <table:table-row table:style-name="Table3.1">
          <table:table-cell table:style-name="Table3.A1" office:value-type="string">
            <text:p text:style-name="P170">CA1:</text:p>
            <text:p text:style-name="P32">3. [IN] O <text:span text:style-name="T6">Funcionário</text:span> <text:span text:style-name="T295">escolhe</text:span> a <text:span text:style-name="T6">opção de alteração d</text:span><text:span text:style-name="T123">e cliente</text:span>.</text:p>
            <text:p text:style-name="P32"><text:span text:style-name="T234">4</text:span>. [OUT] O <text:span text:style-name="T6">sistema</text:span> dá <text:span text:style-name="T295">acesso</text:span> a <text:span text:style-name="T6">tela de </text:span><text:span text:style-name="T79">alterar</text:span>.</text:p>
            <text:p text:style-name="P215"><text:span text:style-name="T236">5. [IN] O </text:span><text:span text:style-name="T12">Funcionario</text:span><text:span text:style-name="T236"> </text:span><text:span text:style-name="T300">informa</text:span><text:span text:style-name="T236"> o </text:span><text:span text:style-name="T13">ID ou </text:span><text:span text:style-name="T20">Nome</text:span><text:span text:style-name="T13"> </text:span><text:span text:style-name="T14">na busca</text:span><text:span text:style-name="T236">.</text:span></text:p>
            <text:p text:style-name="P222">6. [OUT] O <text:span text:style-name="T6">Sistema</text:span> <text:span text:style-name="T295">retorna/exibe</text:span> os <text:span text:style-name="T6">dados d</text:span><text:span text:style-name="T123">o cliente</text:span>. </text:p>
            <text:p text:style-name="P32"><text:span text:style-name="T234">7</text:span>. <text:span text:style-name="T5">[IN] </text:span><text:span text:style-name="T8">Funcionário</text:span><text:span text:style-name="T5"> </text:span><text:span text:style-name="T297">altera</text:span><text:span text:style-name="T5"> os </text:span><text:span text:style-name="T8">dados do Cliente</text:span><text:span text:style-name="T5">.</text:span></text:p>
            <text:p text:style-name="P231">8. [OUT] O <text:span text:style-name="T6">sistema</text:span> <text:span text:style-name="T295">solicita</text:span> a <text:span text:style-name="T6">confirmação da alteração</text:span>. </text:p>
            <text:p text:style-name="P231">9. [IN] O <text:span text:style-name="T80">funcionário</text:span> <text:span text:style-name="T295">confirma</text:span> a <text:span text:style-name="T6">alteração</text:span>.</text:p>
            <text:p text:style-name="P17"><text:span text:style-name="T238">10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1">informa</text:span><text:span text:style-name="T240"> </text:span><text:span text:style-name="T12">alteração</text:span><text:span text:style-name="T15"> efetuad</text:span><text:span text:style-name="T12">a</text:span><text:span text:style-name="T15"> com sucesso</text:span><text:span text:style-name="T240">.</text:span></text:p>
            <text:p text:style-name="P15"/>
            <text:p text:style-name="P238"><text:span text:style-name="T240">C</text:span><text:span text:style-name="T235">A2:</text:span></text:p>
            <text:p text:style-name="P173">3. [IN] O <text:span text:style-name="T6">usuário</text:span> <text:span text:style-name="T295">escolhe</text:span> a <text:span text:style-name="T6">opção consulta</text:span>.</text:p>
            <text:p text:style-name="P246"><text:span text:style-name="T235">4. [OUT] </text:span><text:bookmark-start text:name="__DdeLink__4889_786542922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2"/><text:span text:style-name="T235">.</text:span></text:p>
            <text:p text:style-name="P253"><text:span text:style-name="T241">5</text:span><text:span text:style-name="T235">. [IN] O </text:span><text:span text:style-name="T18">Funcionário</text:span><text:span text:style-name="T235"> </text:span><text:span text:style-name="T299">informa</text:span><text:span text:style-name="T235"> o </text:span><text:span text:style-name="T10">ID ou </text:span><text:span text:style-name="T22">Nome</text:span><text:span text:style-name="T10"> </text:span><text:span text:style-name="T19">na</text:span><text:span text:style-name="T10"> </text:span><text:span text:style-name="T19">b</text:span><text:bookmark-start text:name="__DdeLink__4887_786542922"/><text:span text:style-name="T10">usca</text:span><text:bookmark-end text:name="__DdeLink__4887_786542922"/><text:span text:style-name="T235">.</text:span></text:p>
            <text:p text:style-name="P253"><text:span text:style-name="T235">6. </text:span><text:span text:style-name="T242">[OUT] </text:span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</text:span><text:span text:style-name="T20">o Cliente</text:span><text:span text:style-name="T235">: </text:span><text:span text:style-name="T10">ID</text:span><text:span text:style-name="T235">, </text:span><text:span text:style-name="T20">Nome</text:span><text:span text:style-name="T235">, </text:span><text:span text:style-name="T20">CPF</text:span><text:span text:style-name="T235">, </text:span><text:span text:style-name="T20">RG</text:span><text:span text:style-name="T246">, </text:span><text:span text:style-name="T20">Endereço</text:span><text:span text:style-name="T246">, </text:span><text:span text:style-name="T21">Telefone</text:span><text:span text:style-name="T235">.</text:span></text:p>
            <text:p text:style-name="P253"/>
            <text:p text:style-name="P181">CA3:</text:p>
            <text:p text:style-name="P32">3. [IN] O <text:span text:style-name="T6">Funcionário</text:span> <text:span text:style-name="T295">escolhe</text:span> a <text:span text:style-name="T6">opção de </text:span><text:span text:style-name="T81">exclusão</text:span><text:span text:style-name="T6"> </text:span><text:span text:style-name="T123">de cliente</text:span>.</text:p>
            <text:p text:style-name="P32"><text:span text:style-name="T234">4</text:span>. [OUT] O <text:span text:style-name="T6">sistema</text:span> dá acesso a <text:span text:style-name="T6">tela de </text:span><text:span text:style-name="T81">excluir</text:span><text:span text:style-name="T331">.</text:span></text:p>
            <text:p text:style-name="P215"><text:span text:style-name="T236">5. [IN] O </text:span><text:span text:style-name="T16">Funcionário</text:span><text:span text:style-name="T236"> </text:span><text:span text:style-name="T300">informa </text:span><text:span text:style-name="T236">o </text:span><text:span text:style-name="T13">ID ou </text:span><text:span text:style-name="T20">Nome</text:span><text:span text:style-name="T13"> </text:span><text:span text:style-name="T14">na busca</text:span><text:span text:style-name="T237">.</text:span></text:p>
            <text:p text:style-name="P222">6. [OUT] O <text:span text:style-name="T6">Sistema</text:span> <text:span text:style-name="T295">retorna/exibe</text:span> os <text:span text:style-name="T6">dados d</text:span><text:span text:style-name="T123">o cliente</text:span>. </text:p>
            <text:p text:style-name="P32"><text:bookmark-start text:name="__DdeLink__5099_542889674"/><text:span text:style-name="T234">7</text:span>. <text:span text:style-name="T5">[IN] </text:span><text:span text:style-name="T8">Funcionário</text:span><text:span text:style-name="T5"> </text:span><text:span text:style-name="T297">aciona</text:span><text:span text:style-name="T5"> o </text:span><text:span text:style-name="T8">comando excluir</text:span><text:span text:style-name="T5">.</text:span><text:bookmark-end text:name="__DdeLink__5099_542889674"/></text:p>
            <text:p text:style-name="P18"><text:span text:style-name="T244">8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2">pede</text:span><text:span text:style-name="T245"> a </text:span><text:span text:style-name="T17">confirmação da exclusão</text:span><text:span text:style-name="T240">.</text:span></text:p>
            <text:p text:style-name="P263"><text:span text:style-name="T240">9. </text:span><text:span text:style-name="T235">[IN] O </text:span><text:span text:style-name="T10">Funcionário</text:span><text:span text:style-name="T235"> </text:span><text:span text:style-name="T299">confirma</text:span><text:span text:style-name="T235"> a </text:span><text:span text:style-name="T10">exclusão</text:span><text:span text:style-name="T235">. </text:span></text:p>
            <text:p text:style-name="P188">10. [OUT] O <text:span text:style-name="T6">Sistema</text:span> <text:span text:style-name="T295">exclui</text:span> <text:span text:style-name="T330">o </text:span><text:span text:style-name="T123">cliente</text:span>, <text:span text:style-name="T295">informa</text:span> <text:span text:style-name="T6">exclusão efetuada com sucesso</text:span> e limpa a <text:span text:style-name="T6">tela</text:span>.</text:p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<text:span text:style-name="T339">3</text:span>.<text:span text:style-name="T329">2. Lista de candidatos a serem conceitos:</text:span></text:p>
      <text:p text:style-name="P65"/>
      <text:p text:style-name="P119"><text:span text:style-name="T94">Funcionário</text:span><text:span text:style-name="T7"><text:tab/><text:tab/><text:tab/><text:tab/><text:tab/><text:tab/></text:span><text:span text:style-name="T142">T</text:span><text:span text:style-name="T7">ela de </text:span><text:span text:style-name="T79">alterar</text:span></text:p>
      <text:p text:style-name="P136"/>
      <text:p text:style-name="P132"><text:span text:style-name="T6">Sistema<text:tab/><text:tab/><text:tab/><text:tab/><text:tab/><text:tab/></text:span><text:span text:style-name="T142">C</text:span><text:span text:style-name="T85">onfirmação da alteração</text:span></text:p>
      <text:p text:style-name="P136"/>
      <text:p text:style-name="P110"><text:span text:style-name="T140">U</text:span><text:span text:style-name="T6">suário<text:tab/><text:tab/><text:tab/><text:tab/><text:tab/><text:tab/></text:span><text:span text:style-name="T142">A</text:span><text:span text:style-name="T85">lteração</text:span></text:p>
      <text:p text:style-name="P136"/>
      <text:p text:style-name="P119"><text:span text:style-name="T141">M</text:span><text:span text:style-name="T7">odulo de CRUD dos clientes<text:tab/><text:tab/><text:tab/></text:span><text:span text:style-name="T142">A</text:span><text:span text:style-name="T88">lteração</text:span><text:span text:style-name="T89"> efetuad</text:span><text:span text:style-name="T88">a</text:span><text:span text:style-name="T89"> com sucesso</text:span></text:p>
      <text:p text:style-name="P136"/>
      <text:p text:style-name="P100"><text:span text:style-name="T141">O</text:span><text:span text:style-name="T6">pções para o Funcionário<text:tab/><text:tab/><text:tab/><text:tab/></text:span><text:span text:style-name="T143">O</text:span><text:span text:style-name="T77">pção consulta</text:span></text:p>
      <text:p text:style-name="P136"/>
      <text:p text:style-name="P100"><text:span text:style-name="T141">O</text:span><text:span text:style-name="T6">pção de</text:span> <text:span text:style-name="T6">cadastr</text:span><text:span text:style-name="T138">ar cliente<text:tab/><text:tab/><text:tab/><text:tab/></text:span><text:span text:style-name="T143">T</text:span><text:span text:style-name="T77">ela de consulta</text:span></text:p>
      <text:p text:style-name="P136"/>
      <text:p text:style-name="P100"><text:span text:style-name="T141">T</text:span><text:span text:style-name="T6">ela de cadastro <text:tab/><text:tab/><text:tab/><text:tab/><text:tab/></text:span><text:span text:style-name="T83">ID</text:span></text:p>
      <text:p text:style-name="P98"/>
      <text:p text:style-name="P98"><text:span text:style-name="T141">D</text:span><text:span text:style-name="T8">ados do cliente<text:tab/><text:tab/><text:tab/><text:tab/><text:tab/></text:span><text:span text:style-name="T143">Nome</text:span></text:p>
      <text:p text:style-name="P98"/>
      <text:p text:style-name="P100"><text:span text:style-name="T141">I</text:span><text:span text:style-name="T6">nformações<text:tab/><text:tab/><text:tab/><text:tab/><text:tab/><text:tab/></text:span><text:span text:style-name="T123">CPF</text:span></text:p>
      <text:p text:style-name="P136"/>
      <text:p text:style-name="P140"><text:span text:style-name="T141">C</text:span><text:span text:style-name="T6">adastro <text:tab/><text:tab/><text:tab/><text:tab/><text:tab/><text:tab/></text:span><text:span text:style-name="T143">RG</text:span></text:p>
      <text:p text:style-name="P140"/>
      <text:p text:style-name="P141"><text:span text:style-name="T99">C</text:span><text:span text:style-name="T100">liente<text:tab/></text:span><text:span text:style-name="T141"><text:tab/><text:tab/><text:tab/><text:tab/><text:tab/><text:tab/></text:span><text:span text:style-name="T123">Endereço</text:span></text:p>
      <text:p text:style-name="P140"/>
      <text:p text:style-name="P142"><text:span text:style-name="T141">C</text:span><text:span text:style-name="T9">adastro efetuado com sucesso<text:tab/><text:tab/><text:tab/></text:span><text:span text:style-name="T144">Telefone</text:span></text:p>
      <text:p text:style-name="P136"/>
      <text:p text:style-name="P101"><text:span text:style-name="T142">O</text:span><text:span text:style-name="T6">pção de alteração d</text:span><text:span text:style-name="T123">e cliente <text:tab/><text:tab/><text:tab/></text:span><text:span text:style-name="T145">O</text:span><text:span text:style-name="T6">pção de </text:span><text:span text:style-name="T81">exclusão</text:span><text:span text:style-name="T6"> </text:span><text:span text:style-name="T123">de cliente</text:span></text:p>
      <text:p text:style-name="P99"/>
      <text:p text:style-name="P101"><text:span text:style-name="T83">ID ou </text:span><text:span text:style-name="T123">Nome</text:span><text:span text:style-name="T83"> </text:span><text:span text:style-name="T84">na busca<text:tab/><text:tab/><text:tab/><text:tab/><text:tab/></text:span><text:span text:style-name="T145">T</text:span><text:span text:style-name="T6">ela de </text:span><text:span text:style-name="T81">excluir</text:span></text:p>
      <text:p text:style-name="P136"/>
      <text:p text:style-name="P120"><text:span text:style-name="T145">C</text:span><text:span text:style-name="T6">omando excluir <text:tab/><text:tab/><text:tab/><text:tab/><text:tab/></text:span><text:span text:style-name="T145">C</text:span><text:span text:style-name="T81">onfirmação da exclusão</text:span></text:p>
      <text:p text:style-name="P136"/>
      <text:p text:style-name="P144"><text:span text:style-name="T145">E</text:span><text:span text:style-name="T6">xclusão<text:tab/></text:span><text:span text:style-name="T123"> <text:tab/><text:tab/><text:tab/><text:tab/><text:tab/></text:span><text:span text:style-name="T145">E</text:span><text:span text:style-name="T134">xclusão efetuada com sucesso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1"><text:soft-page-break/><text:span text:style-name="T334">4. </text:span>Caso de Uso <text:span text:style-name="T333">CRUD </text:span><text:span text:style-name="T291">Funcionário</text:span><text:span text:style-name="T333">s</text:span></text:p>
      <text:p text:style-name="P4"/>
      <text:p text:style-name="P78"><text:span text:style-name="T334">4</text:span>.<text:span text:style-name="T354">1.</text:span> Isolar Substantivos:</text:p>
      <text:p text:style-name="P6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CRUD dos</text:span><text:span text:style-name="T4"> </text:span><text:span text:style-name="T7">funcionários</text:span><text:span text:style-name="T4">.</text:span></text:p>
            <text:p text:style-name="P33">2. [OUT] O <text:span text:style-name="T6">sistema</text:span> <text:span text:style-name="T295">retorna</text:span> as <text:span text:style-name="T6">opções para o Funcionário</text:span>. </text:p>
            <text:p text:style-name="P33">3. [IN] O <text:span text:style-name="T6">Funcionário</text:span> <text:span text:style-name="T295">escolhe</text:span> a <text:span text:style-name="T6">opção de cadastr</text:span><text:span text:style-name="T138">ar</text:span><text:span text:style-name="T335"> </text:span><text:span text:style-name="T138">funcionário</text:span>.</text:p>
            <text:p text:style-name="P33">4. [OUT] O <text:span text:style-name="T6">sistema</text:span> dá acesso a <text:span text:style-name="T6">tela de cadastro</text:span>.</text:p>
            <text:p text:style-name="P33">5. <text:span text:style-name="T5">[IN] </text:span><text:span text:style-name="T8">Funcionário</text:span><text:span text:style-name="T5"> </text:span><text:span text:style-name="T297">preenche</text:span><text:span text:style-name="T5"> os </text:span><text:span text:style-name="T8">dados do</text:span><text:span text:style-name="T5"> </text:span><text:span text:style-name="T8">funcionário</text:span><text:span text:style-name="T5">.</text:span></text:p>
            <text:p text:style-name="P33">6. [OUT] O <text:span text:style-name="T6">sistema</text:span> <text:span text:style-name="T295">verifica</text:span> as <text:span text:style-name="T6">informações</text:span>.</text:p>
            <text:p text:style-name="P271">7. [IN] O <text:span text:style-name="T6">Funcionário</text:span> <text:span text:style-name="T295">confirma</text:span> o <text:span text:style-name="T6">cadastro</text:span>.</text:p>
            <text:p text:style-name="P33"><text:span text:style-name="T2">8. [OUT] O </text:span><text:span text:style-name="T121">Sistema</text:span><text:span text:style-name="T2"> </text:span><text:span text:style-name="T295">salva</text:span> os <text:span text:style-name="T6">dados </text:span><text:span text:style-name="T9">d</text:span><text:span text:style-name="T146">o</text:span><text:span text:style-name="T6"> </text:span><text:span text:style-name="T146">funcionário</text:span><text:span text:style-name="T3"> e</text:span><text:span text:style-name="T298"> informa </text:span><text:span text:style-name="T9">cadastro efetuado com sucesso</text:span><text:span text:style-name="T3">.</text:span></text:p>
          </table:table-cell>
        </table:table-row>
        <table:table-row table:style-name="Table4.1">
          <table:table-cell table:style-name="Table4.A1" office:value-type="string">
            <text:p text:style-name="P169">CA1: </text:p>
            <text:p text:style-name="P33">3. [IN] O <text:span text:style-name="T6">Funcionário</text:span> <text:span text:style-name="T295">escolhe</text:span> a <text:span text:style-name="T6">opção de alteração d</text:span><text:span text:style-name="T123">e funcionário</text:span>.</text:p>
            <text:p text:style-name="P33"><text:span text:style-name="T234">4</text:span>. [OUT] O <text:span text:style-name="T6">sistema</text:span> dá <text:span text:style-name="T295">acesso</text:span> a<text:span text:style-name="T6"> tela de </text:span><text:span text:style-name="T79">alterar</text:span>.</text:p>
            <text:p text:style-name="P216"><text:span text:style-name="T236">5. [IN] O </text:span><text:span text:style-name="T12">Funcionario</text:span><text:span text:style-name="T236"> </text:span><text:span text:style-name="T300">informa</text:span><text:span text:style-name="T236"> o </text:span><text:span text:style-name="T13">ID ou </text:span><text:span text:style-name="T20">Nome</text:span><text:span text:style-name="T13"> </text:span><text:span text:style-name="T14">na busca</text:span><text:span text:style-name="T236">.</text:span></text:p>
            <text:p text:style-name="P223">6. [OUT] O <text:span text:style-name="T6">Sistema</text:span> <text:span text:style-name="T295">retorna/exibe</text:span> os<text:span text:style-name="T6"> dados d</text:span><text:span text:style-name="T123">o</text:span><text:span text:style-name="T330"> </text:span><text:span text:style-name="T123">funcionário</text:span>. </text:p>
            <text:p text:style-name="P33"><text:span text:style-name="T234">7</text:span>. <text:span text:style-name="T5">[IN] </text:span><text:span text:style-name="T8">Funcionário</text:span><text:span text:style-name="T5"> </text:span><text:span text:style-name="T297">altera</text:span><text:span text:style-name="T5"> os </text:span><text:span text:style-name="T8">dados do</text:span><text:span text:style-name="T5"> </text:span><text:span text:style-name="T8">Funcionário</text:span><text:span text:style-name="T5">.</text:span></text:p>
            <text:p text:style-name="P232">8. [OUT] O <text:span text:style-name="T6">sistema</text:span> <text:span text:style-name="T295">solicita</text:span> a <text:span text:style-name="T6">confirmação da alteração</text:span>. </text:p>
            <text:p text:style-name="P232">9. [IN] O <text:span text:style-name="T80">Funcionário</text:span><text:span text:style-name="T295"> confirma</text:span> a <text:span text:style-name="T6">alteração</text:span>.</text:p>
            <text:p text:style-name="P16"><text:span text:style-name="T238">10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1">informa</text:span><text:span text:style-name="T240"> </text:span><text:span text:style-name="T12">alteração</text:span><text:span text:style-name="T15"> efetuad</text:span><text:span text:style-name="T12">a</text:span><text:span text:style-name="T15"> com sucesso</text:span><text:span text:style-name="T240">.</text:span></text:p>
            <text:p text:style-name="P16"/>
            <text:p text:style-name="P240"><text:span text:style-name="T240">C</text:span><text:span text:style-name="T235">A2: </text:span></text:p>
            <text:p text:style-name="P174">3. [IN] O <text:span text:style-name="T6">usuário</text:span> <text:span text:style-name="T295">escolhe</text:span> a <text:span text:style-name="T6">opção consulta</text:span>.</text:p>
            <text:p text:style-name="P247"><text:span text:style-name="T235">4. [OUT] </text:span><text:bookmark-start text:name="__DdeLink__4889_786542923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3"/><text:span text:style-name="T235">.</text:span></text:p>
            <text:p text:style-name="P254"><text:span text:style-name="T241">5</text:span><text:span text:style-name="T235">. [IN] O </text:span><text:span text:style-name="T18">Funcionário</text:span><text:span text:style-name="T235"> </text:span><text:span text:style-name="T299">informa</text:span><text:span text:style-name="T235"> o</text:span><text:span text:style-name="T10"> ID ou </text:span><text:span text:style-name="T22">Nome</text:span><text:span text:style-name="T10"> </text:span><text:span text:style-name="T19">na</text:span><text:span text:style-name="T10"> </text:span><text:span text:style-name="T19">b</text:span><text:bookmark-start text:name="__DdeLink__4887_786542923"/><text:span text:style-name="T10">usca</text:span><text:bookmark-end text:name="__DdeLink__4887_786542923"/><text:span text:style-name="T235">.</text:span></text:p>
            <text:p text:style-name="P254"><text:span text:style-name="T235">6. </text:span><text:span text:style-name="T242">[OUT] </text:span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</text:span><text:span text:style-name="T20">o</text:span><text:span text:style-name="T246"> </text:span><text:span text:style-name="T21">Funcionário</text:span><text:span text:style-name="T235">: </text:span><text:span text:style-name="T10">ID</text:span><text:span text:style-name="T235">, </text:span><text:span text:style-name="T20">Nome</text:span><text:span text:style-name="T235">, </text:span><text:span text:style-name="T23">Função</text:span><text:span text:style-name="T247">, </text:span><text:span text:style-name="T20">CPF</text:span><text:span text:style-name="T235">, </text:span><text:span text:style-name="T20">RG</text:span><text:span text:style-name="T246">, </text:span><text:span text:style-name="T20">Endereço</text:span><text:span text:style-name="T246">, </text:span><text:span text:style-name="T21">Telefone</text:span><text:span text:style-name="T235">.</text:span></text:p>
            <text:p text:style-name="P254"/>
            <text:p text:style-name="P183">CA3: <text:s/></text:p>
            <text:p text:style-name="P33">3. [IN] O <text:span text:style-name="T6">Funcionário</text:span> <text:span text:style-name="T295">escolhe</text:span> a <text:span text:style-name="T6">opção de </text:span><text:span text:style-name="T81">exclusão</text:span><text:span text:style-name="T6"> </text:span><text:span text:style-name="T123">de Funcionário</text:span>.</text:p>
            <text:p text:style-name="P33"><text:span text:style-name="T234">4</text:span>. [OUT] O <text:span text:style-name="T6">sistema</text:span> dá acesso a <text:span text:style-name="T6">tela de </text:span><text:span text:style-name="T81">excluir.</text:span></text:p>
            <text:p text:style-name="P216"><text:span text:style-name="T236">5. [IN] O </text:span><text:span text:style-name="T16">Funcionário</text:span><text:span text:style-name="T236"> </text:span><text:span text:style-name="T300">informa</text:span><text:span text:style-name="T236"> o </text:span><text:span text:style-name="T13">ID ou </text:span><text:span text:style-name="T20">Nome</text:span><text:span text:style-name="T13"> </text:span><text:span text:style-name="T14">na busca</text:span><text:span text:style-name="T237">.</text:span></text:p>
            <text:p text:style-name="P223">6. [OUT] O <text:span text:style-name="T6">Sistema</text:span> <text:span text:style-name="T295">retorna/exibe</text:span> os<text:span text:style-name="T6"> dados d</text:span><text:span text:style-name="T123">o funcionário</text:span><text:span text:style-name="T330">.</text:span></text:p>
            <text:p text:style-name="P33"><text:span text:style-name="T234">7</text:span>. <text:span text:style-name="T5">[IN] </text:span><text:span text:style-name="T8">Funcionário</text:span><text:span text:style-name="T297"> aciona</text:span><text:span text:style-name="T5"> o </text:span><text:span text:style-name="T8">comando excluir</text:span><text:span text:style-name="T5">.</text:span></text:p>
            <text:p text:style-name="P16"><text:span text:style-name="T244">8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2">pede</text:span><text:span text:style-name="T245"> a </text:span><text:span text:style-name="T17">confirmação da exclusão</text:span><text:span text:style-name="T240">.</text:span></text:p>
            <text:p text:style-name="P262"><text:span text:style-name="T240">9. </text:span><text:span text:style-name="T235">[IN] O </text:span><text:span text:style-name="T10">Funcionário</text:span><text:span text:style-name="T235"> </text:span><text:span text:style-name="T299">confirma</text:span><text:span text:style-name="T235"> a </text:span><text:span text:style-name="T10">exclusão</text:span><text:span text:style-name="T235">.</text:span></text:p>
            <text:p text:style-name="P190">10. [OUT] O <text:span text:style-name="T6">Sistema</text:span> <text:span text:style-name="T295">exclui</text:span> <text:span text:style-name="T330">o </text:span><text:span text:style-name="T123">funcionário</text:span>, <text:span text:style-name="T295">informa</text:span> <text:span text:style-name="T6"><text:s/>exclusão efetuada com sucesso</text:span> e limpa a <text:span text:style-name="T6">tela</text:span>.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8"><text:soft-page-break/><text:span text:style-name="T340">4</text:span>.<text:span text:style-name="T329">2. Lista de candidatos a serem conceitos:</text:span></text:p>
      <text:p text:style-name="P68"/>
      <text:p text:style-name="P121"><text:span text:style-name="T94">Funcionário</text:span><text:span text:style-name="T7"> <text:tab/><text:tab/><text:tab/><text:tab/><text:tab/><text:tab/></text:span><text:span text:style-name="T146">O</text:span><text:span text:style-name="T7">pções para o Funcionário</text:span></text:p>
      <text:p text:style-name="P68"/>
      <text:p text:style-name="P133"><text:span text:style-name="T6">Sistema<text:tab/><text:tab/><text:tab/><text:tab/><text:tab/><text:tab/></text:span><text:span text:style-name="T146">O</text:span><text:span text:style-name="T7">pção de cadastr</text:span><text:span text:style-name="T138">ar funcionário</text:span></text:p>
      <text:p text:style-name="P68"/>
      <text:p text:style-name="P111"><text:span text:style-name="T140">U</text:span><text:span text:style-name="T6">suário<text:tab/><text:tab/><text:tab/><text:tab/><text:tab/><text:tab/></text:span><text:span text:style-name="T146">T</text:span><text:span text:style-name="T7">ela de cadastro</text:span></text:p>
      <text:p text:style-name="P66"/>
      <text:p text:style-name="P19"><text:span text:style-name="T146">M</text:span><text:span text:style-name="T7">odulo de CRUD dos</text:span><text:span text:style-name="T4"> </text:span><text:span text:style-name="T7">funcionários <text:tab/><text:tab/><text:tab/></text:span><text:span text:style-name="T146">D</text:span><text:span text:style-name="T6">ados do funcionário </text:span></text:p>
      <text:p text:style-name="P19"/>
      <text:p text:style-name="P19"><text:span text:style-name="T146">I</text:span><text:span text:style-name="T7">nformações <text:tab/><text:tab/><text:tab/><text:tab/><text:tab/><text:tab/></text:span><text:span text:style-name="T146">C</text:span><text:span text:style-name="T121">adastro </text:span></text:p>
      <text:p text:style-name="P19"/>
      <text:p text:style-name="P20"><text:span text:style-name="T26">O</text:span><text:span text:style-name="T25">pção de </text:span><text:span text:style-name="T17">exclusão</text:span><text:span text:style-name="T25"> </text:span><text:span text:style-name="T20">de Funcionário</text:span><text:span text:style-name="T146"><text:tab/><text:tab/><text:tab/>C</text:span><text:span text:style-name="T9">adastro efetuado com sucesso</text:span></text:p>
      <text:p text:style-name="P88"/>
      <text:p text:style-name="P145"><text:span text:style-name="T149">O</text:span><text:span text:style-name="T77">pção consulta<text:tab/><text:tab/><text:tab/><text:tab/><text:tab/></text:span><text:span text:style-name="T149">T</text:span><text:span text:style-name="T77">ela de consulta </text:span></text:p>
      <text:p text:style-name="P145"/>
      <text:p text:style-name="P145"><text:span text:style-name="T83">ID ou </text:span><text:span text:style-name="T147">Nome</text:span><text:span text:style-name="T83"> </text:span><text:span text:style-name="T77">na</text:span><text:span text:style-name="T83"> </text:span><text:span text:style-name="T77">b</text:span><text:bookmark-start text:name="__DdeLink__4887_7865429231"/><text:span text:style-name="T83">usca</text:span><text:bookmark-end text:name="__DdeLink__4887_7865429231"/><text:span text:style-name="T83"> <text:tab/><text:tab/><text:tab/><text:tab/>ID </text:span></text:p>
      <text:p text:style-name="P145"/>
      <text:p text:style-name="P145"><text:span text:style-name="T123">Nome <text:tab/><text:tab/><text:tab/><text:tab/><text:tab/><text:tab/><text:tab/></text:span><text:span text:style-name="T148">Função</text:span></text:p>
      <text:p text:style-name="P145"/>
      <text:p text:style-name="P275">CPF <text:tab/><text:tab/><text:tab/><text:tab/><text:tab/><text:tab/><text:tab/>RG </text:p>
      <text:p text:style-name="P145"/>
      <text:p text:style-name="P145"><text:span text:style-name="T123">Endereço<text:tab/><text:tab/><text:tab/><text:tab/><text:tab/><text:tab/></text:span><text:span text:style-name="T144">Telefone</text:span></text:p>
      <text:p text:style-name="P66"/>
      <text:p text:style-name="P129"><text:span text:style-name="T150">T</text:span><text:span text:style-name="T7">ela de </text:span><text:span text:style-name="T81">excluir <text:tab/><text:tab/><text:tab/><text:tab/><text:tab/></text:span><text:span text:style-name="T150">C</text:span><text:span text:style-name="T8">omando excluir </text:span></text:p>
      <text:p text:style-name="P276"/>
      <text:p text:style-name="P129"><text:span text:style-name="T150">C</text:span><text:span text:style-name="T81">onfirmação da exclusão <text:tab/><text:tab/><text:tab/><text:tab/></text:span><text:span text:style-name="T150">E</text:span><text:span text:style-name="T81">xclusão </text:span></text:p>
      <text:p text:style-name="P129"/>
      <text:p text:style-name="P129"><text:span text:style-name="T150">E</text:span><text:span text:style-name="T134">xclusão efetuada com sucesso<text:tab/><text:tab/><text:tab/></text:span><text:span text:style-name="T150">Funcionário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2"/>
      <text:p text:style-name="P42"><text:soft-page-break/><text:span text:style-name="T336">5. </text:span>Caso de Uso <text:span text:style-name="T333">CRUD Fornecedores</text:span></text:p>
      <text:p text:style-name="P5"/>
      <text:p text:style-name="P79"><text:span text:style-name="T336">5</text:span>.<text:span text:style-name="T354">1.</text:span> Isolar Substantivos:</text:p>
      <text:p text:style-name="P7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CRUD dos forncedores</text:span><text:span text:style-name="T4">.</text:span></text:p>
            <text:p text:style-name="P33">2. [OUT] O <text:span text:style-name="T6">sistema</text:span> <text:span text:style-name="T295">retorna</text:span> as <text:span text:style-name="T6">opções para</text:span> <text:span text:style-name="T6">o</text:span> <text:span text:style-name="T6">Funcionário</text:span>.</text:p>
            <text:p text:style-name="P33">3. [IN] O <text:span text:style-name="T6">Funcionário</text:span> <text:span text:style-name="T295">escolhe</text:span> a <text:span text:style-name="T6">opção de cadastr</text:span><text:span text:style-name="T138">ar fornecedor</text:span><text:span text:style-name="T335">.</text:span></text:p>
            <text:p text:style-name="P35">4. [OUT] O <text:span text:style-name="T6">sistema</text:span> dá acesso a <text:span text:style-name="T6">tela de cadastro</text:span>.</text:p>
            <text:p text:style-name="P33">5. <text:span text:style-name="T5">[IN] </text:span><text:span text:style-name="T8">Funcionário</text:span><text:span text:style-name="T5"> </text:span><text:span text:style-name="T297">preenche</text:span><text:span text:style-name="T5"> os </text:span><text:span text:style-name="T8">dados do fornecedor</text:span><text:span text:style-name="T5">.</text:span></text:p>
            <text:p text:style-name="P33">6. [OUT] O <text:span text:style-name="T6">sistema</text:span> <text:span text:style-name="T295">verifica</text:span> as <text:span text:style-name="T6">informações</text:span>. </text:p>
            <text:p text:style-name="P273">7. [IN] O <text:span text:style-name="T6">Funcionário</text:span><text:span text:style-name="T295"> confirma </text:span>o <text:span text:style-name="T6">cadastro</text:span>. </text:p>
            <text:p text:style-name="P33"><text:span text:style-name="T2">8. [OUT] O </text:span><text:span text:style-name="T121">Sistema</text:span><text:span text:style-name="T2"> </text:span><text:span text:style-name="T295">salva</text:span> os <text:span text:style-name="T6">dados </text:span><text:span text:style-name="T9">d</text:span><text:span text:style-name="T158">o fornecedor</text:span><text:span text:style-name="T3"> e </text:span><text:span text:style-name="T298">informa</text:span><text:span text:style-name="T9"> cadastro efetuado com sucesso</text:span><text:span text:style-name="T3">.</text:span></text:p>
          </table:table-cell>
        </table:table-row>
        <table:table-row table:style-name="Table5.1">
          <table:table-cell table:style-name="Table5.A1" office:value-type="string">
            <text:p text:style-name="P169">CA1: </text:p>
            <text:p text:style-name="P33">3. [IN] O <text:span text:style-name="T6">Funcionário</text:span> <text:span text:style-name="T295">escolhe</text:span> a <text:span text:style-name="T6">opção de alteração d</text:span><text:span text:style-name="T123">e fornecedor</text:span>.</text:p>
            <text:p text:style-name="P33"><text:span text:style-name="T234">4</text:span>. [OUT] O <text:span text:style-name="T6">sistema</text:span> dá <text:span text:style-name="T295">acesso</text:span> a<text:span text:style-name="T6"> tela de </text:span><text:span text:style-name="T79">alterar</text:span>.</text:p>
            <text:p text:style-name="P216"><text:span text:style-name="T236">5. [IN] O </text:span><text:span text:style-name="T12">Funcionario</text:span><text:span text:style-name="T236"> </text:span><text:span text:style-name="T300">informa</text:span><text:span text:style-name="T236"> o</text:span><text:span text:style-name="T13"> ID ou </text:span><text:span text:style-name="T20">Nome</text:span><text:span text:style-name="T13"> </text:span><text:span text:style-name="T14">na busca</text:span><text:span text:style-name="T236">.</text:span></text:p>
            <text:p text:style-name="P223">6. [OUT] O <text:span text:style-name="T6">Sistema</text:span> <text:span text:style-name="T295">retorna</text:span>/<text:span text:style-name="T295">exibe</text:span> os <text:span text:style-name="T6">dados d</text:span><text:span text:style-name="T123">o fornecedor</text:span><text:span text:style-name="T330">.</text:span> </text:p>
            <text:p text:style-name="P33"><text:span text:style-name="T234">7</text:span>. <text:span text:style-name="T5">[IN] </text:span><text:span text:style-name="T8">Funcionário</text:span><text:span text:style-name="T5"> </text:span><text:span text:style-name="T297">altera</text:span><text:span text:style-name="T5"> os </text:span><text:span text:style-name="T8">dados do Fornecedor</text:span><text:span text:style-name="T5">.</text:span></text:p>
            <text:p text:style-name="P232">8. [OUT] O <text:span text:style-name="T6">sistema</text:span> <text:span text:style-name="T295">solicita</text:span> a <text:span text:style-name="T6">confirmação da alteração</text:span>. </text:p>
            <text:p text:style-name="P232">9. [IN] O <text:span text:style-name="T80">Funcionário</text:span> <text:span text:style-name="T295">confirma</text:span> a <text:span text:style-name="T6">alteração</text:span>.</text:p>
            <text:p text:style-name="P21"><text:span text:style-name="T238">10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1">informa</text:span><text:span text:style-name="T240"> </text:span><text:span text:style-name="T12">alteração</text:span><text:span text:style-name="T15"> efetuad</text:span><text:span text:style-name="T12">a</text:span><text:span text:style-name="T15"> com sucesso</text:span><text:span text:style-name="T240">.</text:span></text:p>
            <text:p text:style-name="P16"/>
            <text:p text:style-name="P239"><text:span text:style-name="T240">C</text:span><text:span text:style-name="T235">A2:</text:span></text:p>
            <text:p text:style-name="P174">3. [IN] O <text:span text:style-name="T6">usuário</text:span> <text:span text:style-name="T295">escolhe</text:span> a <text:span text:style-name="T6">opção consulta</text:span>.</text:p>
            <text:p text:style-name="P247"><text:span text:style-name="T235">4. [OUT] </text:span><text:bookmark-start text:name="__DdeLink__4889_786542924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4"/><text:span text:style-name="T235">.</text:span></text:p>
            <text:p text:style-name="P254"><text:span text:style-name="T241">5</text:span><text:span text:style-name="T235">. [IN] O </text:span><text:span text:style-name="T18">Funcionário</text:span><text:span text:style-name="T235"> </text:span><text:span text:style-name="T299">informa</text:span><text:span text:style-name="T235"> o </text:span><text:span text:style-name="T10">ID ou </text:span><text:span text:style-name="T22">Nome</text:span><text:span text:style-name="T10"> </text:span><text:span text:style-name="T19">na</text:span><text:span text:style-name="T10"> </text:span><text:span text:style-name="T19">b</text:span><text:bookmark-start text:name="__DdeLink__4887_786542924"/><text:span text:style-name="T10">usca</text:span><text:bookmark-end text:name="__DdeLink__4887_786542924"/><text:span text:style-name="T235">.</text:span></text:p>
            <text:p text:style-name="P254"><text:span text:style-name="T235">6. </text:span><text:span text:style-name="T242">[OUT] </text:span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</text:span><text:span text:style-name="T20">o </text:span><text:span text:style-name="T21">F</text:span><text:span text:style-name="T24">ornecedor</text:span><text:span text:style-name="T235">: </text:span><text:span text:style-name="T10">ID</text:span><text:span text:style-name="T235">, </text:span><text:span text:style-name="T20">Nome</text:span><text:span text:style-name="T235">, </text:span><text:span text:style-name="T24">Mercadoria</text:span><text:span text:style-name="T247">, </text:span><text:span text:style-name="T24">CNPJ</text:span><text:span text:style-name="T246">, </text:span><text:span text:style-name="T20">Endereço</text:span><text:span text:style-name="T246">, </text:span><text:span text:style-name="T21">Telefone</text:span><text:span text:style-name="T235">.</text:span></text:p>
            <text:p text:style-name="P254"/>
            <text:p text:style-name="P182">CA3:</text:p>
            <text:p text:style-name="P33">3. [IN] O <text:span text:style-name="T6">Funcionário</text:span> <text:span text:style-name="T295">escolhe</text:span> a <text:span text:style-name="T6">opção de </text:span><text:span text:style-name="T81">exclusão</text:span><text:span text:style-name="T6"> </text:span><text:span text:style-name="T123">de Fornecedor</text:span>.</text:p>
            <text:p text:style-name="P33"><text:span text:style-name="T234">4</text:span>. [OUT] O <text:span text:style-name="T6">sistema</text:span> dá acesso a <text:span text:style-name="T6">tela de </text:span><text:span text:style-name="T81">excluir</text:span><text:span text:style-name="T331">.</text:span></text:p>
            <text:p text:style-name="P216"><text:span text:style-name="T236">5. [IN] O </text:span><text:span text:style-name="T16">Funcionário</text:span><text:span text:style-name="T236"> </text:span><text:span text:style-name="T300">informa</text:span><text:span text:style-name="T236"> o </text:span><text:span text:style-name="T13">ID ou </text:span><text:span text:style-name="T20">Nome</text:span><text:span text:style-name="T13"> </text:span><text:span text:style-name="T14">na busca</text:span><text:span text:style-name="T237">.</text:span></text:p>
            <text:p text:style-name="P223">6. [OUT] O <text:span text:style-name="T6">Sistema</text:span> <text:span text:style-name="T295">retorna/exibe</text:span> os <text:span text:style-name="T6">dados d</text:span><text:span text:style-name="T123">o fornecedor</text:span><text:span text:style-name="T330">.</text:span></text:p>
            <text:p text:style-name="P33"><text:bookmark-start text:name="__DdeLink__5124_1456253629"/><text:span text:style-name="T234">7</text:span>. <text:span text:style-name="T5">[IN] </text:span><text:span text:style-name="T8">Funcionário</text:span><text:span text:style-name="T5"> </text:span><text:span text:style-name="T297">aciona</text:span><text:span text:style-name="T5"> o </text:span><text:span text:style-name="T8">comando excluir</text:span><text:span text:style-name="T5">.</text:span><text:bookmark-end text:name="__DdeLink__5124_1456253629"/></text:p>
            <text:p text:style-name="P16"><text:span text:style-name="T244">8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2">pede</text:span><text:span text:style-name="T245"> a </text:span><text:span text:style-name="T17">confirmação da exclusão</text:span><text:span text:style-name="T240">.</text:span></text:p>
            <text:p text:style-name="P262"><text:span text:style-name="T240">9. </text:span><text:span text:style-name="T235">[IN] O </text:span><text:span text:style-name="T10">Funcionário</text:span><text:span text:style-name="T235"> </text:span><text:span text:style-name="T299">confirma</text:span><text:span text:style-name="T235"> a</text:span><text:span text:style-name="T10"> exclusão</text:span><text:span text:style-name="T235">.</text:span></text:p>
            <text:p text:style-name="P189"><text:span text:style-name="T337">10. [OUT] O </text:span><text:span text:style-name="T139">Sistema</text:span><text:span text:style-name="T337"> </text:span><text:span text:style-name="T310">exclui</text:span><text:span text:style-name="T337"> o </text:span><text:span text:style-name="T139">fornecedor</text:span><text:span text:style-name="T337">, </text:span><text:span text:style-name="T310">informa</text:span><text:span text:style-name="T337"> </text:span><text:span text:style-name="T139">exclusão efetuada com sucesso</text:span><text:span text:style-name="T337"> e limpa a </text:span><text:span text:style-name="T139">tela</text:span><text:span text:style-name="T337">.</text:span>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9"><text:soft-page-break/><text:span text:style-name="T341">5</text:span>.<text:span text:style-name="T329">2. Lista de candidatos a serem conceitos:</text:span></text:p>
      <text:p text:style-name="P69"/>
      <text:p text:style-name="P123"><text:span text:style-name="T7">Funcionário<text:tab/><text:tab/><text:tab/><text:tab/><text:tab/><text:tab/></text:span><text:span text:style-name="T155">M</text:span><text:span text:style-name="T7">odulo de CRUD dos forncedores</text:span></text:p>
      <text:p text:style-name="P69"/>
      <text:p text:style-name="P134"><text:span text:style-name="T6">Sistema<text:tab/><text:tab/><text:tab/><text:tab/><text:tab/><text:tab/></text:span><text:span text:style-name="T156">O</text:span><text:span text:style-name="T7">pções para o Funcionário</text:span></text:p>
      <text:p text:style-name="P134"/>
      <text:p text:style-name="P143"><text:span text:style-name="T158">I</text:span><text:span text:style-name="T7">nformações <text:tab/><text:tab/><text:tab/><text:tab/><text:tab/><text:tab/></text:span><text:span text:style-name="T158">C</text:span><text:span text:style-name="T7">adastro</text:span></text:p>
      <text:p text:style-name="P143"/>
      <text:p text:style-name="P143"><text:span text:style-name="T158">D</text:span><text:span text:style-name="T7">ados </text:span><text:span text:style-name="T9">d</text:span><text:span text:style-name="T158">o fornecedor <text:tab/><text:tab/><text:tab/><text:tab/><text:tab/>C</text:span><text:span text:style-name="T9">adastro efetuado com sucesso</text:span></text:p>
      <text:p text:style-name="P134"/>
      <text:p text:style-name="P103"><text:span text:style-name="T157">O</text:span><text:span text:style-name="T6">pção de cadastr</text:span><text:span text:style-name="T138">ar fornecedor <text:tab/><text:tab/><text:tab/></text:span><text:span text:style-name="T157">T</text:span><text:span text:style-name="T6">ela de cadastro</text:span></text:p>
      <text:p text:style-name="P69"/>
      <text:p text:style-name="P113"><text:span text:style-name="T140">U</text:span><text:span text:style-name="T6">suário<text:tab/><text:tab/><text:tab/><text:tab/><text:tab/><text:tab/></text:span><text:span text:style-name="T153">Co</text:span><text:span text:style-name="T85">nfirmação da alteração</text:span></text:p>
      <text:p text:style-name="P113"/>
      <text:p text:style-name="P122"><text:span text:style-name="T154">A</text:span><text:span text:style-name="T85">lteração<text:tab/><text:tab/><text:tab/><text:tab/><text:tab/><text:tab/></text:span><text:span text:style-name="T154">A</text:span><text:span text:style-name="T88">lteração</text:span><text:span text:style-name="T89"> efetuad</text:span><text:span text:style-name="T88">a</text:span><text:span text:style-name="T89"> com sucesso</text:span></text:p>
      <text:p text:style-name="P109"/>
      <text:p text:style-name="P102"><text:span text:style-name="T152">Op</text:span><text:span text:style-name="T6">ção de alteração d</text:span><text:span text:style-name="T123">e fornecedor<text:tab/><text:tab/><text:tab/></text:span><text:span text:style-name="T152">T</text:span><text:span text:style-name="T6">ela de </text:span><text:span text:style-name="T79">alterar</text:span></text:p>
      <text:p text:style-name="P102"/>
      <text:p text:style-name="P102"><text:span text:style-name="T83">ID ou </text:span><text:span text:style-name="T123">Nome</text:span><text:span text:style-name="T83"> </text:span><text:span text:style-name="T84">na busca<text:tab/><text:tab/><text:tab/><text:tab/><text:tab/></text:span><text:span text:style-name="T152">D</text:span><text:span text:style-name="T124">ados d</text:span><text:span text:style-name="T123">o fornecedor</text:span></text:p>
      <text:p text:style-name="P66"/>
      <text:p text:style-name="P148"><text:span text:style-name="T6">ID<text:tab/><text:tab/><text:tab/><text:tab/><text:tab/><text:tab/><text:tab/></text:span><text:span text:style-name="T123">Nome </text:span></text:p>
      <text:p text:style-name="P148"/>
      <text:p text:style-name="P278">Mercadoria<text:tab/><text:tab/><text:tab/><text:tab/><text:tab/><text:tab/>CNPJ</text:p>
      <text:p text:style-name="P148"/>
      <text:p text:style-name="P148"><text:span text:style-name="T123">Endereço<text:tab/><text:tab/><text:tab/><text:tab/><text:tab/><text:tab/></text:span><text:span text:style-name="T144">Telefone</text:span>.</text:p>
      <text:p text:style-name="P137"/>
      <text:p text:style-name="P112"><text:span text:style-name="T151">O</text:span><text:span text:style-name="T6">pção consulta<text:tab/><text:tab/><text:tab/><text:tab/><text:tab/></text:span><text:span text:style-name="T151">T</text:span><text:span text:style-name="T6">ela de consulta</text:span></text:p>
      <text:p text:style-name="P66"/>
      <text:p text:style-name="P130"><text:span text:style-name="T150">T</text:span><text:span text:style-name="T7">ela de </text:span><text:span text:style-name="T81">excluir <text:tab/><text:tab/><text:tab/><text:tab/><text:tab/></text:span><text:span text:style-name="T150">C</text:span><text:span text:style-name="T8">omando excluir </text:span></text:p>
      <text:p text:style-name="P277"/>
      <text:p text:style-name="P130"><text:span text:style-name="T150">C</text:span><text:span text:style-name="T81">onfirmação da exclusão <text:tab/><text:tab/><text:tab/><text:tab/></text:span><text:span text:style-name="T150">E</text:span><text:span text:style-name="T81">xclusão </text:span></text:p>
      <text:p text:style-name="P130"/>
      <text:p text:style-name="P130"><text:span text:style-name="T150">E</text:span><text:span text:style-name="T134">xclusão efetuada com sucesso<text:tab/><text:tab/><text:tab/></text:span><text:span text:style-name="T101">Fornecedor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3"><text:soft-page-break/><text:span text:style-name="T344">6. </text:span>Caso de Uso <text:span text:style-name="T344">Gestão de Vendas</text:span></text:p>
      <text:p text:style-name="P6"/>
      <text:p text:style-name="P80"><text:span text:style-name="T344">6</text:span>.<text:span text:style-name="T354">1.</text:span> Isolar Substantivos:</text:p>
      <text:p text:style-name="P6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1. <text:span text:style-name="T4">[IN] </text:span><text:bookmark-start text:name="__DdeLink__5091_1456253629"/><text:span text:style-name="T7">Funcionário</text:span><text:span text:style-name="T4"> </text:span><text:span text:style-name="T296">acessa</text:span><text:span text:style-name="T4"> o </text:span><text:span text:style-name="T7">modulo de Vendas</text:span><text:span text:style-name="T4"> do </text:span><text:span text:style-name="T7">sistema</text:span><text:bookmark-end text:name="__DdeLink__5091_1456253629"/><text:span text:style-name="T4">.</text:span></text:p>
            <text:p text:style-name="P292">2. [OUT] <text:bookmark-start text:name="__DdeLink__5093_1456253629"/><text:span text:style-name="T4">O </text:span><text:span text:style-name="T7">sistema</text:span><text:span text:style-name="T4"> </text:span><text:span text:style-name="T296">retorna</text:span><text:span text:style-name="T4"> a </text:span><text:span text:style-name="T7">tela do modulo</text:span><text:span text:style-name="T4"> ao </text:span><text:span text:style-name="T7">Funcionário</text:span><text:bookmark-end text:name="__DdeLink__5093_1456253629"/><text:span text:style-name="T4">. </text:span></text:p>
            <text:p text:style-name="P191"><text:span text:style-name="T345">3</text:span>. [IN] <text:bookmark-start text:name="__DdeLink__5095_1456253629"/>O <text:span text:style-name="T159">Funcionário</text:span> <text:span text:style-name="T311">inicia</text:span><text:span text:style-name="T346"> uma </text:span><text:span text:style-name="T163">nova venda</text:span><text:bookmark-end text:name="__DdeLink__5095_1456253629"/><text:span text:style-name="T346">, </text:span><text:span text:style-name="T295">insere</text:span> um <text:span text:style-name="T164">i</text:span><text:span text:style-name="T6">tem d</text:span><text:span text:style-name="T164">a</text:span><text:span text:style-name="T6"> Venda</text:span>, <text:span text:style-name="T295">informando</text:span> o <text:span text:style-name="T165">c</text:span><text:span text:style-name="T6">ódigo</text:span> <text:span text:style-name="T347">ou </text:span><text:span text:style-name="T166">descrição </text:span><text:span text:style-name="T6">da Mercadoria</text:span>.</text:p>
            <text:p text:style-name="P191"><text:span text:style-name="T345">4</text:span>. <text:span text:style-name="T348">[OUT] </text:span><text:bookmark-start text:name="__DdeLink__5097_1456253629"/>O <text:span text:style-name="T160">sistema</text:span> <text:span text:style-name="T295">exibe</text:span> a <text:span text:style-name="T6">Descrição</text:span>, <text:span text:style-name="T6">Unidade</text:span> e <text:span text:style-name="T6">Valor Unitário da Mercadoria</text:span><text:bookmark-end text:name="__DdeLink__5097_1456253629"/>. </text:p>
            <text:p text:style-name="P191"><text:span text:style-name="T345">5</text:span>. <text:span text:style-name="T349">[IN] </text:span><text:bookmark-start text:name="__DdeLink__5099_1456253629"/>O <text:span text:style-name="T161">Funcionário</text:span> <text:span text:style-name="T295">informa</text:span> a <text:span text:style-name="T6">Quantidade</text:span><text:bookmark-end text:name="__DdeLink__5099_1456253629"/>. </text:p>
            <text:p text:style-name="P297"><text:span text:style-name="T248">6</text:span><text:span text:style-name="T235">. </text:span><text:span text:style-name="T249">[OUT] </text:span><text:bookmark-start text:name="__DdeLink__5101_1456253629"/><text:span text:style-name="T235">O </text:span><text:span text:style-name="T28">Sistema</text:span><text:span text:style-name="T235"> </text:span><text:span text:style-name="T299">calcula</text:span><text:span text:style-name="T235"> e </text:span><text:span text:style-name="T299">exibe</text:span><text:span text:style-name="T235"> o </text:span><text:span text:style-name="T10">Valor total d</text:span><text:span text:style-name="T31">a</text:span><text:span text:style-name="T10"> Venda</text:span><text:bookmark-end text:name="__DdeLink__5101_1456253629"/><text:span text:style-name="T235">.</text:span></text:p>
            <text:p text:style-name="P193">7. [IN] <text:bookmark-start text:name="__DdeLink__5121_1456253629"/><text:bookmark-start text:name="__DdeLink__5103_1456253629"/>O <text:span text:style-name="T6">Funcionário</text:span> <text:span text:style-name="T295">informa</text:span> a <text:span text:style-name="T6">forma de Pagamento</text:span><text:bookmark-end text:name="__DdeLink__5103_1456253629"/><text:span text:style-name="T6"> escolhida </text:span><text:span text:style-name="T287">pelo</text:span><text:span text:style-name="T6"> Cliente</text:span><text:bookmark-end text:name="__DdeLink__5121_1456253629"/>.</text:p>
            <text:p text:style-name="P299"><text:span text:style-name="T235">8. [OUT] </text:span><text:bookmark-start text:name="__DdeLink__5105_1456253629"/><text:span text:style-name="T235">O </text:span><text:span text:style-name="T10">Sistema</text:span><text:span text:style-name="T235"> </text:span><text:span text:style-name="T299">gera</text:span><text:span text:style-name="T235"> o </text:span><text:span text:style-name="T10">comprovante de venda</text:span><text:bookmark-end text:name="__DdeLink__5105_1456253629"/><text:span text:style-name="T250">. </text:span></text:p>
            <text:p text:style-name="P301"><text:span text:style-name="T251">9</text:span><text:span text:style-name="T235">. [IN] </text:span><text:bookmark-start text:name="__DdeLink__5110_1456253629"/><text:span text:style-name="T252">O </text:span><text:span text:style-name="T29">funcionário</text:span><text:span text:style-name="T252"> </text:span><text:span text:style-name="T303">encerra</text:span><text:span text:style-name="T252"> a </text:span><text:span text:style-name="T29">venda</text:span><text:span text:style-name="T252"> </text:span><text:span text:style-name="T303">registrando</text:span><text:span text:style-name="T252"> a mesma</text:span><text:bookmark-end text:name="__DdeLink__5110_1456253629"/><text:span text:style-name="T252">.</text:span></text:p>
            <text:p text:style-name="P303"><text:span text:style-name="T251">10</text:span><text:span text:style-name="T252">. </text:span><text:span text:style-name="T235">[</text:span><text:span text:style-name="T253">OUT</text:span><text:span text:style-name="T235">] </text:span><text:bookmark-start text:name="__DdeLink__5112_1456253629"/><text:span text:style-name="T254">O </text:span><text:span text:style-name="T30">Sistema</text:span><text:span text:style-name="T254"> </text:span><text:span text:style-name="T304">atualiza</text:span><text:span text:style-name="T254"> o </text:span><text:span text:style-name="T30">valor do Caixa</text:span><text:span text:style-name="T254"> e </text:span><text:span text:style-name="T304">notifica</text:span><text:span text:style-name="T254"> a </text:span><text:span text:style-name="T30">Movimentação de Caixa</text:span><text:bookmark-end text:name="__DdeLink__5112_1456253629"/><text:span text:style-name="T254">: </text:span><text:span text:style-name="T30">Data/</text:span><text:span text:style-name="T32">hora</text:span><text:span text:style-name="T254">, </text:span><text:span text:style-name="T33">n</text:span><text:span text:style-name="T30">úmero da </text:span><text:span text:style-name="T34">o</text:span><text:span text:style-name="T30">peração de Venda</text:span><text:span text:style-name="T254">, </text:span><text:span text:style-name="T30">valor total </text:span><text:span text:style-name="T289">e</text:span><text:span text:style-name="T30"> nome do Cliente</text:span><text:span text:style-name="T254">.</text:span></text:p>
          </table:table-cell>
        </table:table-row>
        <table:table-row table:style-name="Table6.1">
          <table:table-cell table:style-name="Table6.A1" office:value-type="string">
            <text:p text:style-name="P194">CA<text:span text:style-name="T350">1</text:span>:</text:p>
            <text:p text:style-name="P36">3. [IN] O <text:span text:style-name="T6">Funcionário</text:span><text:span text:style-name="T162"> </text:span><text:span text:style-name="T295">escolhe</text:span> a <text:span text:style-name="T6">opção de </text:span><text:span text:style-name="T167">Alterar venda</text:span>.</text:p>
            <text:p text:style-name="P36"><text:span text:style-name="T234">4</text:span>. [OUT] O <text:span text:style-name="T6">sistema</text:span> dá acesso a <text:span text:style-name="T6">tela de </text:span><text:span text:style-name="T79">alterar</text:span>.</text:p>
            <text:p text:style-name="P217"><text:span text:style-name="T236">5. [IN] O </text:span><text:span text:style-name="T12">Funcionario</text:span><text:span text:style-name="T236"> </text:span><text:span text:style-name="T300">informa</text:span><text:span text:style-name="T236"> o </text:span><text:span text:style-name="T13">ID </text:span><text:span text:style-name="T35">da Venda</text:span><text:span text:style-name="T13"> </text:span><text:span text:style-name="T14">na busca</text:span><text:span text:style-name="T236">.</text:span></text:p>
            <text:p text:style-name="P224">6. [OUT] O <text:span text:style-name="T6">Sistema</text:span> <text:span text:style-name="T295">retorna/exibe</text:span> os <text:span text:style-name="T6">dados d</text:span><text:span text:style-name="T168">a Venda</text:span><text:span text:style-name="T351">.</text:span></text:p>
            <text:p text:style-name="P36"><text:span text:style-name="T234">7</text:span>. <text:span text:style-name="T5">[IN] </text:span><text:span text:style-name="T8">Funcionário</text:span><text:span text:style-name="T5"> </text:span><text:span text:style-name="T297">altera</text:span><text:span text:style-name="T5"> os </text:span><text:span text:style-name="T8">dados da Venda</text:span><text:span text:style-name="T5">.</text:span></text:p>
            <text:p text:style-name="P233">8. [OUT] O <text:span text:style-name="T6">sistema</text:span> <text:span text:style-name="T295">solicita</text:span> a <text:span text:style-name="T6">confirmação da alteração</text:span>. </text:p>
            <text:p text:style-name="P233">9. [IN] O <text:span text:style-name="T80">Funcionário</text:span> <text:span text:style-name="T295">confirma</text:span> a <text:span text:style-name="T6">alteração</text:span>.</text:p>
            <text:p text:style-name="P196"><text:span text:style-name="T343">10.</text:span> [OUT] <text:span text:style-name="T352">O </text:span><text:span text:style-name="T89">Sistema</text:span><text:span text:style-name="T352"> </text:span><text:span text:style-name="T312">informa</text:span><text:span text:style-name="T352"> </text:span><text:span text:style-name="T89">alteração efetuada com sucesso</text:span><text:span text:style-name="T352">.</text:span></text:p>
            <text:p text:style-name="P191"/>
            <text:p text:style-name="P241"><text:span text:style-name="T240">C</text:span><text:span text:style-name="T235">A2:</text:span></text:p>
            <text:p text:style-name="P175">3. [IN] O <text:span text:style-name="T6">usuário</text:span> <text:span text:style-name="T295">escolhe</text:span> a <text:span text:style-name="T6">opção consulta</text:span>.</text:p>
            <text:p text:style-name="P248"><text:span text:style-name="T235">4. [OUT] </text:span><text:bookmark-start text:name="__DdeLink__4889_7865429214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14"/><text:span text:style-name="T235">.</text:span></text:p>
            <text:p text:style-name="P255"><text:span text:style-name="T241">5</text:span><text:span text:style-name="T235">. [IN] O </text:span><text:span text:style-name="T18">Funcionário</text:span><text:span text:style-name="T235"> </text:span><text:span text:style-name="T299">informa</text:span><text:span text:style-name="T235"> o </text:span><text:span text:style-name="T10">ID ou Descrição </text:span><text:span text:style-name="T19">na</text:span><text:span text:style-name="T10"> </text:span><text:span text:style-name="T19">b</text:span><text:span text:style-name="T10">usca</text:span><text:span text:style-name="T235">.</text:span></text:p>
            <text:p text:style-name="P255"><text:span text:style-name="T235">6. </text:span><text:span text:style-name="T242">[OUT] </text:span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</text:span><text:span text:style-name="T35">a</text:span><text:span text:style-name="T20"> </text:span><text:span text:style-name="T35">Venda</text:span><text:span text:style-name="T235">: </text:span><text:span text:style-name="T10">ID</text:span><text:span text:style-name="T235">, </text:span><text:span text:style-name="T35">Unidade</text:span><text:span text:style-name="T235">, </text:span><text:span text:style-name="T35">Item da Venda</text:span><text:span text:style-name="T247">, </text:span><text:span text:style-name="T35">Valor unitário</text:span><text:span text:style-name="T255">, </text:span><text:span text:style-name="T35">Valor Total</text:span><text:span text:style-name="T255">, </text:span><text:span text:style-name="T36">Forma de Pagamento</text:span><text:span text:style-name="T256"> e </text:span><text:span text:style-name="T36">Cliente</text:span><text:span text:style-name="T255">.</text:span></text:p>
            <text:p text:style-name="P255"/>
            <text:p text:style-name="P184">CA3:</text:p>
            <text:p text:style-name="P36">3. [IN] O <text:span text:style-name="T6">Funcionário</text:span> <text:span text:style-name="T295">escolhe</text:span> a <text:span text:style-name="T6">opção de </text:span><text:span text:style-name="T81">exclusão</text:span><text:span text:style-name="T6"> </text:span><text:span text:style-name="T123">de Venda</text:span><text:span text:style-name="T330">, ou </text:span><text:span text:style-name="T292">quando</text:span><text:span text:style-name="T123"> </text:span><text:span text:style-name="T292">há</text:span><text:span text:style-name="T123"> troca</text:span><text:span text:style-name="T330"> ou </text:span><text:span text:style-name="T123">devolução</text:span><text:span text:style-name="T330">.</text:span></text:p>
            <text:p text:style-name="P36"><text:span text:style-name="T234">4</text:span>. [OUT] O <text:span text:style-name="T6">sistema</text:span> dá acesso a <text:span text:style-name="T6">tela de </text:span><text:span text:style-name="T81">excluir</text:span><text:span text:style-name="T331">.</text:span></text:p>
            <text:p text:style-name="P217"><text:span text:style-name="T236">5. [IN] O </text:span><text:span text:style-name="T16">Funcionário</text:span><text:span text:style-name="T236"> </text:span><text:span text:style-name="T300">informa</text:span><text:span text:style-name="T236"> o </text:span><text:span text:style-name="T13">ID </text:span><text:span text:style-name="T37">da Venda</text:span><text:span text:style-name="T13"> </text:span><text:span text:style-name="T14">na busca</text:span><text:span text:style-name="T237">.</text:span></text:p>
            <text:p text:style-name="P224">6. [OUT] O <text:span text:style-name="T6">Sistema</text:span> <text:span text:style-name="T295">retorna/exibe</text:span> os <text:span text:style-name="T6">dados d</text:span><text:span text:style-name="T169">a Venda</text:span><text:span text:style-name="T353">.</text:span></text:p>
            <text:p text:style-name="P36"><text:span text:style-name="T234">7</text:span>. <text:span text:style-name="T5">[IN] </text:span><text:span text:style-name="T8">Funcionário</text:span><text:span text:style-name="T5"> </text:span><text:span text:style-name="T297">aciona</text:span><text:span text:style-name="T5"> o </text:span><text:span text:style-name="T8">comando excluir</text:span><text:span text:style-name="T5">.</text:span></text:p>
            <text:p text:style-name="P22"><text:span text:style-name="T244">8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2">pede</text:span><text:span text:style-name="T245"> a </text:span><text:span text:style-name="T17">confirmação da exclusão</text:span><text:span text:style-name="T240">.</text:span></text:p>
            <text:p text:style-name="P264"><text:span text:style-name="T240">9. </text:span><text:span text:style-name="T235">[IN] O </text:span><text:span text:style-name="T10">Funcionário</text:span><text:span text:style-name="T235"> </text:span><text:span text:style-name="T299">confirma</text:span><text:span text:style-name="T235"> a </text:span><text:span text:style-name="T10">exclusão</text:span><text:span text:style-name="T235">.</text:span></text:p>
            <text:p text:style-name="P198">10. [OUT] O <text:span text:style-name="T6">Sistema</text:span> <text:span text:style-name="T295">exclui</text:span> a <text:span text:style-name="T6">venda</text:span>, <text:span text:style-name="T295">informa</text:span> <text:span text:style-name="T6">exclusão efetuada com sucesso</text:span> e limpa a<text:span text:style-name="T6"> tela</text:span>, além de, <text:bookmark-start text:name="__DdeLink__5126_1456253629"/><text:span text:style-name="T295">estornar</text:span> um ou todos os <text:span text:style-name="T6">itens </text:span><text:span text:style-name="T170">de um pedido</text:span><text:bookmark-end text:name="__DdeLink__5126_1456253629"/><text:span text:style-name="T355"> e </text:span><text:span text:style-name="T313">notificar</text:span><text:span text:style-name="T355"> a </text:span><text:span text:style-name="T170">Movimentação de Caixa</text:span><text:span text:style-name="T355">.</text:span></text:p>
          </table:table-cell>
        </table:table-row>
      </table:table>
      <text:p text:style-name="P70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1"><text:soft-page-break/><text:span text:style-name="T354">6</text:span>.<text:span text:style-name="T329">2. Lista de candidatos a serem conceitos:</text:span></text:p>
      <text:p text:style-name="P23"/>
      <text:p text:style-name="P23"><text:span text:style-name="T171">M</text:span><text:span text:style-name="T7">odulo de Vendas <text:tab/><text:tab/><text:tab/><text:tab/><text:tab/></text:span><text:span text:style-name="T171">T</text:span><text:span text:style-name="T7">ela do modulo</text:span><text:span text:style-name="T39"> </text:span></text:p>
      <text:p text:style-name="P23"/>
      <text:p text:style-name="P23"><text:span text:style-name="T43">N</text:span><text:span text:style-name="T39">ova venda<text:tab/><text:tab/><text:tab/><text:tab/><text:tab/><text:tab/></text:span><text:span text:style-name="T43">I</text:span><text:span text:style-name="T38">tem d</text:span><text:span text:style-name="T40">a</text:span><text:span text:style-name="T38"> Venda </text:span></text:p>
      <text:p text:style-name="P23"/>
      <text:p text:style-name="P23"><text:span text:style-name="T43">C</text:span><text:span text:style-name="T38">ódigo <text:tab/><text:tab/><text:tab/><text:tab/><text:tab/><text:tab/></text:span><text:span text:style-name="T43">D</text:span><text:span text:style-name="T41">escrição </text:span><text:span text:style-name="T38">da Mercadoria</text:span></text:p>
      <text:p text:style-name="P23"/>
      <text:p text:style-name="P283">Descrição <text:tab/><text:tab/><text:tab/><text:tab/><text:tab/><text:tab/>Unidade </text:p>
      <text:p text:style-name="P23"/>
      <text:p text:style-name="P283">Valor Unitário da Mercadoria <text:tab/><text:tab/><text:tab/>Quantidade </text:p>
      <text:p text:style-name="P23"/>
      <text:p text:style-name="P23"><text:span text:style-name="T38">Valor total d</text:span><text:span text:style-name="T31">a</text:span><text:span text:style-name="T38"> Venda <text:tab/><text:tab/><text:tab/><text:tab/><text:tab/></text:span><text:span text:style-name="T43">F</text:span><text:span text:style-name="T42">orma de Pagamento escolhida </text:span></text:p>
      <text:p text:style-name="P23"/>
      <text:p text:style-name="P24"><text:span text:style-name="T73">Cliente</text:span><text:span text:style-name="T42"> <text:tab/><text:tab/><text:tab/><text:tab/><text:tab/><text:tab/></text:span><text:span text:style-name="T71">C</text:span><text:span text:style-name="T73">omprovante de venda</text:span><text:span text:style-name="T42"> </text:span></text:p>
      <text:p text:style-name="P24"/>
      <text:p text:style-name="P24"><text:span text:style-name="T71">V</text:span><text:span text:style-name="T72">enda</text:span><text:span text:style-name="T29"> <text:tab/><text:tab/><text:tab/><text:tab/><text:tab/><text:tab/><text:tab/></text:span><text:span text:style-name="T44">V</text:span><text:span text:style-name="T30">alor do </text:span><text:span text:style-name="T74">Caixa</text:span><text:span text:style-name="T30"> </text:span></text:p>
      <text:p text:style-name="P24"/>
      <text:p text:style-name="P24"><text:span text:style-name="T30">Movimentação de Caixa <text:tab/><text:tab/><text:tab/><text:tab/>Data/</text:span><text:span text:style-name="T32">hora </text:span></text:p>
      <text:p text:style-name="P24"/>
      <text:p text:style-name="P24"><text:span text:style-name="T44">N</text:span><text:span text:style-name="T30">úmero da </text:span><text:span text:style-name="T34">o</text:span><text:span text:style-name="T30">peração de Venda <text:tab/><text:tab/><text:tab/></text:span><text:span text:style-name="T44">V</text:span><text:span text:style-name="T30">alor total </text:span></text:p>
      <text:p text:style-name="P24"/>
      <text:p text:style-name="P24"><text:span text:style-name="T44">N</text:span><text:span text:style-name="T30">ome do Cliente<text:tab/><text:tab/><text:tab/><text:tab/><text:tab/></text:span><text:span text:style-name="T45">ID</text:span></text:p>
      <text:p text:style-name="P24"/>
      <text:p text:style-name="P256"><text:span text:style-name="T36">Forma de Pagamento<text:tab/><text:tab/><text:tab/><text:tab/><text:tab/></text:span><text:span text:style-name="T49">O</text:span><text:span text:style-name="T25">pção de </text:span><text:span text:style-name="T46">Alterar venda </text:span></text:p>
      <text:p text:style-name="P256"/>
      <text:p text:style-name="P256"><text:span text:style-name="T49">T</text:span><text:span text:style-name="T25">ela de </text:span><text:span text:style-name="T47">alterar <text:tab/><text:tab/><text:tab/><text:tab/><text:tab/></text:span><text:span text:style-name="T10">ID </text:span><text:span text:style-name="T35">da Venda</text:span><text:span text:style-name="T10"> </text:span><text:span text:style-name="T14">na busca </text:span></text:p>
      <text:p text:style-name="P256"/>
      <text:p text:style-name="P256"><text:span text:style-name="T49">D</text:span><text:span text:style-name="T48">ados d</text:span><text:span text:style-name="T35">a Venda <text:tab/><text:tab/><text:tab/><text:tab/><text:tab/></text:span><text:span text:style-name="T49">C</text:span><text:span text:style-name="T27">onfirmação da alteração </text:span></text:p>
      <text:p text:style-name="P256"/>
      <text:p text:style-name="P256"><text:span text:style-name="T49">A</text:span><text:span text:style-name="T27">lteração <text:tab/><text:tab/><text:tab/><text:tab/><text:tab/><text:tab/></text:span><text:span text:style-name="T49">A</text:span><text:span text:style-name="T15">lteração efetuada com sucesso </text:span></text:p>
      <text:p text:style-name="P256"/>
      <text:p text:style-name="P256"><text:span text:style-name="T49">O</text:span><text:span text:style-name="T19">pção consulta <text:tab/><text:tab/><text:tab/><text:tab/><text:tab/></text:span><text:span text:style-name="T49">T</text:span><text:span text:style-name="T19">ela de consulta </text:span></text:p>
      <text:p text:style-name="P256"/>
      <text:p text:style-name="P257"><text:span text:style-name="T10">ID ou Descrição </text:span><text:span text:style-name="T19">na</text:span><text:span text:style-name="T10"> </text:span><text:span text:style-name="T19">b</text:span><text:span text:style-name="T10">usca<text:tab/><text:tab/><text:tab/><text:tab/></text:span><text:span text:style-name="T50">O</text:span><text:span text:style-name="T25">pção de </text:span><text:span text:style-name="T17">exclusão</text:span><text:span text:style-name="T25"> </text:span><text:span text:style-name="T20">de Venda</text:span></text:p>
      <text:p text:style-name="P89"/>
      <text:p text:style-name="P104"><text:span text:style-name="T172">T</text:span><text:span text:style-name="T123">roca<text:tab/><text:tab/><text:tab/><text:tab/><text:tab/><text:tab/><text:tab/></text:span><text:span text:style-name="T172">D</text:span><text:span text:style-name="T123">evolução</text:span></text:p>
      <text:p text:style-name="P66"/>
      <text:p text:style-name="P131"><text:span text:style-name="T173">T</text:span><text:span text:style-name="T7">ela de </text:span><text:span text:style-name="T81">excluir <text:tab/><text:tab/><text:tab/><text:tab/><text:tab/></text:span><text:span text:style-name="T173">C</text:span><text:span text:style-name="T8">omando excluir </text:span></text:p>
      <text:p text:style-name="P131"/>
      <text:p text:style-name="P131"><text:span text:style-name="T173">C</text:span><text:span text:style-name="T81">onfirmação da exclusão <text:tab/><text:tab/><text:tab/><text:tab/></text:span><text:span text:style-name="T173">E</text:span><text:span text:style-name="T81">xclusão </text:span></text:p>
      <text:p text:style-name="P131"/>
      <text:p text:style-name="P131"><text:span text:style-name="T173">E</text:span><text:span text:style-name="T139">xclusão efetuada com sucesso <text:tab/><text:tab/><text:tab/></text:span><text:span text:style-name="T173">I</text:span><text:span text:style-name="T139">tens </text:span><text:span text:style-name="T170">de um pedido</text:span></text:p>
      <text:p text:style-name="P137"/>
      <text:p text:style-name="P137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5"><text:soft-page-break/><text:span text:style-name="T362">7. </text:span>Caso de Uso <text:span text:style-name="T277">Gestão de Serviços Mecânicos</text:span></text:p>
      <text:p text:style-name="P8"/>
      <text:p text:style-name="P83"><text:span text:style-name="T362">7</text:span>.<text:span text:style-name="T354">1.</text:span> Isolar Substantivos:</text:p>
      <text:p text:style-name="P7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6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</text:span><text:bookmark-start text:name="__DdeLink__5130_1456253629"/><text:span text:style-name="T7">Serviços Mecânicos</text:span><text:bookmark-end text:name="__DdeLink__5130_1456253629"/><text:span text:style-name="T4"> do </text:span><text:span text:style-name="T7">sistema</text:span><text:span text:style-name="T4">.</text:span></text:p>
            <text:p text:style-name="P294">2. [OUT] <text:span text:style-name="T4">O </text:span><text:span text:style-name="T7">sistema</text:span><text:span text:style-name="T4"> </text:span><text:span text:style-name="T296">retorna</text:span><text:span text:style-name="T4"> a </text:span><text:span text:style-name="T7">tela do modulo</text:span><text:span text:style-name="T4"> para o </text:span><text:span text:style-name="T7">Funcionário</text:span><text:span text:style-name="T4">.</text:span></text:p>
            <text:p text:style-name="P192"><text:span text:style-name="T358">3</text:span>. [IN] <text:bookmark-start text:name="__DdeLink__5132_1456253629"/>O <text:span text:style-name="T159">Funcionário</text:span> <text:span text:style-name="T295">insere</text:span> um <text:span text:style-name="T179">serviço</text:span><text:span text:style-name="T359"> ou varios</text:span><text:bookmark-end text:name="__DdeLink__5132_1456253629"/>, <text:span text:style-name="T295">informando</text:span> o <text:span text:style-name="T6">Código </text:span><text:span text:style-name="T180">ou descrição do Serviço</text:span>. </text:p>
            <text:p text:style-name="P298"><text:span text:style-name="T261">4</text:span><text:span text:style-name="T235">. </text:span><text:span text:style-name="T262">[OUT] </text:span><text:span text:style-name="T235">O </text:span><text:span text:style-name="T56">S</text:span><text:span text:style-name="T51">istema</text:span><text:span text:style-name="T235"> </text:span><text:span text:style-name="T299">exibe</text:span><text:span text:style-name="T235"> a </text:span><text:span text:style-name="T10">Descrição</text:span><text:span text:style-name="T235">, </text:span><text:span text:style-name="T10">Valor </text:span><text:span text:style-name="T57">cobrado</text:span><text:span text:style-name="T235"> d</text:span><text:span text:style-name="T263">o</text:span><text:span text:style-name="T235"> </text:span><text:span text:style-name="T57">Serviço prestado</text:span><text:span text:style-name="T235">.</text:span></text:p>
            <text:p text:style-name="P300"><text:span text:style-name="T264">5</text:span><text:span text:style-name="T235">. [IN] O </text:span><text:span text:style-name="T10">Funcionário</text:span><text:span text:style-name="T235"> </text:span><text:span text:style-name="T299">informa</text:span><text:span text:style-name="T235"> a </text:span><text:span text:style-name="T10">forma de Pagamento</text:span><text:span text:style-name="T235"> </text:span><text:span text:style-name="T10">escolhida</text:span><text:span text:style-name="T235"> pelo </text:span><text:span text:style-name="T10">Cliente</text:span><text:span text:style-name="T235">.</text:span></text:p>
            <text:p text:style-name="P300"><text:span text:style-name="T264">6</text:span><text:span text:style-name="T235">. [OUT] </text:span><text:bookmark-start text:name="__DdeLink__5135_1456253629"/><text:span text:style-name="T235">O </text:span><text:span text:style-name="T10">Sistema</text:span><text:span text:style-name="T235"> </text:span><text:span text:style-name="T299">gera</text:span><text:span text:style-name="T235"> o </text:span><text:span text:style-name="T10">comprovante de </text:span><text:span text:style-name="T58">serviço prestado</text:span><text:span text:style-name="T250">.</text:span><text:bookmark-end text:name="__DdeLink__5135_1456253629"/></text:p>
            <text:p text:style-name="P302"><text:span text:style-name="T264">7</text:span><text:span text:style-name="T235">. [IN] </text:span><text:span text:style-name="T252">O </text:span><text:span text:style-name="T29">funcionário</text:span><text:span text:style-name="T252"> </text:span><text:span text:style-name="T303">encerra</text:span><text:span text:style-name="T252"> </text:span><text:span text:style-name="T29">registrando </text:span><text:span text:style-name="T59">o serviço</text:span><text:span text:style-name="T252">.</text:span></text:p>
            <text:p text:style-name="P304"><text:span text:style-name="T264">8</text:span><text:span text:style-name="T252">. </text:span><text:span text:style-name="T235">[</text:span><text:span text:style-name="T253">OUT</text:span><text:span text:style-name="T235">] </text:span><text:span text:style-name="T254">O </text:span><text:span text:style-name="T30">Sistema</text:span><text:span text:style-name="T254"> </text:span><text:span text:style-name="T304">atualiza</text:span><text:span text:style-name="T254"> o </text:span><text:span text:style-name="T30">valor do Caixa</text:span><text:span text:style-name="T254"> e </text:span><text:span text:style-name="T304">notifica</text:span><text:span text:style-name="T254"> a </text:span><text:span text:style-name="T30">Movimentação de Caixa</text:span><text:span text:style-name="T254">: </text:span><text:span text:style-name="T30">Data/</text:span><text:span text:style-name="T32">hora</text:span><text:span text:style-name="T254">, </text:span><text:span text:style-name="T33">n</text:span><text:span text:style-name="T30">úmero da </text:span><text:span text:style-name="T59">o</text:span><text:span text:style-name="T30">peração</text:span><text:span text:style-name="T289"> de </text:span><text:span text:style-name="T59">serviço prestado</text:span><text:span text:style-name="T254">, </text:span><text:span text:style-name="T30">valor total</text:span><text:span text:style-name="T254"> e </text:span><text:span text:style-name="T30">nome do Cliente</text:span><text:span text:style-name="T254">.</text:span></text:p>
          </table:table-cell>
        </table:table-row>
        <table:table-row table:style-name="Table8.1">
          <table:table-cell table:style-name="Table8.A1" office:value-type="string">
            <text:p text:style-name="P195">CA<text:span text:style-name="T350">1</text:span>: </text:p>
            <text:p text:style-name="P37">3. [IN] O <text:span text:style-name="T6">Funcionário</text:span><text:span text:style-name="T360"> </text:span><text:span text:style-name="T295">escolhe</text:span> a <text:span text:style-name="T6">opção de </text:span><text:span text:style-name="T167">Alterar serviço</text:span>.</text:p>
            <text:p text:style-name="P37"><text:span text:style-name="T234">4</text:span>. [OUT] O <text:span text:style-name="T6">sistema</text:span> dá acesso a <text:span text:style-name="T6">tela de </text:span><text:span text:style-name="T79">alterar</text:span>.</text:p>
            <text:p text:style-name="P218"><text:span text:style-name="T236">5. [IN] O </text:span><text:span text:style-name="T12">Funcionario</text:span><text:span text:style-name="T236"> </text:span><text:span text:style-name="T300">informa</text:span><text:span text:style-name="T236"> o </text:span><text:span text:style-name="T13">ID </text:span><text:span text:style-name="T60">ou Descrição </text:span><text:span text:style-name="T35">d</text:span><text:span text:style-name="T61">o Serviço</text:span><text:span text:style-name="T13"> </text:span><text:span text:style-name="T14">na busca</text:span><text:span text:style-name="T236">.</text:span></text:p>
            <text:p text:style-name="P225">6. [OUT] O <text:span text:style-name="T6">Sistema</text:span> <text:span text:style-name="T295">retorna/exibe</text:span> os <text:span text:style-name="T6">dados d</text:span><text:span text:style-name="T181">o serviço</text:span><text:span text:style-name="T361">.</text:span> </text:p>
            <text:p text:style-name="P37"><text:span text:style-name="T234">7</text:span>. <text:span text:style-name="T5">[IN] </text:span><text:span text:style-name="T8">Funcionário</text:span><text:span text:style-name="T5"> </text:span><text:span text:style-name="T297">altera</text:span><text:span text:style-name="T5"> os </text:span><text:span text:style-name="T8">dados do Serviço</text:span><text:span text:style-name="T5">.</text:span></text:p>
            <text:p text:style-name="P234">8. [OUT] O <text:span text:style-name="T6">sistema</text:span> <text:span text:style-name="T295">solicita</text:span> a <text:span text:style-name="T6">confirmação da alteração</text:span>. </text:p>
            <text:p text:style-name="P234">9. [IN] O <text:span text:style-name="T80">Funcionário</text:span> <text:span text:style-name="T295">confirma</text:span> a <text:span text:style-name="T6">alteração</text:span>.</text:p>
            <text:p text:style-name="P197"><text:span text:style-name="T343">10.</text:span> [OUT] <text:span text:style-name="T352">O </text:span><text:span text:style-name="T89">Sistema</text:span><text:span text:style-name="T352"> </text:span><text:span text:style-name="T312">informa</text:span><text:span text:style-name="T352"> </text:span><text:span text:style-name="T89">alteração efetuada com sucesso</text:span><text:span text:style-name="T352">.</text:span></text:p>
            <text:p text:style-name="P192"/>
            <text:p text:style-name="P242"><text:span text:style-name="T240">C</text:span><text:span text:style-name="T235">A2:</text:span></text:p>
            <text:p text:style-name="P176">3. [IN] O <text:span text:style-name="T6">usuário</text:span> <text:span text:style-name="T295">escolhe</text:span> a <text:span text:style-name="T6">opção consulta</text:span>.</text:p>
            <text:p text:style-name="P249"><text:span text:style-name="T235">4. [OUT] </text:span><text:bookmark-start text:name="__DdeLink__4889_7865429213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13"/><text:span text:style-name="T235">.</text:span></text:p>
            <text:p text:style-name="P258"><text:span text:style-name="T241">5</text:span><text:span text:style-name="T235">. [IN] O </text:span><text:span text:style-name="T18">Funcionário</text:span><text:span text:style-name="T235"> </text:span><text:span text:style-name="T299">informa</text:span><text:span text:style-name="T235"> o </text:span><text:span text:style-name="T10">ID ou Descrição </text:span><text:span text:style-name="T19">na</text:span><text:span text:style-name="T10"> </text:span><text:span text:style-name="T19">b</text:span><text:span text:style-name="T10">usca</text:span><text:span text:style-name="T235">.</text:span></text:p>
            <text:p text:style-name="P258"><text:span text:style-name="T235">6. </text:span><text:span text:style-name="T242">[OUT] </text:span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</text:span><text:span text:style-name="T61">o</text:span><text:span text:style-name="T20"> </text:span><text:span text:style-name="T61">Serviço</text:span><text:span text:style-name="T235">: </text:span><text:span text:style-name="T10">ID</text:span><text:span text:style-name="T235">, </text:span><text:span text:style-name="T61">Descrição</text:span><text:span text:style-name="T265">,</text:span><text:span text:style-name="T247"> </text:span><text:span text:style-name="T35">Valor</text:span><text:span text:style-name="T255"> </text:span><text:span text:style-name="T61">cobrado</text:span><text:span text:style-name="T255">, </text:span><text:span text:style-name="T35">Valor Total</text:span><text:span text:style-name="T255">, </text:span><text:span text:style-name="T36">Forma de Pagamento e Cliente</text:span><text:span text:style-name="T255">.</text:span></text:p>
          </table:table-cell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69"/>
      <text:p text:style-name="P323"><text:soft-page-break/>7.2. Lista de candidatos a serem conceitos:</text:p>
      <text:p text:style-name="P73"/>
      <text:p text:style-name="P149"><text:span text:style-name="T105">Funcionário</text:span><text:span text:style-name="T78"><text:tab/><text:tab/><text:tab/><text:tab/><text:tab/><text:tab/></text:span><text:span text:style-name="T182">U</text:span><text:span text:style-name="T77">suário</text:span></text:p>
      <text:p text:style-name="P149"/>
      <text:p text:style-name="P154"><text:span text:style-name="T77">S</text:span><text:span text:style-name="T6">istema<text:tab/><text:tab/><text:tab/><text:tab/><text:tab/><text:tab/></text:span><text:span text:style-name="T183">M</text:span><text:span text:style-name="T7">odulo de </text:span><text:bookmark-start text:name="__DdeLink__5130_14562536291"/><text:span text:style-name="T7">Serviços Mecânicos</text:span><text:bookmark-end text:name="__DdeLink__5130_14562536291"/></text:p>
      <text:p text:style-name="P154"/>
      <text:p text:style-name="P155"><text:span text:style-name="T183">T</text:span><text:span text:style-name="T7">ela do modulo<text:tab/><text:tab/><text:tab/><text:tab/><text:tab/></text:span><text:span text:style-name="T107">S</text:span><text:span text:style-name="T106">erviço</text:span></text:p>
      <text:p text:style-name="P138"/>
      <text:p text:style-name="P156"><text:span text:style-name="T6">Código </text:span><text:span text:style-name="T180">ou descrição do Serviço<text:tab/><text:tab/><text:tab/></text:span><text:span text:style-name="T6">Descrição</text:span></text:p>
      <text:p text:style-name="P138"/>
      <text:p text:style-name="P156"><text:span text:style-name="T6">Valor </text:span><text:span text:style-name="T179">cobrado<text:tab/><text:tab/><text:tab/><text:tab/><text:tab/><text:tab/></text:span><text:span text:style-name="T106">Serviço prestado</text:span></text:p>
      <text:p text:style-name="P138"/>
      <text:p text:style-name="P157"><text:span text:style-name="T184">F</text:span><text:span text:style-name="T6">orma de Pagamento</text:span> <text:span text:style-name="T6">escolhida<text:tab/><text:tab/><text:tab/></text:span><text:span text:style-name="T93">Cliente</text:span></text:p>
      <text:p text:style-name="P138"/>
      <text:p text:style-name="P158"><text:span text:style-name="T108">C</text:span><text:span text:style-name="T93">omprovante</text:span><text:span text:style-name="T6"> de </text:span><text:span text:style-name="T185">serviço prestado<text:tab/><text:tab/><text:tab/></text:span><text:span text:style-name="T188">R</text:span><text:span text:style-name="T186">egistrando </text:span><text:span text:style-name="T187">o serviço</text:span></text:p>
      <text:p text:style-name="P138"/>
      <text:p text:style-name="P159"><text:span text:style-name="T188">V</text:span><text:span text:style-name="T189">alor do </text:span><text:span text:style-name="T120">Caixa</text:span><text:span text:style-name="T189"><text:tab/><text:tab/><text:tab/><text:tab/><text:tab/>Movimentação de Caixa</text:span></text:p>
      <text:p text:style-name="P138"/>
      <text:p text:style-name="P160"><text:span text:style-name="T189">Data/</text:span><text:span text:style-name="T190">hora<text:tab/><text:tab/><text:tab/><text:tab/><text:tab/><text:tab/></text:span><text:span text:style-name="T191">N</text:span><text:span text:style-name="T189">úmero da </text:span><text:span text:style-name="T187">o</text:span><text:span text:style-name="T189">peração</text:span></text:p>
      <text:p text:style-name="P160"/>
      <text:p text:style-name="P161"><text:span text:style-name="T189">V</text:span><text:span text:style-name="T6">alor Total<text:tab/><text:tab/><text:tab/><text:tab/><text:tab/><text:tab/>N</text:span><text:span text:style-name="T189">ome do Cliente</text:span></text:p>
      <text:p text:style-name="P90"/>
      <text:p text:style-name="P162"><text:span text:style-name="T193">O</text:span><text:span text:style-name="T7">pção de </text:span><text:span text:style-name="T189">Alterar serviço <text:tab/><text:tab/><text:tab/><text:tab/></text:span><text:span text:style-name="T193">T</text:span><text:span text:style-name="T7">ela de </text:span><text:span text:style-name="T79">alterar </text:span></text:p>
      <text:p text:style-name="P341"/>
      <text:p text:style-name="P162"><text:span text:style-name="T83">ID </text:span><text:span text:style-name="T192">ou Descrição </text:span><text:span text:style-name="T168">d</text:span><text:span text:style-name="T181">o Serviço</text:span><text:span text:style-name="T83"> </text:span><text:span text:style-name="T84">na busca <text:tab/><text:tab/></text:span><text:span text:style-name="T193">D</text:span><text:span text:style-name="T124">ados d</text:span><text:span text:style-name="T181">o serviço </text:span></text:p>
      <text:p text:style-name="P162"/>
      <text:p text:style-name="P162"><text:span text:style-name="T193">C</text:span><text:span text:style-name="T85">onfirmação da alteração <text:tab/><text:tab/><text:tab/><text:tab/></text:span><text:span text:style-name="T193">A</text:span><text:span text:style-name="T85">lteração </text:span></text:p>
      <text:p text:style-name="P162"/>
      <text:p text:style-name="P162"><text:span text:style-name="T193">A</text:span><text:span text:style-name="T89">lteração efetuada com sucesso <text:tab/><text:tab/><text:tab/></text:span><text:span text:style-name="T193">O</text:span><text:span text:style-name="T77">pção consulta </text:span></text:p>
      <text:p text:style-name="P162"/>
      <text:p text:style-name="P162"><text:span text:style-name="T193">T</text:span><text:span text:style-name="T77">ela de consulta <text:tab/><text:tab/><text:tab/><text:tab/><text:tab/></text:span><text:span text:style-name="T83">ID</text:span></text:p>
      <text:p text:style-name="P162"/>
      <text:p text:style-name="P162"><text:span text:style-name="T181">Descrição</text:span><text:span text:style-name="T148"><text:tab/><text:tab/><text:tab/><text:tab/><text:tab/><text:tab/></text:span><text:span text:style-name="T168">Valor </text:span><text:span text:style-name="T181">cobrado</text:span></text:p>
      <text:p text:style-name="P162"/>
      <text:p text:style-name="P162"><text:span text:style-name="T168">Valor Total<text:tab/><text:tab/><text:tab/><text:tab/><text:tab/><text:tab/></text:span><text:span text:style-name="T109">Forma de Pagamento</text:span></text:p>
      <text:p text:style-name="P73"/>
      <text:p text:style-name="P348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4"><text:soft-page-break/><text:span text:style-name="T356">8. </text:span>Caso de Uso <text:span text:style-name="T274">Co</text:span><text:span text:style-name="T275">mpra </text:span><text:span text:style-name="T276">de Mercadorias</text:span></text:p>
      <text:p text:style-name="P7"/>
      <text:p text:style-name="P81"><text:span text:style-name="T356">8</text:span>.<text:span text:style-name="T354">1.</text:span> Isolar Substantivos:</text:p>
      <text:p text:style-name="P8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5">1. <text:span text:style-name="T4">[IN] </text:span><text:bookmark-start text:name="__DdeLink__5215_611144946"/><text:bookmark-start text:name="__DdeLink__5151_1456253629"/><text:bookmark-start text:name="__DdeLink__5140_1456253629"/><text:span text:style-name="T7">Funcionário</text:span><text:span text:style-name="T4"> </text:span><text:span text:style-name="T296">acessa</text:span><text:span text:style-name="T4"> o </text:span><text:span text:style-name="T7">modulo de </text:span><text:bookmark-end text:name="__DdeLink__5151_1456253629"/><text:bookmark-end text:name="__DdeLink__5140_1456253629"/><text:span text:style-name="T7">Compra</text:span><text:span text:style-name="T4"> </text:span><text:span text:style-name="T7">de</text:span><text:span text:style-name="T4"> </text:span><text:span text:style-name="T7">Mercadorias</text:span><text:bookmark-end text:name="__DdeLink__5215_611144946"/><text:span text:style-name="T4">.</text:span></text:p>
            <text:p text:style-name="P293">2. [OUT] <text:bookmark-start text:name="__DdeLink__5167_1456253629"/><text:span text:style-name="T4">O </text:span><text:span text:style-name="T7">sistema</text:span><text:span text:style-name="T4"> </text:span><text:span text:style-name="T296">retorna</text:span><text:span text:style-name="T4"> a </text:span><text:span text:style-name="T7">tela do modulo</text:span><text:span text:style-name="T4"> para o </text:span><text:span text:style-name="T7">Funcionário</text:span><text:bookmark-end text:name="__DdeLink__5167_1456253629"/><text:span text:style-name="T4">.</text:span></text:p>
            <text:p text:style-name="P305">3. [IN] <text:bookmark-start text:name="__DdeLink__5153_1456253629"/><text:bookmark-start text:name="__DdeLink__5142_1456253629"/><text:span text:style-name="T357">O </text:span><text:span text:style-name="T174">funcionário</text:span><text:span text:style-name="T357"> </text:span><text:span text:style-name="T314">insere</text:span><text:span text:style-name="T357"> uma </text:span><text:span text:style-name="T174">mercadoria cadastrada</text:span><text:bookmark-end text:name="__DdeLink__5153_1456253629"/><text:bookmark-end text:name="__DdeLink__5142_1456253629"/><text:span text:style-name="T357">.</text:span></text:p>
            <text:p text:style-name="P306">4. [OUT] <text:bookmark-start text:name="__DdeLink__5171_1456253629"/><text:span text:style-name="T257">O </text:span><text:span text:style-name="T51">sistema</text:span><text:span text:style-name="T257"> </text:span><text:span text:style-name="T305">exibe</text:span><text:span text:style-name="T257"> a </text:span><text:span text:style-name="T38">Descrição</text:span><text:span text:style-name="T257">, </text:span><text:span text:style-name="T38">Unidade</text:span><text:span text:style-name="T257"> e </text:span><text:span text:style-name="T38">Valor Unitário</text:span><text:span text:style-name="T257"> da </text:span><text:span text:style-name="T38">Mercadoria</text:span><text:bookmark-end text:name="__DdeLink__5171_1456253629"/><text:span text:style-name="T257">.</text:span></text:p>
            <text:p text:style-name="P306"><text:span text:style-name="T257">5. </text:span><text:span text:style-name="T235">[IN] </text:span><text:bookmark-start text:name="__DdeLink__5161_1456253629"/><text:bookmark-start text:name="__DdeLink__5144_1456253629"/><text:span text:style-name="T235">O </text:span><text:span text:style-name="T10">Funcionário</text:span><text:span text:style-name="T235"> </text:span><text:span text:style-name="T299">informa</text:span><text:span text:style-name="T235"> </text:span><text:span text:style-name="T259">a </text:span><text:span text:style-name="T52">quantidade</text:span><text:span text:style-name="T259"> d</text:span><text:span text:style-name="T260">a</text:span><text:span text:style-name="T259"> </text:span><text:span text:style-name="T52">mercadoria</text:span><text:bookmark-end text:name="__DdeLink__5161_1456253629"/><text:bookmark-end text:name="__DdeLink__5144_1456253629"/><text:span text:style-name="T259">.</text:span></text:p>
            <text:p text:style-name="P307"><text:span text:style-name="T259">6. </text:span><text:span text:style-name="T235">[OUT] </text:span><text:bookmark-start text:name="__DdeLink__5178_1456253629"/><text:span text:style-name="T238">O </text:span><text:span text:style-name="T27">sistema</text:span><text:span text:style-name="T238"> </text:span><text:span text:style-name="T306">solicita</text:span><text:span text:style-name="T238"> a </text:span><text:span text:style-name="T27">confirmação </text:span><text:span text:style-name="T290">para</text:span><text:span text:style-name="T53"> </text:span><text:span text:style-name="T307">incl</text:span><text:span text:style-name="T308">u</text:span><text:span text:style-name="T307">ir</text:span><text:bookmark-start text:name="__DdeLink__5173_1456253629"/><text:span text:style-name="T10"> Mercadoria</text:span><text:span text:style-name="T235"> e </text:span><text:span text:style-name="T258">sua </text:span><text:span text:style-name="T54">quantidade</text:span><text:bookmark-end text:name="__DdeLink__5178_1456253629"/><text:bookmark-end text:name="__DdeLink__5173_1456253629"/><text:span text:style-name="T258">.</text:span></text:p>
            <text:p text:style-name="P308"><text:span text:style-name="T235">7. [IN] </text:span><text:bookmark-start text:name="__DdeLink__5163_1456253629"/><text:bookmark-start text:name="__DdeLink__5146_1456253629"/><text:span text:style-name="T235">O </text:span><text:span text:style-name="T10">Funcionário</text:span><text:span text:style-name="T235"> </text:span><text:span text:style-name="T299">aciona</text:span><text:span text:style-name="T235"> o </text:span><text:span text:style-name="T10">comando Salvar</text:span><text:span text:style-name="T235">, </text:span><text:span text:style-name="T10">confirmando a </text:span><text:span text:style-name="T55">operação</text:span><text:bookmark-end text:name="__DdeLink__5163_1456253629"/><text:bookmark-end text:name="__DdeLink__5146_1456253629"/><text:span text:style-name="T235">.</text:span></text:p>
            <text:p text:style-name="P199">8. [OUT] <text:bookmark-start text:name="__DdeLink__5180_1456253629"/><text:span text:style-name="T352">O </text:span><text:span text:style-name="T89">Sistema</text:span><text:span text:style-name="T352"> </text:span><text:span text:style-name="T312">informa</text:span><text:span text:style-name="T352"> </text:span><text:span text:style-name="T89">Mercadoria foi inserida com sucesso</text:span><text:bookmark-end text:name="__DdeLink__5180_1456253629"/>.</text:p>
          </table:table-cell>
        </table:table-row>
      </table:table>
      <text:p text:style-name="P82"/>
      <text:p text:style-name="P72"/>
      <text:p text:style-name="P72"><text:span text:style-name="T356">8</text:span>.<text:span text:style-name="T329">2. Lista de candidatos a serem conceitos:</text:span></text:p>
      <text:p text:style-name="P81"/>
      <text:p text:style-name="P150"><text:span text:style-name="T93">Funcionário</text:span><text:span text:style-name="T6"><text:tab/><text:tab/><text:tab/><text:tab/><text:tab/><text:tab/></text:span><text:span text:style-name="T89">Sistema</text:span></text:p>
      <text:p text:style-name="P150"/>
      <text:p text:style-name="P124"><text:span text:style-name="T175">M</text:span><text:span text:style-name="T7">odulo de </text:span><text:span text:style-name="T94">Compra</text:span><text:span text:style-name="T7"> de Mercadorias<text:tab/><text:tab/><text:tab/></text:span><text:span text:style-name="T175">T</text:span><text:span text:style-name="T7">ela do modulo</text:span></text:p>
      <text:p text:style-name="P124"/>
      <text:p text:style-name="P151"><text:span text:style-name="T175">M</text:span><text:span text:style-name="T174">ercadoria cadastrada<text:tab/><text:tab/><text:tab/><text:tab/></text:span><text:span text:style-name="T176">Descrição</text:span></text:p>
      <text:p text:style-name="P152"/>
      <text:p text:style-name="P279">Unidade<text:tab/><text:tab/><text:tab/><text:tab/><text:tab/><text:tab/>Valor Unitário</text:p>
      <text:p text:style-name="P153"/>
      <text:p text:style-name="P152"><text:span text:style-name="T104">Mercadoria</text:span><text:span text:style-name="T176"><text:tab/><text:tab/><text:tab/><text:tab/><text:tab/><text:tab/></text:span><text:span text:style-name="T175">Q</text:span><text:span text:style-name="T177">uantidade</text:span></text:p>
      <text:p text:style-name="P152"/>
      <text:p text:style-name="P150"><text:span text:style-name="T175">C</text:span><text:span text:style-name="T177">omando Salvar<text:tab/><text:tab/><text:tab/><text:tab/><text:tab/></text:span><text:span text:style-name="T175">C</text:span><text:span text:style-name="T85">onfirmaçã</text:span><text:span text:style-name="T175">o</text:span></text:p>
      <text:p text:style-name="P150"/>
      <text:p text:style-name="P150"><text:span text:style-name="T175">Confirmando a </text:span><text:span text:style-name="T178">operação<text:tab/><text:tab/><text:tab/><text:tab/></text:span><text:span text:style-name="T89">Mercadoria foi inserida com sucesso</text:span></text:p>
      <text:p text:style-name="P81"/>
      <text:p text:style-name="P284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46"><text:soft-page-break/><text:span text:style-name="T373">9. </text:span>Caso de Uso <text:span text:style-name="T274">C</text:span><text:span text:style-name="T278">ontrole de Crediário</text:span></text:p>
      <text:p text:style-name="P9"/>
      <text:p text:style-name="P84"><text:span text:style-name="T373">9</text:span>.<text:span text:style-name="T354">1.</text:span> Isolar Substantivos:</text:p>
      <text:p text:style-name="P8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7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Controle de Crediário</text:span><text:span text:style-name="T4">.</text:span></text:p>
            <text:p text:style-name="P295">2. [OUT] <text:span text:style-name="T4">O </text:span><text:span text:style-name="T7">sistema</text:span><text:span text:style-name="T4"> </text:span><text:span text:style-name="T296">retorna</text:span><text:span text:style-name="T4"> a </text:span><text:span text:style-name="T7">tela do modulo de Crediário</text:span><text:span text:style-name="T4"> para o </text:span><text:span text:style-name="T7">Funcionário</text:span><text:span text:style-name="T4">.</text:span></text:p>
            <text:p text:style-name="P309"><text:span text:style-name="T366">3</text:span>. [IN] <text:span text:style-name="T366">O</text:span><text:bookmark-start text:name="__DdeLink__5328_1893364672"/><text:span text:style-name="T366"> </text:span><text:span text:style-name="T195">Funcionário</text:span><text:span text:style-name="T366"> </text:span><text:span text:style-name="T315">escolhe</text:span><text:span text:style-name="T366"> </text:span><text:span text:style-name="T293">abrir</text:span><text:span text:style-name="T366"> </text:span><text:span text:style-name="T195">novo crediário</text:span><text:bookmark-end text:name="__DdeLink__5328_1893364672"/><text:span text:style-name="T366">.</text:span></text:p>
            <text:p text:style-name="P310">4. [OUT] <text:bookmark-start text:name="__DdeLink__5330_1893364672"/>O <text:span text:style-name="T6">sistema</text:span><text:span text:style-name="T295"> retorna/exibe</text:span> a <text:span text:style-name="T6">tela de novo crediário</text:span> para o <text:span text:style-name="T6">funcionário</text:span><text:bookmark-end text:name="__DdeLink__5330_1893364672"/>.</text:p>
            <text:p text:style-name="P309"><text:span text:style-name="T367">5. [IN] </text:span><text:bookmark-start text:name="__DdeLink__5333_1893364672"/><text:span text:style-name="T367">O </text:span><text:span text:style-name="T196">Funcionário</text:span><text:span text:style-name="T367"> </text:span><text:span text:style-name="T316">informa</text:span><text:span text:style-name="T367"> o </text:span><text:span text:style-name="T196">ID ou Nome do Cliente</text:span><text:bookmark-end text:name="__DdeLink__5333_1893364672"/><text:span text:style-name="T367">.</text:span></text:p>
            <text:p text:style-name="P311"><text:span text:style-name="T367">6</text:span>. [OUT] <text:bookmark-start text:name="__DdeLink__5335_1893364672"/><text:span text:style-name="T368">O </text:span><text:span text:style-name="T197">Sistema</text:span><text:span text:style-name="T368"> </text:span><text:span text:style-name="T317">retorna</text:span><text:span text:style-name="T368"> com as </text:span><text:span text:style-name="T197">informações do cliente</text:span><text:bookmark-end text:name="__DdeLink__5335_1893364672"/><text:span text:style-name="T368">.</text:span></text:p>
            <text:p text:style-name="P312"><text:span text:style-name="T367">7</text:span>. [IN] O <text:span text:style-name="T6">Funcionário</text:span> <text:span text:style-name="T295">informa</text:span> a <text:span text:style-name="T6">data de abertura</text:span>, <text:span text:style-name="T295">informa</text:span> <text:span text:style-name="T198">quantidade de</text:span><text:span text:style-name="T6"> parcelas mensais</text:span>, <text:span text:style-name="T369">a </text:span><text:span text:style-name="T199">data de pagamento</text:span><text:span text:style-name="T369">, </text:span>a <text:span text:style-name="T6">data de vencimento</text:span> e <text:span text:style-name="T6">valor de entrada</text:span> ou não.</text:p>
            <text:p text:style-name="P314"><text:span text:style-name="T367">8</text:span>. [OUT] O <text:span text:style-name="T6">Sistema</text:span> <text:span text:style-name="T295">cria</text:span> o <text:span text:style-name="T6">novo crediário</text:span> para o <text:span text:style-name="T6">cliente</text:span>,<text:span text:style-name="T254"> </text:span><text:span text:style-name="T304">atualiza</text:span><text:span text:style-name="T254"> o </text:span><text:span text:style-name="T30">valor do Caixa</text:span><text:span text:style-name="T254"> e </text:span><text:span text:style-name="T304">notifica</text:span><text:span text:style-name="T254"> a </text:span><text:span text:style-name="T30">Movimentação de Caixa</text:span><text:span text:style-name="T254"> </text:span><text:span text:style-name="T235">como uma </text:span><text:span text:style-name="T10">conta a receber</text:span><text:span text:style-name="T254">.</text:span></text:p>
            <text:p text:style-name="P313"><text:span text:style-name="T266">9</text:span><text:span text:style-name="T254">. </text:span><text:span text:style-name="T235">[IN] O </text:span><text:span text:style-name="T10">Funcionário</text:span><text:span text:style-name="T235"> </text:span><text:span text:style-name="T299">encerra</text:span><text:span text:style-name="T235"> a </text:span><text:span text:style-name="T10">operação</text:span><text:span text:style-name="T235"> após a </text:span><text:span text:style-name="T10">confirmação </text:span><text:span text:style-name="T66">d</text:span><text:span text:style-name="T10">a abertura de crediário</text:span><text:span text:style-name="T235">.</text:span></text:p>
            <text:p text:style-name="P200"><text:span text:style-name="T367">10</text:span>. [OUT] <text:bookmark-start text:name="__DdeLink__5339_1893364672"/>O <text:span text:style-name="T6">Sistema</text:span> <text:span text:style-name="T295">informa</text:span> <text:span text:style-name="T6">Crediário criado com sucesso</text:span><text:bookmark-end text:name="__DdeLink__5339_1893364672"/>.</text:p>
          </table:table-cell>
        </table:table-row>
        <table:table-row table:style-name="Table9.1">
          <table:table-cell table:style-name="Table9.A1" office:value-type="string">
            <text:p text:style-name="P322"><text:s text:c="5"/><text:span text:style-name="T4">CA1:</text:span></text:p>
            <text:p text:style-name="P38">3. [IN] O <text:span text:style-name="T6">Funcionário</text:span> <text:span text:style-name="T295">escolhe</text:span> a <text:span text:style-name="T6">opção de alteração</text:span>.</text:p>
            <text:p text:style-name="P38"><text:span text:style-name="T234">4</text:span>. [OUT] <text:bookmark-start text:name="__DdeLink__5343_1893364672"/>O <text:span text:style-name="T6">sistema</text:span> dá acesso a <text:span text:style-name="T6">tela de </text:span><text:bookmark-end text:name="__DdeLink__5343_1893364672"/><text:span text:style-name="T200">alterar/acompanhar</text:span><text:span text:style-name="T370">.</text:span></text:p>
            <text:p text:style-name="P219"><text:span text:style-name="T236">5. [IN] </text:span><text:bookmark-start text:name="__DdeLink__5345_1893364672"/><text:span text:style-name="T236">O </text:span><text:span text:style-name="T12">Funcionario</text:span><text:span text:style-name="T236"> </text:span><text:span text:style-name="T300">informa</text:span><text:span text:style-name="T236"> o </text:span><text:span text:style-name="T13">ID </text:span><text:span text:style-name="T67">d</text:span><text:span text:style-name="T68">o cre</text:span><text:span text:style-name="T67">d</text:span><text:span text:style-name="T68">iário</text:span><text:span text:style-name="T267"> ou </text:span><text:span text:style-name="T68">Nome do Cliente na busca</text:span><text:bookmark-end text:name="__DdeLink__5345_1893364672"/><text:span text:style-name="T236">.</text:span></text:p>
            <text:p text:style-name="P226">6. [OUT] O <text:span text:style-name="T6">Sistema</text:span> <text:span text:style-name="T295">retorna/exibe</text:span> os <text:span text:style-name="T6">dados </text:span><text:bookmark-start text:name="__DdeLink__5347_1893364672"/><text:span text:style-name="T6">d</text:span><text:span text:style-name="T201">o crediário</text:span><text:span text:style-name="T371"> do </text:span><text:span text:style-name="T201">cliente</text:span><text:bookmark-end text:name="__DdeLink__5347_1893364672"/>. </text:p>
            <text:p text:style-name="P38"><text:span text:style-name="T234">7</text:span>. <text:span text:style-name="T5">[IN] </text:span><text:bookmark-start text:name="__DdeLink__5350_1893364672"/><text:span text:style-name="T8">Funcionário</text:span><text:span text:style-name="T5"> </text:span><text:span text:style-name="T297">quita</text:span><text:span text:style-name="T5"> uma </text:span><text:span text:style-name="T8">parcela</text:span><text:span text:style-name="T5"> ou o </text:span><text:span text:style-name="T8">valor total</text:span><text:span text:style-name="T5">, </text:span><text:span text:style-name="T297">informa</text:span><text:span text:style-name="T5"> não </text:span><text:span text:style-name="T8">pagamento de alguma parcela</text:span><text:bookmark-end text:name="__DdeLink__5350_1893364672"/><text:span text:style-name="T5">. </text:span></text:p>
            <text:p text:style-name="P235">8. [OUT] O <text:span text:style-name="T6">sistema</text:span> <text:span text:style-name="T295">solicita</text:span> a <text:span text:style-name="T6">confirmação da alteração</text:span>. </text:p>
            <text:p text:style-name="P235">9. [IN] O <text:span text:style-name="T80">funcionário</text:span> <text:span text:style-name="T295">confirma</text:span> a <text:span text:style-name="T6">alteração</text:span>.</text:p>
            <text:p text:style-name="P27"><text:span text:style-name="T238">10</text:span><text:span text:style-name="T239">.</text:span><text:span text:style-name="T235"> [OUT] </text:span><text:bookmark-start text:name="__DdeLink__5352_1893364672"/><text:span text:style-name="T268">O </text:span><text:span text:style-name="T62">Sistema</text:span><text:span text:style-name="T268"> </text:span><text:span text:style-name="T301">informa</text:span><text:span text:style-name="T240"> </text:span><text:span text:style-name="T12">alteração</text:span><text:span text:style-name="T15"> efetuad</text:span><text:span text:style-name="T12">a</text:span><text:span text:style-name="T15"> com sucesso</text:span><text:span text:style-name="T240">, </text:span><text:span text:style-name="T235"><text:s/></text:span><text:span text:style-name="T304">atualiza</text:span><text:span text:style-name="T254"> o </text:span><text:span text:style-name="T30">valor do Caixa</text:span><text:span text:style-name="T254"> e </text:span><text:span text:style-name="T304">notifica</text:span><text:span text:style-name="T254"> a </text:span><text:span text:style-name="T30">Movimentação de Caixa</text:span><text:bookmark-end text:name="__DdeLink__5352_1893364672"/><text:span text:style-name="T254">.</text:span></text:p>
            <text:p text:style-name="P27"/>
            <text:p text:style-name="P243"><text:span text:style-name="T240">C</text:span><text:span text:style-name="T235">A2: </text:span></text:p>
            <text:p text:style-name="P177">3. [IN] O <text:span text:style-name="T6">usuário</text:span> <text:span text:style-name="T295">escolhe</text:span> a <text:span text:style-name="T6">opção consulta</text:span>.</text:p>
            <text:p text:style-name="P250"><text:span text:style-name="T235">4. [OUT] </text:span><text:bookmark-start text:name="__DdeLink__4889_786542925"/><text:span text:style-name="T235">O </text:span><text:span text:style-name="T10">sistema</text:span><text:span text:style-name="T235"> </text:span><text:span text:style-name="T299">exibe</text:span><text:span text:style-name="T235"> a </text:span><text:span text:style-name="T10">tela de consulta</text:span><text:bookmark-end text:name="__DdeLink__4889_786542925"/><text:span text:style-name="T235">.</text:span></text:p>
            <text:p text:style-name="P259"><text:span text:style-name="T241">5</text:span><text:span text:style-name="T235">. [IN] O </text:span><text:span text:style-name="T18">Funcionário</text:span><text:span text:style-name="T235"> </text:span><text:span text:style-name="T299">informa</text:span><text:span text:style-name="T235"> </text:span><text:bookmark-start text:name="__DdeLink__5355_1893364672"/><text:bookmark-start text:name="__DdeLink__5362_1893364672"/><text:span text:style-name="T235">o </text:span><text:span text:style-name="T10">ID </text:span><text:span text:style-name="T63">do crediário</text:span><text:span text:style-name="T269"> </text:span><text:span text:style-name="T235">ou </text:span><text:span text:style-name="T64">Nome</text:span><text:span text:style-name="T10"> </text:span><text:span text:style-name="T63">do cliente </text:span><text:span text:style-name="T19">na</text:span><text:span text:style-name="T10"> </text:span><text:span text:style-name="T19">b</text:span><text:bookmark-start text:name="__DdeLink__4887_786542925"/><text:span text:style-name="T10">usca</text:span><text:bookmark-end text:name="__DdeLink__5355_1893364672"/><text:bookmark-end text:name="__DdeLink__5362_1893364672"/><text:bookmark-end text:name="__DdeLink__4887_786542925"/><text:span text:style-name="T235">.</text:span></text:p>
            <text:p text:style-name="P259"><text:span text:style-name="T235">6. </text:span><text:span text:style-name="T242">[OUT] </text:span><text:bookmark-start text:name="__DdeLink__5364_1893364672"/><text:span text:style-name="T235">O </text:span><text:span text:style-name="T10">Sistema</text:span><text:span text:style-name="T235"> </text:span><text:span text:style-name="T299">exibe</text:span><text:span text:style-name="T235"> os </text:span><text:span text:style-name="T10">dados d</text:span><text:span text:style-name="T68">o Crediário do cliente</text:span><text:bookmark-end text:name="__DdeLink__5364_1893364672"/><text:span text:style-name="T270">.</text:span></text:p>
            <text:p text:style-name="P259"/>
            <text:p text:style-name="P185">CA3:</text:p>
            <text:p text:style-name="P38">3. [IN] <text:bookmark-start text:name="__DdeLink__5366_1893364672"/>O <text:span text:style-name="T6">Funcionário</text:span> <text:span text:style-name="T295">escolhe</text:span> a <text:span text:style-name="T6">opção de </text:span><text:span text:style-name="T81">encerramento</text:span><text:bookmark-end text:name="__DdeLink__5366_1893364672"/>.</text:p>
            <text:p text:style-name="P38"><text:span text:style-name="T234">4</text:span>. [OUT] <text:bookmark-start text:name="__DdeLink__5368_1893364672"/>O <text:span text:style-name="T6">sistema</text:span> dá acesso a <text:span text:style-name="T6">tela de </text:span><text:span text:style-name="T202">encerramento</text:span><text:bookmark-end text:name="__DdeLink__5368_1893364672"/><text:span text:style-name="T372">.</text:span></text:p>
            <text:p text:style-name="P219"><text:span text:style-name="T236">5. [IN] </text:span><text:bookmark-start text:name="__DdeLink__5372_1893364672"/><text:span text:style-name="T236">O </text:span><text:span text:style-name="T12">Funcionario</text:span><text:span text:style-name="T236"> </text:span><text:span text:style-name="T300">informa</text:span><text:span text:style-name="T236"> o </text:span><text:span text:style-name="T13">ID </text:span><text:span text:style-name="T67">d</text:span><text:span text:style-name="T68">o cre</text:span><text:span text:style-name="T67">d</text:span><text:span text:style-name="T68">iário</text:span><text:span text:style-name="T267"> ou </text:span><text:span text:style-name="T68">Nome do Cliente na busca</text:span><text:bookmark-end text:name="__DdeLink__5372_1893364672"/><text:span text:style-name="T237">.</text:span></text:p>
            <text:p text:style-name="P227">6. [OUT] <text:bookmark-start text:name="__DdeLink__5374_1893364672"/>O <text:span text:style-name="T6">Sistema</text:span> <text:span text:style-name="T295">retorna/exibe</text:span> os <text:span text:style-name="T6">dados d</text:span><text:span text:style-name="T202">o Crediário</text:span><text:bookmark-end text:name="__DdeLink__5374_1893364672"/>.</text:p>
            <text:p text:style-name="P38"><text:span text:style-name="T234">7</text:span>. <text:span text:style-name="T5">[IN] </text:span><text:bookmark-start text:name="__DdeLink__5376_1893364672"/><text:span text:style-name="T8">Funcionário</text:span><text:span text:style-name="T5"> </text:span><text:span text:style-name="T297">aciona</text:span><text:span text:style-name="T5"> o </text:span><text:span text:style-name="T8">comando encerrar</text:span><text:bookmark-end text:name="__DdeLink__5376_1893364672"/><text:span text:style-name="T5">.</text:span></text:p>
            <text:p text:style-name="P27"><text:span text:style-name="T244">8</text:span><text:span text:style-name="T239">.</text:span><text:span text:style-name="T235"> [OUT] </text:span><text:span text:style-name="T240">O </text:span><text:span text:style-name="T15">Sistema</text:span><text:span text:style-name="T240"> </text:span><text:span text:style-name="T302">pede</text:span><text:span text:style-name="T245"> a </text:span><text:span text:style-name="T17">confirmação</text:span><text:span text:style-name="T240">.</text:span></text:p>
            <text:p text:style-name="P265"><text:span text:style-name="T240">9. </text:span><text:span text:style-name="T235">[IN] </text:span><text:bookmark-start text:name="__DdeLink__5378_1893364672"/><text:span text:style-name="T235">O </text:span><text:span text:style-name="T10">Funcionário</text:span><text:span text:style-name="T235"> </text:span><text:span text:style-name="T299">confirma</text:span><text:span text:style-name="T235"> </text:span><text:span text:style-name="T271">o </text:span><text:bookmark-end text:name="__DdeLink__5378_1893364672"/><text:span text:style-name="T69">encerramento</text:span><text:span text:style-name="T235">.</text:span></text:p>
            <text:p text:style-name="P27"><text:span text:style-name="T238">10</text:span><text:span text:style-name="T239">.</text:span><text:span text:style-name="T235"> [OUT] </text:span><text:span text:style-name="T272">O </text:span><text:span text:style-name="T65">Sistema</text:span><text:span text:style-name="T272"> </text:span><text:span text:style-name="T309">encerra</text:span><text:span text:style-name="T273"> o </text:span><text:span text:style-name="T70">crediário do cliente</text:span><text:span text:style-name="T273">,</text:span><text:span text:style-name="T235"> </text:span><text:span text:style-name="T304">atualiza</text:span><text:span text:style-name="T254"> o </text:span><text:span text:style-name="T30">valor do Caixa</text:span><text:span text:style-name="T254"> e </text:span><text:span text:style-name="T304">notifica</text:span><text:span text:style-name="T254"> a </text:span><text:span text:style-name="T30">Movimentação de Caixa</text:span><text:span text:style-name="T254">.</text:span></text:p>
          </table:table-cell>
        </table:table-row>
      </table:table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5"><text:soft-page-break/><text:span text:style-name="T374">9</text:span>.<text:span text:style-name="T329">2. Lista de candidatos a serem conceitos:</text:span></text:p>
      <text:p text:style-name="P75"/>
      <text:p text:style-name="P106"><text:span text:style-name="T110">Funcionário</text:span><text:span text:style-name="T8"><text:tab/><text:tab/><text:tab/><text:tab/><text:tab/><text:tab/></text:span><text:span text:style-name="T203">U</text:span><text:span text:style-name="T77">suário</text:span></text:p>
      <text:p text:style-name="P139"/>
      <text:p text:style-name="P280">Sistema<text:tab/><text:tab/><text:tab/><text:tab/><text:tab/><text:tab/><text:span text:style-name="T376">Modulo de Controle de Crediário </text:span></text:p>
      <text:p text:style-name="P280"/>
      <text:p text:style-name="P342">Tela do modulo de Crediário <text:tab/><text:tab/><text:tab/><text:tab/>Novo crediário </text:p>
      <text:p text:style-name="P280"/>
      <text:p text:style-name="P343">Tela de novo crediário <text:tab/><text:tab/><text:tab/><text:tab/>ID ou Nome do Cliente </text:p>
      <text:p text:style-name="P281"/>
      <text:p text:style-name="P343">Informações do cliente <text:tab/><text:tab/><text:tab/><text:tab/>Data de abertura </text:p>
      <text:p text:style-name="P281"/>
      <text:p text:style-name="P343">Quantidade de parcelas mensais <text:tab/><text:tab/><text:tab/>Data de pagamento </text:p>
      <text:p text:style-name="P281"/>
      <text:p text:style-name="P343">Data de vencimento <text:tab/><text:tab/><text:tab/><text:tab/><text:tab/>Valor de entrada </text:p>
      <text:p text:style-name="P281"/>
      <text:p text:style-name="P281"><text:span text:style-name="T364">Cliente</text:span><text:span text:style-name="T376"> <text:tab/><text:tab/><text:tab/><text:tab/><text:tab/><text:tab/>Valor do Caixa </text:span></text:p>
      <text:p text:style-name="P281"/>
      <text:p text:style-name="P351">Movimentação de Caixa <text:tab/><text:tab/><text:tab/><text:tab/>Conta a receber</text:p>
      <text:p text:style-name="P281"/>
      <text:p text:style-name="P343">Operação <text:tab/><text:tab/><text:tab/><text:tab/><text:tab/><text:tab/>Confirmação da abertura de crediário</text:p>
      <text:p text:style-name="P281"/>
      <text:p text:style-name="P345">Crediário criado com sucesso<text:tab/><text:tab/><text:tab/><text:tab/>Opção de alteração </text:p>
      <text:p text:style-name="P282"/>
      <text:p text:style-name="P344">Tela de alterar/acompanhar <text:tab/><text:tab/><text:tab/><text:tab/>ID do crediário </text:p>
      <text:p text:style-name="P282"/>
      <text:p text:style-name="P345">Nome do Cliente na busca <text:tab/><text:tab/><text:tab/><text:tab/>Dados do crediário </text:p>
      <text:p text:style-name="P282"/>
      <text:p text:style-name="P282"><text:span text:style-name="T364">Parcela</text:span><text:span text:style-name="T338"><text:tab/><text:tab/><text:tab/></text:span><text:span text:style-name="T376"><text:tab/><text:tab/><text:tab/><text:tab/>Valor total </text:span></text:p>
      <text:p text:style-name="P282"/>
      <text:p text:style-name="P344">Pagamento de alguma parcela <text:tab/><text:tab/><text:tab/>Confirmação da alteração </text:p>
      <text:p text:style-name="P282"/>
      <text:p text:style-name="P346">Alteração <text:tab/><text:tab/><text:tab/><text:tab/><text:tab/><text:tab/>Alteração efetuada com sucesso</text:p>
      <text:p text:style-name="P139"/>
      <text:p text:style-name="P146"><text:span text:style-name="T208">O</text:span><text:span text:style-name="T77">pção consulta <text:tab/><text:tab/><text:tab/><text:tab/><text:tab/></text:span><text:span text:style-name="T205">T</text:span><text:span text:style-name="T77">ela de consulta </text:span></text:p>
      <text:p text:style-name="P146"/>
      <text:p text:style-name="P147"><text:span text:style-name="T205">D</text:span><text:span text:style-name="T83">ados d</text:span><text:span text:style-name="T204">o Crediário do cliente<text:tab/><text:tab/><text:tab/></text:span><text:span text:style-name="T205">O</text:span><text:span text:style-name="T7">pção de </text:span><text:span text:style-name="T81">encerramento</text:span></text:p>
      <text:p text:style-name="P139"/>
      <text:p text:style-name="P135"><text:span text:style-name="T205">T</text:span><text:span text:style-name="T7">ela de </text:span><text:span text:style-name="T202">encerramento <text:tab/><text:tab/><text:tab/><text:tab/><text:tab/></text:span><text:span text:style-name="T205">C</text:span><text:span text:style-name="T8">omando encerrar </text:span></text:p>
      <text:p text:style-name="P135"/>
      <text:p text:style-name="P135"><text:span text:style-name="T205">E</text:span><text:span text:style-name="T206">ncerramento <text:tab/><text:tab/><text:tab/><text:tab/><text:tab/><text:tab/></text:span><text:span text:style-name="T111">C</text:span><text:span text:style-name="T112">rediário do cliente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47"><text:soft-page-break/><text:span text:style-name="T377">10. </text:span>Caso de Uso <text:span text:style-name="T274">C</text:span><text:span text:style-name="T278">ontrole de C</text:span><text:span text:style-name="T279">aixa</text:span></text:p>
      <text:p text:style-name="P10"/>
      <text:p text:style-name="P85"><text:span text:style-name="T377">10</text:span>.<text:span text:style-name="T354">1.</text:span> Isolar Substantivos:</text:p>
      <text:p text:style-name="P8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8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</text:span><text:bookmark-start text:name="__DdeLink__5273_1413606192"/><text:span text:style-name="T7">Controle de Caixa</text:span><text:span text:style-name="T4"> </text:span><text:bookmark-end text:name="__DdeLink__5273_1413606192"/><text:span text:style-name="T4">do </text:span><text:span text:style-name="T7">sistema</text:span><text:span text:style-name="T4">.</text:span></text:p>
            <text:p text:style-name="P296">2. [OUT] <text:span text:style-name="T4">O </text:span><text:span text:style-name="T7">sistema</text:span><text:span text:style-name="T4"> </text:span><text:span text:style-name="T296">retorna</text:span><text:span text:style-name="T4"> as </text:span><text:span text:style-name="T7">opções do Modulo</text:span><text:span text:style-name="T4">. </text:span></text:p>
            <text:p text:style-name="P315">3. [IN] <text:bookmark-start text:name="__DdeLink__5275_1413606192"/>O <text:span text:style-name="T6">Funcionário</text:span> <text:span text:style-name="T295">escolhe</text:span> a <text:span text:style-name="T6">opção ab</text:span><text:span text:style-name="T213">rir</text:span><text:span text:style-name="T6"> o caixa</text:span><text:bookmark-end text:name="__DdeLink__5275_1413606192"/>.</text:p>
            <text:p text:style-name="P315">4. [OUT] <text:bookmark-start text:name="__DdeLink__5278_1413606192"/><text:span text:style-name="T4">O </text:span><text:span text:style-name="T7">sistema</text:span><text:span text:style-name="T4"> dá acesso e </text:span><text:span text:style-name="T296">exibe</text:span><text:span text:style-name="T4"> a </text:span><text:span text:style-name="T7">tela de Abertura do Caixa</text:span><text:bookmark-end text:name="__DdeLink__5278_1413606192"/>.</text:p>
            <text:p text:style-name="P316"><text:span text:style-name="T379">5</text:span>. [IN] <text:bookmark-start text:name="__DdeLink__5280_1413606192"/><text:span text:style-name="T363">O </text:span><text:span text:style-name="T176">Funcionario</text:span><text:span text:style-name="T363"> </text:span><text:span text:style-name="T319">informa</text:span><text:span text:style-name="T363"> o </text:span><text:span text:style-name="T176">saldo inicial</text:span><text:span text:style-name="T363"> do</text:span><text:bookmark-end text:name="__DdeLink__5280_1413606192"/><text:span text:style-name="T363"> </text:span><text:span text:style-name="T176">caixa</text:span><text:span text:style-name="T363">.</text:span></text:p>
            <text:p text:style-name="P317"><text:span text:style-name="T379">6</text:span>. [OUT] <text:bookmark-start text:name="__DdeLink__5284_1413606192"/><text:span text:style-name="T380">O Sistema </text:span><text:span text:style-name="T320">vai</text:span><text:span text:style-name="T380"> para a </text:span><text:span text:style-name="T214">tela pricipal</text:span><text:bookmark-end text:name="__DdeLink__5284_1413606192"/><text:span text:style-name="T380"> onde tem acesso </text:span></text:p>
            <text:p text:style-name="P317"><text:s/><text:span text:style-name="T381">aos </text:span><text:span text:style-name="T215">Modulos de Vendas</text:span><text:span text:style-name="T381">, </text:span><text:span text:style-name="T215">Serviços</text:span><text:span text:style-name="T381"> e outros.</text:span></text:p>
          </table:table-cell>
        </table:table-row>
        <table:table-row table:style-name="Table10.1">
          <table:table-cell table:style-name="Table10.A1" office:value-type="string">
            <text:p text:style-name="P352">CA1:</text:p>
            <text:p text:style-name="P201">3. [IN] <text:bookmark-start text:name="__DdeLink__5286_1413606192"/>O <text:span text:style-name="T6">Funcionário</text:span> <text:span text:style-name="T295">escolhe</text:span> a <text:span text:style-name="T6">opção </text:span><text:span text:style-name="T213">fechar </text:span><text:span text:style-name="T6">o caixa</text:span><text:bookmark-end text:name="__DdeLink__5286_1413606192"/>.</text:p>
            <text:p text:style-name="P202">4. [OUT] <text:bookmark-start text:name="__DdeLink__5288_1413606192"/>O <text:span text:style-name="T6">Sistema</text:span> da acesso e <text:span text:style-name="T295">exibe</text:span> a <text:span text:style-name="T6">tela de Fechamento do Caixa</text:span><text:bookmark-end text:name="__DdeLink__5288_1413606192"/>.</text:p>
            <text:p text:style-name="P203">5. [IN] <text:bookmark-start text:name="__DdeLink__5290_1413606192"/>O <text:span text:style-name="T6">Funcionário</text:span> <text:span text:style-name="T295">confirma</text:span> o <text:span text:style-name="T6">fechamento e informações</text:span><text:bookmark-end text:name="__DdeLink__5290_1413606192"/>.</text:p>
            <text:p text:style-name="P353"><text:span text:style-name="T382">6</text:span>. <text:span text:style-name="T383">[OUT] </text:span><text:bookmark-start text:name="__DdeLink__5292_1413606192"/><text:span text:style-name="T383">O </text:span><text:span text:style-name="T209">Sistema</text:span><text:span text:style-name="T383"> </text:span><text:span text:style-name="T321">exibe</text:span><text:span text:style-name="T383"> o </text:span><text:span text:style-name="T209">total de vendas</text:span><text:span text:style-name="T383"> e </text:span><text:span text:style-name="T209">serviços prestados</text:span><text:span text:style-name="T383">, o </text:span><text:span text:style-name="T209">saldo inicial</text:span><text:span text:style-name="T383"> e o </text:span><text:span text:style-name="T209">saldo final</text:span><text:bookmark-end text:name="__DdeLink__5292_1413606192"/><text:span text:style-name="T383">.</text:span></text:p>
            <text:p text:style-name="P204"/>
            <text:p text:style-name="P205">CA2: </text:p>
            <text:p text:style-name="P206">3. [IN] <text:bookmark-start text:name="__DdeLink__5196_611144946"/>O <text:span text:style-name="T6">Funcionário</text:span> <text:span text:style-name="T295">escolhe</text:span> a <text:span text:style-name="T6">opção Retidara/Saidas</text:span> de <text:span text:style-name="T6">Caixa</text:span><text:bookmark-end text:name="__DdeLink__5196_611144946"/>.</text:p>
            <text:p text:style-name="P206">4. [OUT] <text:bookmark-start text:name="__DdeLink__5198_611144946"/>O <text:span text:style-name="T6">Sistema</text:span> <text:span text:style-name="T295">retorna</text:span> a<text:span text:style-name="T6"> tela de Retiradas</text:span><text:bookmark-end text:name="__DdeLink__5198_611144946"/>.</text:p>
            <text:p text:style-name="P206">5. [IN] <text:bookmark-start text:name="__DdeLink__5205_611144946"/><text:span text:style-name="T384">O </text:span><text:span text:style-name="T210">Funcionário</text:span><text:span text:style-name="T384"> </text:span><text:span text:style-name="T322">informa</text:span><text:span text:style-name="T384"> </text:span><text:span text:style-name="T210">valor</text:span><text:span text:style-name="T384"> e </text:span><text:span text:style-name="T322">faz</text:span><text:span text:style-name="T384"> </text:span><text:span text:style-name="T210">retirada do caixa</text:span><text:bookmark-end text:name="__DdeLink__5205_611144946"/><text:span text:style-name="T384">.</text:span></text:p>
            <text:p text:style-name="P207">6. [OUT] <text:bookmark-start text:name="__DdeLink__5207_611144946"/><text:span text:style-name="T385">O </text:span><text:span text:style-name="T211">Sistema</text:span><text:span text:style-name="T385"> </text:span><text:span text:style-name="T323">pede</text:span><text:span text:style-name="T385"> a </text:span><text:span text:style-name="T211">confirmação</text:span><text:span text:style-name="T385"> da </text:span><text:span text:style-name="T211">saida de ativo</text:span><text:bookmark-end text:name="__DdeLink__5207_611144946"/><text:span text:style-name="T385">.</text:span></text:p>
            <text:p text:style-name="P208">7. [IN] <text:bookmark-start text:name="__DdeLink__5209_611144946"/>O <text:span text:style-name="T6">Funcionário</text:span> <text:span text:style-name="T295">confirma</text:span> a <text:span text:style-name="T6">retirada</text:span><text:bookmark-end text:name="__DdeLink__5209_611144946"/>.</text:p>
            <text:p text:style-name="P208">8. [OUT] <text:bookmark-start text:name="__DdeLink__5211_611144946"/><text:span text:style-name="T386">O </text:span><text:span text:style-name="T212">Sistema</text:span><text:span text:style-name="T386"> </text:span><text:span text:style-name="T318">faz</text:span><text:span text:style-name="T386"> a </text:span><text:span text:style-name="T212">retirada</text:span><text:span text:style-name="T386">, </text:span><text:span text:style-name="T318">resgistra</text:span><text:span text:style-name="T386"> e </text:span><text:span text:style-name="T318">atualiza</text:span><text:span text:style-name="T386"> o </text:span><text:span text:style-name="T212">saldo geral do caixa</text:span><text:bookmark-end text:name="__DdeLink__5211_611144946"/><text:span text:style-name="T386">.</text:span></text:p>
          </table:table-cell>
        </table:table-row>
      </table:table>
      <text:p text:style-name="P87"/>
      <text:p text:style-name="P87"/>
      <text:p text:style-name="P76"><text:span text:style-name="T378">10</text:span>.<text:span text:style-name="T329">2. Lista de candidatos a serem conceitos:</text:span></text:p>
      <text:p text:style-name="P76"/>
      <text:p text:style-name="P326"><text:span text:style-name="T110">Funcionário</text:span><text:span text:style-name="T8"><text:tab/><text:tab/><text:tab/><text:tab/><text:tab/><text:tab/></text:span><text:span text:style-name="T203">U</text:span><text:span text:style-name="T77">suário</text:span></text:p>
      <text:p text:style-name="P327"/>
      <text:p text:style-name="P347">Sistema<text:tab/><text:tab/><text:tab/><text:tab/><text:tab/><text:tab/><text:span text:style-name="T394">Modulo de Controle de Caixa</text:span></text:p>
      <text:p text:style-name="P76"/>
      <text:p text:style-name="P329"><text:span text:style-name="T218">O</text:span><text:span text:style-name="T7">pções do Modulo <text:tab/><text:tab/><text:tab/><text:tab/><text:tab/></text:span><text:span text:style-name="T218">O</text:span><text:span text:style-name="T216">pção ab</text:span><text:span text:style-name="T213">rir</text:span><text:span text:style-name="T216"> o caixa </text:span></text:p>
      <text:p text:style-name="P329"/>
      <text:p text:style-name="P329"><text:span text:style-name="T218">T</text:span><text:span text:style-name="T7">ela de Abertura do Caixa <text:tab/><text:tab/><text:tab/><text:tab/></text:span><text:span text:style-name="T218">S</text:span><text:span text:style-name="T6">aldo inicial </text:span></text:p>
      <text:p text:style-name="P329"/>
      <text:p text:style-name="P329"><text:span text:style-name="T113">C</text:span><text:span text:style-name="T93">aixa</text:span><text:span text:style-name="T6"> <text:s/><text:tab/><text:tab/><text:tab/><text:tab/><text:tab/><text:tab/><text:tab/></text:span><text:span text:style-name="T218">T</text:span><text:span text:style-name="T214">ela pricipal </text:span></text:p>
      <text:p text:style-name="P329"/>
      <text:p text:style-name="P329"><text:span text:style-name="T215">Modulos de Vendas </text:span><text:span text:style-name="T218">e </text:span><text:span text:style-name="T215">Serviços <text:tab/><text:tab/><text:tab/></text:span><text:span text:style-name="T218">O</text:span><text:span text:style-name="T216">pção </text:span><text:span text:style-name="T213">fechar </text:span><text:span text:style-name="T216">o caixa </text:span></text:p>
      <text:p text:style-name="P329"/>
      <text:p text:style-name="P329"><text:span text:style-name="T218">T</text:span><text:span text:style-name="T213">ela de Fechamento do Caixa <text:tab/><text:tab/><text:tab/></text:span><text:span text:style-name="T218">F</text:span><text:span text:style-name="T217">echamento e informações </text:span></text:p>
      <text:p text:style-name="P329"/>
      <text:p text:style-name="P329"><text:span text:style-name="T218">T</text:span><text:span text:style-name="T209">otal de vendas </text:span><text:span text:style-name="T218">e S</text:span><text:span text:style-name="T209">erviços prestados <text:tab/><text:tab/></text:span><text:span text:style-name="T218">C</text:span><text:span text:style-name="T211">onfirmação</text:span></text:p>
      <text:p text:style-name="P329"/>
      <text:p text:style-name="P329"><text:span text:style-name="T218">S</text:span><text:span text:style-name="T209">aldo inicial <text:tab/><text:tab/><text:tab/><text:tab/><text:tab/><text:tab/></text:span><text:span text:style-name="T218">S</text:span><text:span text:style-name="T209">aldo final</text:span></text:p>
      <text:p text:style-name="P76"/>
      <text:p text:style-name="P330"><text:span text:style-name="T218">O</text:span><text:span text:style-name="T6">pção Retidara/Saidas<text:tab/><text:tab/><text:tab/><text:tab/></text:span><text:span text:style-name="T218">T</text:span><text:span text:style-name="T6">ela de Retiradas</text:span></text:p>
      <text:p text:style-name="P328"/>
      <text:p text:style-name="P330"><text:span text:style-name="T218">V</text:span><text:span text:style-name="T210">alor<text:tab/><text:tab/><text:tab/><text:tab/><text:tab/><text:tab/><text:tab/></text:span><text:span text:style-name="T218">R</text:span><text:span text:style-name="T210">etirada do caixa</text:span></text:p>
      <text:p text:style-name="P328"/>
      <text:p text:style-name="P331"><text:span text:style-name="T218">S</text:span><text:span text:style-name="T211">aida de ativo<text:tab/><text:tab/><text:tab/><text:tab/><text:tab/><text:tab/></text:span><text:span text:style-name="T218">S</text:span><text:span text:style-name="T212">aldo geral do caixa</text:span></text:p>
      <text:p text:style-name="P48"><text:soft-page-break/><text:span text:style-name="T377">11. </text:span>Caso de Uso <text:span text:style-name="T280">Relatórios d</text:span><text:span text:style-name="T281">e</text:span><text:span text:style-name="T280"> </text:span><text:span text:style-name="T282">Fluxo</text:span><text:span text:style-name="T283"> de Caixa</text:span></text:p>
      <text:p text:style-name="P11"/>
      <text:p text:style-name="P86"><text:span text:style-name="T377">11</text:span>.<text:span text:style-name="T354">1.</text:span> Isolar Substantivos:</text:p>
      <text:p text:style-name="P8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8">1. <text:span text:style-name="T4">[IN] </text:span><text:span text:style-name="T7">Funcionário</text:span><text:span text:style-name="T4"> </text:span><text:span text:style-name="T296">acessa</text:span><text:span text:style-name="T4"> o </text:span><text:span text:style-name="T7">modulo de Controle de Caixa</text:span><text:span text:style-name="T4"> do </text:span><text:span text:style-name="T7">sistema</text:span><text:span text:style-name="T4">. </text:span></text:p>
            <text:p text:style-name="P318">2. [OUT] <text:span text:style-name="T375">O </text:span><text:span text:style-name="T219">sistema</text:span><text:span text:style-name="T375"> </text:span><text:span text:style-name="T324">retorna</text:span><text:span text:style-name="T375"> as </text:span><text:span text:style-name="T219">opções do Modulo</text:span><text:span text:style-name="T375">.</text:span></text:p>
            <text:p text:style-name="P319">3. [IN] <text:bookmark-start text:name="__DdeLink__5190_611144946"/>O <text:span text:style-name="T6">Funcionário</text:span> <text:span text:style-name="T295">escolhe</text:span> a <text:span text:style-name="T6">opção </text:span><text:span text:style-name="T224">Relatórios de </text:span><text:span text:style-name="T6">Fluxo de Caixa</text:span><text:bookmark-end text:name="__DdeLink__5190_611144946"/>.</text:p>
            <text:p text:style-name="P319">4. [OUT] <text:span text:style-name="T387">O </text:span><text:span text:style-name="T220">Sistema</text:span><text:span text:style-name="T387"> </text:span><text:span text:style-name="T325">retorna</text:span><text:span text:style-name="T387"> a </text:span><text:span text:style-name="T220">tela de Relatórios de Caixa</text:span><text:span text:style-name="T387"> e suas</text:span><text:span text:style-name="T220"> opções</text:span><text:span text:style-name="T387">.</text:span></text:p>
            <text:p text:style-name="P320">5. [IN] <text:span text:style-name="T388">O </text:span><text:span text:style-name="T221">Funcionário</text:span><text:span text:style-name="T388"> </text:span><text:span text:style-name="T326">escolhe</text:span><text:span text:style-name="T388"> </text:span><text:span text:style-name="T221">vendas</text:span><text:span text:style-name="T388"> e </text:span><text:span text:style-name="T326">informa</text:span><text:span text:style-name="T388"> a </text:span><text:span text:style-name="T221">data</text:span><text:span text:style-name="T388"> para o </text:span><text:span text:style-name="T221">sistema</text:span><text:span text:style-name="T388">.</text:span></text:p>
            <text:p text:style-name="P321">6. [OUT] <text:span text:style-name="T389">O </text:span><text:span text:style-name="T222">Sistema</text:span><text:span text:style-name="T389"> </text:span><text:span text:style-name="T327">exibirá</text:span><text:span text:style-name="T389"> as </text:span><text:span text:style-name="T222">vendas diárias</text:span><text:span text:style-name="T389"> e/ou na </text:span><text:span text:style-name="T222">data informada</text:span><text:span text:style-name="T389">, </text:span><text:span text:style-name="T327">Vendo</text:span><text:span text:style-name="T389"> o </text:span><text:span text:style-name="T222">valor total </text:span><text:span text:style-name="T294">das</text:span><text:span text:style-name="T222"> vendas a prazo</text:span><text:span text:style-name="T389">, das </text:span><text:span text:style-name="T222">vendas avista</text:span><text:span text:style-name="T389">. Também </text:span><text:span text:style-name="T327">mostrar</text:span><text:span text:style-name="T389"> o </text:span><text:span text:style-name="T222">vendedor </text:span><text:span text:style-name="T294">e o</text:span><text:span text:style-name="T222"> cliente</text:span><text:span text:style-name="T389">, caso a </text:span><text:span text:style-name="T222">venda</text:span><text:span text:style-name="T389"> foi </text:span><text:span text:style-name="T294">feita a</text:span><text:span text:style-name="T222"> prazo</text:span><text:span text:style-name="T389"> e o </text:span><text:span text:style-name="T222">saldo geral</text:span><text:span text:style-name="T389">.</text:span></text:p>
          </table:table-cell>
        </table:table-row>
        <table:table-row table:style-name="Table11.1">
          <table:table-cell table:style-name="Table11.A1" office:value-type="string">
            <text:p text:style-name="P354">CA1:</text:p>
            <text:p text:style-name="P209">5. [IN] O <text:span text:style-name="T6">Funcionário</text:span> <text:span text:style-name="T295">escolhe</text:span> a <text:span text:style-name="T6">opção Contas </text:span><text:span text:style-name="T225">a Receber/Crediário</text:span>.</text:p>
            <text:p text:style-name="P209">6. [OUT] O <text:span text:style-name="T6">Sistema</text:span> <text:span text:style-name="T295">retorna</text:span> com as <text:span text:style-name="T6">informações</text:span> <text:span text:style-name="T390">das mesmas</text:span> <text:span text:style-name="T391">e o </text:span><text:span text:style-name="T226">saldo geral</text:span>.</text:p>
            <text:p text:style-name="P209"/>
            <text:p text:style-name="P355">CA<text:span text:style-name="T392">2</text:span>: <text:span text:style-name="T221">serviços prestados </text:span><text:span text:style-name="T222">Serviços Prestados diários</text:span></text:p>
            <text:p text:style-name="P320">5. [IN] <text:span text:style-name="T388">O </text:span><text:span text:style-name="T221">Funcionário</text:span><text:span text:style-name="T388"> </text:span><text:span text:style-name="T326">escolhe</text:span><text:span text:style-name="T388"> </text:span><text:span text:style-name="T221">serviços prestados</text:span><text:span text:style-name="T388"> e </text:span><text:span text:style-name="T326">informa </text:span><text:span text:style-name="T388">a </text:span><text:span text:style-name="T221">data</text:span><text:span text:style-name="T388"> para o </text:span><text:span text:style-name="T221">sistema</text:span><text:span text:style-name="T388">. [TE1]</text:span></text:p>
            <text:p text:style-name="P210">6. [OUT] <text:bookmark-start text:name="__DdeLink__5832_1377327074"/><text:span text:style-name="T389">O </text:span><text:span text:style-name="T222">Sistema</text:span><text:span text:style-name="T389"> </text:span><text:span text:style-name="T327">exibirá</text:span><text:bookmark-end text:name="__DdeLink__5832_1377327074"/><text:span text:style-name="T389"> os </text:span><text:span text:style-name="T222">Serviços Prestados</text:span><text:span text:style-name="T389"> </text:span><text:span text:style-name="T222">diários</text:span><text:span text:style-name="T389"> e/ou na </text:span><text:span text:style-name="T222">data informada</text:span><text:span text:style-name="T389">, </text:span><text:span text:style-name="T327">Vendo</text:span><text:span text:style-name="T389"> o </text:span><text:span text:style-name="T222">valor total avista </text:span><text:span text:style-name="T294">ou a</text:span><text:span text:style-name="T222"> prazo</text:span><text:span text:style-name="T389">. Também </text:span><text:span text:style-name="T327">mostrar</text:span><text:span text:style-name="T389"> o </text:span><text:span text:style-name="T222">funcionário</text:span><text:span text:style-name="T294"> e o </text:span><text:span text:style-name="T222">cliente</text:span><text:span text:style-name="T389">, caso o </text:span><text:span text:style-name="T222">serviço</text:span><text:span text:style-name="T389"> foi feito a </text:span><text:span text:style-name="T222">prazo</text:span><text:span text:style-name="T389"> e o </text:span><text:span text:style-name="T222">saldo geral</text:span><text:span text:style-name="T389">.</text:span></text:p>
            <text:p text:style-name="P356"/>
            <text:p text:style-name="P211">CA3:</text:p>
            <text:p text:style-name="P212">5. [IN] <text:bookmark-start text:name="__DdeLink__5192_611144946"/><text:span text:style-name="T393">O </text:span><text:span text:style-name="T223">Funcionário</text:span><text:span text:style-name="T393"> </text:span><text:span text:style-name="T328">escolhe</text:span><text:span text:style-name="T393"> a </text:span><text:span text:style-name="T223">opção Retidara/Saidas de Caixa</text:span><text:span text:style-name="T393"> e </text:span><text:span text:style-name="T328">informa</text:span><text:span text:style-name="T393"> a </text:span><text:span text:style-name="T223">data </text:span><text:span text:style-name="T393">para o </text:span><text:span text:style-name="T223">sistema</text:span><text:bookmark-end text:name="__DdeLink__5192_611144946"/><text:span text:style-name="T393">. [TE1]</text:span></text:p>
            <text:p text:style-name="P211">6. [OUT] <text:s/><text:bookmark-start text:name="__DdeLink__5194_611144946"/><text:span text:style-name="T389">O </text:span><text:span text:style-name="T222">Sistema</text:span><text:span text:style-name="T389"> </text:span><text:span text:style-name="T327">exibirá</text:span><text:span text:style-name="T389"> </text:span>todas as <text:span text:style-name="T6">saidas de dinheiro do caixa</text:span>, <text:span text:style-name="T295">retornando</text:span> a <text:span text:style-name="T6">data</text:span> e o <text:span text:style-name="T6">funcionário</text:span> que fez a <text:span text:style-name="T6">retirada</text:span><text:bookmark-end text:name="__DdeLink__5194_611144946"/>.</text:p>
          </table:table-cell>
        </table:table-row>
      </table:table>
      <text:p text:style-name="P8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text:span text:style-name="T378">11</text:span>.<text:span text:style-name="T329">2. Lista de candidatos a serem conceitos:</text:span></text:p>
      <text:p text:style-name="P76"/>
      <text:p text:style-name="P332"><text:span text:style-name="T94">Funcionário</text:span><text:span text:style-name="T7"><text:tab/><text:tab/><text:tab/><text:tab/><text:tab/><text:tab/></text:span><text:span text:style-name="T227">Usuário</text:span></text:p>
      <text:p text:style-name="P332"/>
      <text:p text:style-name="P333"><text:span text:style-name="T6">Sistema<text:tab/><text:tab/><text:tab/><text:tab/><text:tab/><text:tab/>M</text:span><text:span text:style-name="T7">odulo de Controle de Caixa</text:span></text:p>
      <text:p text:style-name="P333"/>
      <text:p text:style-name="P334"><text:span text:style-name="T227">O</text:span><text:span text:style-name="T219">pções do Modulo <text:tab/><text:tab/><text:tab/><text:tab/><text:tab/></text:span><text:span text:style-name="T227">O</text:span><text:span text:style-name="T228">pção </text:span><text:span text:style-name="T224">Relatórios de </text:span><text:span text:style-name="T228">Fluxo de Caixa </text:span></text:p>
      <text:p text:style-name="P334"/>
      <text:p text:style-name="P334"><text:span text:style-name="T227">T</text:span><text:span text:style-name="T220">ela de Relatórios de Caixa <text:tab/><text:tab/><text:tab/><text:tab/></text:span><text:span text:style-name="T227">O</text:span><text:span text:style-name="T220">pções </text:span></text:p>
      <text:p text:style-name="P334"/>
      <text:p text:style-name="P334"><text:span text:style-name="T114">V</text:span><text:span text:style-name="T115">endas</text:span><text:span text:style-name="T221"> <text:tab/><text:tab/><text:tab/><text:tab/><text:tab/><text:tab/></text:span><text:span text:style-name="T227">D</text:span><text:span text:style-name="T221">ata </text:span></text:p>
      <text:p text:style-name="P334"/>
      <text:p text:style-name="P334"><text:span text:style-name="T227">V</text:span><text:span text:style-name="T222">endas diárias <text:tab/><text:tab/><text:tab/><text:tab/><text:tab/></text:span><text:span text:style-name="T227">V</text:span><text:span text:style-name="T222">alor total </text:span></text:p>
      <text:p text:style-name="P334"/>
      <text:p text:style-name="P334"><text:span text:style-name="T227">V</text:span><text:span text:style-name="T222">endas a prazo <text:tab/><text:tab/><text:tab/><text:tab/><text:tab/></text:span><text:span text:style-name="T227">V</text:span><text:span text:style-name="T222">endas avista </text:span></text:p>
      <text:p text:style-name="P334"/>
      <text:p text:style-name="P334"><text:span text:style-name="T227">V</text:span><text:span text:style-name="T222">endedor <text:tab/><text:tab/><text:tab/><text:tab/><text:tab/><text:tab/></text:span><text:span text:style-name="T114">C</text:span><text:span text:style-name="T116">liente</text:span></text:p>
      <text:p text:style-name="P334"/>
      <text:p text:style-name="P335"><text:span text:style-name="T227">S</text:span><text:span text:style-name="T222">aldo geral<text:tab/><text:tab/><text:tab/><text:tab/><text:tab/><text:tab/></text:span><text:span text:style-name="T229">I</text:span><text:span text:style-name="T230">nformações</text:span></text:p>
      <text:p text:style-name="P334"/>
      <text:p text:style-name="P336"><text:span text:style-name="T229">O</text:span><text:span text:style-name="T222">pção Contas </text:span><text:span text:style-name="T225">a Receber/</text:span><text:span text:style-name="T117">Crediário</text:span><text:span text:style-name="T225"><text:tab/><text:tab/><text:tab/></text:span><text:span text:style-name="T229">S</text:span><text:span text:style-name="T226">aldo geral</text:span></text:p>
      <text:p text:style-name="P328"/>
      <text:p text:style-name="P337"><text:span text:style-name="T231">V</text:span><text:span text:style-name="T222">alor total <text:tab/><text:tab/><text:tab/><text:tab/><text:tab/><text:tab/></text:span><text:span text:style-name="T231">Av</text:span><text:span text:style-name="T222">ista</text:span></text:p>
      <text:p text:style-name="P337"/>
      <text:p text:style-name="P338"><text:span text:style-name="T222">P</text:span><text:span text:style-name="T6">razo<text:tab/><text:tab/><text:tab/><text:tab/><text:tab/><text:tab/><text:tab/>O</text:span><text:span text:style-name="T223">pção Retidara/Saidas de Caixa</text:span></text:p>
      <text:p text:style-name="P328"/>
      <text:p text:style-name="P339"><text:span text:style-name="T231">S</text:span><text:span text:style-name="T6">aidas de dinheiro do caixa<text:tab/><text:tab/><text:tab/><text:tab/></text:span><text:span text:style-name="T231">R</text:span><text:span text:style-name="T6">etirada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62"><text:soft-page-break/>Análise dos <text:span text:style-name="T342">S</text:span>ubstantivos</text:p>
      <text:p text:style-name="P60"/>
      <text:p text:style-name="P59"><text:span text:style-name="T94">Funcionário</text:span><text:span text:style-name="T7"><text:tab/><text:tab/><text:tab/><text:tab/><text:tab/></text:span><text:span text:style-name="T76"><text:tab/><text:tab/><text:tab/><text:tab/><text:tab/><text:tab/></text:span></text:p>
      <text:p text:style-name="P125"/>
      <text:p text:style-name="P125"><text:span text:style-name="T95">M</text:span><text:span text:style-name="T94">ercadoria</text:span></text:p>
      <text:p text:style-name="P125"/>
      <text:p text:style-name="P125"><text:span text:style-name="T96">S</text:span><text:span text:style-name="T97">erviço</text:span><text:span text:style-name="T7"><text:tab/><text:tab/><text:tab/><text:tab/><text:tab/></text:span><text:span text:style-name="T119"><text:tab/><text:tab/><text:tab/><text:tab/><text:tab/><text:tab/></text:span><text:span text:style-name="T118"><text:tab/><text:tab/></text:span></text:p>
      <text:p text:style-name="P125"/>
      <text:p text:style-name="P286">Fornecedor</text:p>
      <text:p text:style-name="P125"/>
      <text:p text:style-name="P286">Cliente</text:p>
      <text:p text:style-name="P125"/>
      <text:p text:style-name="P287">Caixa</text:p>
      <text:p text:style-name="P125"/>
      <text:p text:style-name="P288">Compra</text:p>
      <text:p text:style-name="P125"/>
      <text:p text:style-name="P289">Venda</text:p>
      <text:p text:style-name="P290"/>
      <text:p text:style-name="P291"><text:span text:style-name="T365">U</text:span>nidade</text:p>
      <text:p text:style-name="P105"/>
      <text:p text:style-name="P125"><text:span text:style-name="T102">C</text:span><text:span text:style-name="T103">omprovante</text:span><text:span text:style-name="T118"><text:tab/></text:span></text:p>
      <text:p text:style-name="P125"/>
      <text:p text:style-name="P164"><text:span text:style-name="T91">I</text:span><text:span text:style-name="T6">te</text:span><text:span text:style-name="T194">m</text:span><text:span text:style-name="T6"> da Venda</text:span></text:p>
      <text:p text:style-name="P164"/>
      <text:p text:style-name="P349">Forma de Pagamento</text:p>
      <text:p text:style-name="P74"/>
      <text:p text:style-name="P350">Serviço prestado</text:p>
      <text:p text:style-name="P163"/>
      <text:p text:style-name="P165"><text:span text:style-name="T205">C</text:span><text:span text:style-name="T207">rediário</text:span></text:p>
      <text:p text:style-name="P165"/>
      <text:p text:style-name="P166"><text:span text:style-name="T207">P</text:span><text:span text:style-name="T6">arcela</text:span></text:p>
      <text:p text:style-name="P166"><text:span text:style-name="T232"/></text:p>
      <text:p text:style-name="P285"/>
      <text:p text:style-name="P61">Análise dos <text:span text:style-name="T342">Verbos</text:span></text:p>
      <text:p text:style-name="P61"/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22:32:07.042340574</meta:creation-date>
    <dc:date>2018-06-17T00:17:11.926194567</dc:date>
    <meta:editing-duration>PT9H46M35S</meta:editing-duration>
    <meta:editing-cycles>237</meta:editing-cycles>
    <meta:generator>LibreOffice/4.2.8.2$Linux_x86 LibreOffice_project/420m0$Build-2</meta:generator>
    <meta:document-statistic meta:table-count="11" meta:image-count="0" meta:object-count="0" meta:page-count="21" meta:paragraph-count="504" meta:word-count="3925" meta:character-count="23842" meta:non-whitespace-character-count="19539"/>
  </office:meta>
</office:document-meta>
</file>